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02in"/>
    </style:style>
    <style:style style:name="co2" style:family="table-column">
      <style:table-column-properties fo:break-before="auto" style:column-width="1.3783in"/>
    </style:style>
    <style:style style:name="co3" style:family="table-column">
      <style:table-column-properties fo:break-before="auto" style:column-width="1.2681in"/>
    </style:style>
    <style:style style:name="co4" style:family="table-column">
      <style:table-column-properties fo:break-before="auto" style:column-width="1.3118in"/>
    </style:style>
    <style:style style:name="co5" style:family="table-column">
      <style:table-column-properties fo:break-before="auto" style:column-width="1.3563in"/>
    </style:style>
    <style:style style:name="co6" style:family="table-column">
      <style:table-column-properties fo:break-before="auto" style:column-width="1.0575in"/>
    </style:style>
    <style:style style:name="co7" style:family="table-column">
      <style:table-column-properties fo:break-before="auto" style:column-width="1.2346in"/>
    </style:style>
    <style:style style:name="co8" style:family="table-column">
      <style:table-column-properties fo:break-before="auto" style:column-width="1.3016in"/>
    </style:style>
    <style:style style:name="co9" style:family="table-column">
      <style:table-column-properties fo:break-before="auto" style:column-width="1.1134in"/>
    </style:style>
    <style:style style:name="co10" style:family="table-column">
      <style:table-column-properties fo:break-before="auto" style:column-width="1.5874in"/>
    </style:style>
    <style:style style:name="co11" style:family="table-column">
      <style:table-column-properties fo:break-before="auto" style:column-width="0.7819in"/>
    </style:style>
    <style:style style:name="co12" style:family="table-column">
      <style:table-column-properties fo:break-before="auto" style:column-width="0.7937in"/>
    </style:style>
    <style:style style:name="co13" style:family="table-column">
      <style:table-column-properties fo:break-before="auto" style:column-width="0.6398in"/>
    </style:style>
    <style:style style:name="co14" style:family="table-column">
      <style:table-column-properties fo:break-before="auto" style:column-width="0.661in"/>
    </style:style>
    <style:style style:name="co15" style:family="table-column">
      <style:table-column-properties fo:break-before="auto" style:column-width="0.9366in"/>
    </style:style>
    <style:style style:name="co16" style:family="table-column">
      <style:table-column-properties fo:break-before="auto" style:column-width="0.7165in"/>
    </style:style>
    <style:style style:name="co17" style:family="table-column">
      <style:table-column-properties fo:break-before="auto" style:column-width="0.4083in"/>
    </style:style>
    <style:style style:name="co18" style:family="table-column">
      <style:table-column-properties fo:break-before="auto" style:column-width="1.7307in"/>
    </style:style>
    <style:style style:name="co19" style:family="table-column">
      <style:table-column-properties fo:break-before="auto" style:column-width="1.2898in"/>
    </style:style>
    <style:style style:name="co20" style:family="table-column">
      <style:table-column-properties fo:break-before="auto" style:column-width="1.8189in"/>
    </style:style>
    <style:style style:name="co21" style:family="table-column">
      <style:table-column-properties fo:break-before="auto" style:column-width="0.3634in"/>
    </style:style>
    <style:style style:name="co22" style:family="table-column">
      <style:table-column-properties fo:break-before="auto" style:column-width="1.6311in"/>
    </style:style>
    <style:style style:name="co23" style:family="table-column">
      <style:table-column-properties fo:break-before="auto" style:column-width="1.190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189in" fo:break-before="auto" style:use-optimal-row-height="true"/>
    </style:style>
    <style:style style:name="ta1" style:family="table" style:master-page-name="PageStyle_5f_Entregas_20_Motoboy">
      <style:table-properties table:display="true" style:writing-mode="lr-tb"/>
    </style:style>
    <style:style style:name="ta2" style:family="table" style:master-page-name="PageStyle_5f_Centrais">
      <style:table-properties table:display="true" style:writing-mode="lr-tb"/>
    </style:style>
    <style:style style:name="ta3" style:family="table" style:master-page-name="PageStyle_5f_Desvio_20_Padrão">
      <style:table-properties table:display="true" style:writing-mode="lr-tb"/>
    </style:style>
    <style:style style:name="ta4" style:family="table" style:master-page-name="PageStyle_5f_Crescimento">
      <style:table-properties table:display="true" style:writing-mode="lr-tb"/>
    </style:style>
    <style:style style:name="ta5" style:family="table" style:master-page-name="PageStyle_5f_Médias">
      <style:table-properties table:display="true" style:writing-mode="lr-tb"/>
    </style:style>
    <style:style style:name="ta6" style:family="table" style:master-page-name="PageStyle_5f_Média">
      <style:table-properties table:display="true" style:writing-mode="lr-tb"/>
    </style:style>
    <style:style style:name="ta7" style:family="table" style:master-page-name="PageStyle_5f_Churn">
      <style:table-properties table:display="true" style:writing-mode="lr-tb"/>
    </style:style>
    <style:style style:name="ta8" style:family="table" style:master-page-name="PageStyle_5f_Cohort">
      <style:table-properties table:display="true" style:writing-mode="lr-tb"/>
    </style:style>
    <style:style style:name="ta9" style:family="table" style:master-page-name="PageStyle_5f__5f__5f_Solver_5f__5f_">
      <style:table-properties table:display="false" style:writing-mode="lr-tb"/>
    </style:style>
    <style:style style:name="ta10" style:family="table" style:master-page-name="PageStyle_5f_D1">
      <style:table-properties table:display="true" style:writing-mode="lr-tb"/>
    </style:style>
    <style:style style:name="ta11" style:family="table" style:master-page-name="PageStyle_5f_D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126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26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26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26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126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26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28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6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29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ntregas Motobo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6" table:default-cell-style-name="Default"/>
        <table:table-row table:style-name="ro1">
          <table:table-cell table:style-name="ce1" office:value-type="string" calcext:value-type="string">
            <text:p>Distancia (km)</text:p>
          </table:table-cell>
          <table:table-cell table:style-name="ce1" office:value-type="string" calcext:value-type="string">
            <text:p>Tempo (minutos)</text:p>
          </table:table-cell>
          <table:table-cell table:style-name="ce6" office:value-type="string" calcext:value-type="string">
            <text:p>Velocidade (km/m)</text:p>
          </table:table-cell>
          <table:table-cell table:style-name="ce8"/>
          <table:table-cell table:number-columns-repeated="6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float" office:value="78.4062962577456" calcext:value-type="float">
            <text:p>78</text:p>
          </table:table-cell>
          <table:table-cell table:style-name="ce7" table:formula="of:=[.A2]/[.B2]" office:value-type="float" office:value="0.369868255282307" calcext:value-type="float">
            <text:p>0.370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float" office:value="32.4221276135344" calcext:value-type="float">
            <text:p>32</text:p>
          </table:table-cell>
          <table:table-cell table:style-name="ce7" table:formula="of:=[.A3]/[.B3]" office:value-type="float" office:value="0.832764595890647" calcext:value-type="float">
            <text:p>0.833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4" office:value-type="float" office:value="119.932942203225" calcext:value-type="float">
            <text:p>120</text:p>
          </table:table-cell>
          <table:table-cell table:style-name="ce7" table:formula="of:=[.A4]/[.B4]" office:value-type="float" office:value="0.875489236494166" calcext:value-type="float">
            <text:p>0.875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4" office:value-type="float" office:value="143.502907029023" calcext:value-type="float">
            <text:p>144</text:p>
          </table:table-cell>
          <table:table-cell table:style-name="ce7" table:formula="of:=[.A5]/[.B5]" office:value-type="float" office:value="0.487794996277271" calcext:value-type="float">
            <text:p>0.488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4" office:value-type="float" office:value="115.852782574542" calcext:value-type="float">
            <text:p>116</text:p>
          </table:table-cell>
          <table:table-cell table:style-name="ce7" table:formula="of:=[.A6]/[.B6]" office:value-type="float" office:value="1.03579730528086" calcext:value-type="float">
            <text:p>1.036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4" office:value-type="float" office:value="118.978348116186" calcext:value-type="float">
            <text:p>119</text:p>
          </table:table-cell>
          <table:table-cell table:style-name="ce7" table:formula="of:=[.A7]/[.B7]" office:value-type="float" office:value="0.714415701224853" calcext:value-type="float">
            <text:p>0.714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4" office:value-type="float" office:value="42.709463387222" calcext:value-type="float">
            <text:p>43</text:p>
          </table:table-cell>
          <table:table-cell table:style-name="ce7" table:formula="of:=[.A8]/[.B8]" office:value-type="float" office:value="0.889732555416956" calcext:value-type="float">
            <text:p>0.890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float" office:value="36.2058160900883" calcext:value-type="float">
            <text:p>36</text:p>
          </table:table-cell>
          <table:table-cell table:style-name="ce7" table:formula="of:=[.A9]/[.B9]" office:value-type="float" office:value="0.718116667645499" calcext:value-type="float">
            <text:p>0.718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float" office:value="30.5869231284212" calcext:value-type="float">
            <text:p>31</text:p>
          </table:table-cell>
          <table:table-cell table:style-name="ce7" table:formula="of:=[.A10]/[.B10]" office:value-type="float" office:value="0.784649044274066" calcext:value-type="float">
            <text:p>0.785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float" office:value="37.6373456364287" calcext:value-type="float">
            <text:p>38</text:p>
          </table:table-cell>
          <table:table-cell table:style-name="ce7" table:formula="of:=[.A11]/[.B11]" office:value-type="float" office:value="0.557956456410528" calcext:value-type="float">
            <text:p>0.558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float" office:value="39.1422459602067" calcext:value-type="float">
            <text:p>39</text:p>
          </table:table-cell>
          <table:table-cell table:style-name="ce7" table:formula="of:=[.A12]/[.B12]" office:value-type="float" office:value="0.843078857394868" calcext:value-type="float">
            <text:p>0.843</text:p>
          </table:table-cell>
          <table:table-cell table:style-name="ce9"/>
          <table:table-cell table:style-name="ce2" table:number-columns-repeated="4"/>
          <table:table-cell table:number-columns-repeated="56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float" office:value="35.8097964707695" calcext:value-type="float">
            <text:p>36</text:p>
          </table:table-cell>
          <table:table-cell table:style-name="ce7" table:formula="of:=[.A13]/[.B13]" office:value-type="float" office:value="0.89361021714046" calcext:value-type="float">
            <text:p>0.894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4" office:value-type="float" office:value="79.459171266726" calcext:value-type="float">
            <text:p>79</text:p>
          </table:table-cell>
          <table:table-cell table:style-name="ce7" table:formula="of:=[.A14]/[.B14]" office:value-type="float" office:value="0.654424142248452" calcext:value-type="float">
            <text:p>0.654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float" office:value="56.2803423935615" calcext:value-type="float">
            <text:p>56</text:p>
          </table:table-cell>
          <table:table-cell table:style-name="ce7" table:formula="of:=[.A15]/[.B15]" office:value-type="float" office:value="0.63965495711196" calcext:value-type="float">
            <text:p>0.640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4" office:value-type="float" office:value="56.014264984902" calcext:value-type="float">
            <text:p>56</text:p>
          </table:table-cell>
          <table:table-cell table:style-name="ce7" table:formula="of:=[.A16]/[.B16]" office:value-type="float" office:value="0.946187547302202" calcext:value-type="float">
            <text:p>0.946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float" office:value="20.2844106599205" calcext:value-type="float">
            <text:p>20</text:p>
          </table:table-cell>
          <table:table-cell table:style-name="ce7" table:formula="of:=[.A17]/[.B17]" office:value-type="float" office:value="0.887380969641175" calcext:value-type="float">
            <text:p>0.887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float" office:value="14.8991615038809" calcext:value-type="float">
            <text:p>15</text:p>
          </table:table-cell>
          <table:table-cell table:style-name="ce7" table:formula="of:=[.A18]/[.B18]" office:value-type="float" office:value="0.872532323152129" calcext:value-type="float">
            <text:p>0.873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4" office:value-type="float" office:value="97.8691982602061" calcext:value-type="float">
            <text:p>98</text:p>
          </table:table-cell>
          <table:table-cell table:style-name="ce7" table:formula="of:=[.A19]/[.B19]" office:value-type="float" office:value="0.694804915221718" calcext:value-type="float">
            <text:p>0.695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4" office:value-type="float" office:value="71.0370912247187" calcext:value-type="float">
            <text:p>71</text:p>
          </table:table-cell>
          <table:table-cell table:style-name="ce7" table:formula="of:=[.A20]/[.B20]" office:value-type="float" office:value="1.08394077899978" calcext:value-type="float">
            <text:p>1.084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4" office:value-type="float" office:value="73.0318659319759" calcext:value-type="float">
            <text:p>73</text:p>
          </table:table-cell>
          <table:table-cell table:style-name="ce7" table:formula="of:=[.A21]/[.B21]" office:value-type="float" office:value="0.903715099672715" calcext:value-type="float">
            <text:p>0.904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4" office:value-type="float" office:value="56.4764167227278" calcext:value-type="float">
            <text:p>56</text:p>
          </table:table-cell>
          <table:table-cell table:style-name="ce7" table:formula="of:=[.A22]/[.B22]" office:value-type="float" office:value="0.903031795561423" calcext:value-type="float">
            <text:p>0.903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4" office:value-type="float" office:value="90.1068700829291" calcext:value-type="float">
            <text:p>90</text:p>
          </table:table-cell>
          <table:table-cell table:style-name="ce7" table:formula="of:=[.A23]/[.B23]" office:value-type="float" office:value="1.04320569467664" calcext:value-type="float">
            <text:p>1.043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4" office:value-type="float" office:value="52.3136169692961" calcext:value-type="float">
            <text:p>52</text:p>
          </table:table-cell>
          <table:table-cell table:style-name="ce7" table:formula="of:=[.A24]/[.B24]" office:value-type="float" office:value="0.974889578557203" calcext:value-type="float">
            <text:p>0.975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4" office:value-type="float" office:value="113.143738190574" calcext:value-type="float">
            <text:p>113</text:p>
          </table:table-cell>
          <table:table-cell table:style-name="ce7" table:formula="of:=[.A25]/[.B25]" office:value-type="float" office:value="0.874993186394897" calcext:value-type="float">
            <text:p>0.875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float" office:value="56.490407013023" calcext:value-type="float">
            <text:p>56</text:p>
          </table:table-cell>
          <table:table-cell table:style-name="ce7" table:formula="of:=[.A26]/[.B26]" office:value-type="float" office:value="0.778893308201098" calcext:value-type="float">
            <text:p>0.779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4" office:value-type="float" office:value="183.00921655396" calcext:value-type="float">
            <text:p>183</text:p>
          </table:table-cell>
          <table:table-cell table:style-name="ce7" table:formula="of:=[.A27]/[.B27]" office:value-type="float" office:value="0.273210283839762" calcext:value-type="float">
            <text:p>0.273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float" office:value="10.3394106287902" calcext:value-type="float">
            <text:p>10</text:p>
          </table:table-cell>
          <table:table-cell table:style-name="ce7" table:formula="of:=[.A28]/[.B28]" office:value-type="float" office:value="1.06389042808402" calcext:value-type="float">
            <text:p>1.064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4" office:value-type="float" office:value="98.1385392394153" calcext:value-type="float">
            <text:p>98</text:p>
          </table:table-cell>
          <table:table-cell table:style-name="ce7" table:formula="of:=[.A29]/[.B29]" office:value-type="float" office:value="0.886501884726019" calcext:value-type="float">
            <text:p>0.887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4" office:value-type="float" office:value="50.4963868548609" calcext:value-type="float">
            <text:p>50</text:p>
          </table:table-cell>
          <table:table-cell table:style-name="ce7" table:formula="of:=[.A30]/[.B30]" office:value-type="float" office:value="1.0891868394086" calcext:value-type="float">
            <text:p>1.089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float" office:value="22.5472692325471" calcext:value-type="float">
            <text:p>23</text:p>
          </table:table-cell>
          <table:table-cell table:style-name="ce7" table:formula="of:=[.A31]/[.B31]" office:value-type="float" office:value="0.931376646254189" calcext:value-type="float">
            <text:p>0.931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float" office:value="43.5939438430483" calcext:value-type="float">
            <text:p>44</text:p>
          </table:table-cell>
          <table:table-cell table:style-name="ce7" table:formula="of:=[.A32]/[.B32]" office:value-type="float" office:value="0.756985881314391" calcext:value-type="float">
            <text:p>0.757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4" office:value-type="float" office:value="140.100819957448" calcext:value-type="float">
            <text:p>140</text:p>
          </table:table-cell>
          <table:table-cell table:style-name="ce7" table:formula="of:=[.A33]/[.B33]" office:value-type="float" office:value="0.685220829036959" calcext:value-type="float">
            <text:p>0.685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float" office:value="18.8872612274905" calcext:value-type="float">
            <text:p>19</text:p>
          </table:table-cell>
          <table:table-cell table:style-name="ce7" table:formula="of:=[.A34]/[.B34]" office:value-type="float" office:value="0.847131821140481" calcext:value-type="float">
            <text:p>0.847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4" office:value-type="float" office:value="148.923681068351" calcext:value-type="float">
            <text:p>149</text:p>
          </table:table-cell>
          <table:table-cell table:style-name="ce7" table:formula="of:=[.A35]/[.B35]" office:value-type="float" office:value="0.691629425629941" calcext:value-type="float">
            <text:p>0.692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float" office:value="33.296598136248" calcext:value-type="float">
            <text:p>33</text:p>
          </table:table-cell>
          <table:table-cell table:style-name="ce7" table:formula="of:=[.A36]/[.B36]" office:value-type="float" office:value="0.63069506122124" calcext:value-type="float">
            <text:p>0.631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office:value-type="float" office:value="65.8948562292357" calcext:value-type="float">
            <text:p>66</text:p>
          </table:table-cell>
          <table:table-cell table:style-name="ce7" table:formula="of:=[.A37]/[.B37]" office:value-type="float" office:value="0.65255472825392" calcext:value-type="float">
            <text:p>0.653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4" office:value-type="float" office:value="85.5195930331922" calcext:value-type="float">
            <text:p>86</text:p>
          </table:table-cell>
          <table:table-cell table:style-name="ce7" table:formula="of:=[.A38]/[.B38]" office:value-type="float" office:value="0.841912331973505" calcext:value-type="float">
            <text:p>0.842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4" office:value-type="float" office:value="64.9063047624558" calcext:value-type="float">
            <text:p>65</text:p>
          </table:table-cell>
          <table:table-cell table:style-name="ce7" table:formula="of:=[.A39]/[.B39]" office:value-type="float" office:value="0.986036722229486" calcext:value-type="float">
            <text:p>0.986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float" office:value="21.3619923610158" calcext:value-type="float">
            <text:p>21</text:p>
          </table:table-cell>
          <table:table-cell table:style-name="ce7" table:formula="of:=[.A40]/[.B40]" office:value-type="float" office:value="0.842618033739625" calcext:value-type="float">
            <text:p>0.843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office:value-type="float" office:value="71.5006823865039" calcext:value-type="float">
            <text:p>72</text:p>
          </table:table-cell>
          <table:table-cell table:style-name="ce7" table:formula="of:=[.A41]/[.B41]" office:value-type="float" office:value="0.601392861785001" calcext:value-type="float">
            <text:p>0.601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4" office:value-type="float" office:value="85.7174169632576" calcext:value-type="float">
            <text:p>86</text:p>
          </table:table-cell>
          <table:table-cell table:style-name="ce7" table:formula="of:=[.A42]/[.B42]" office:value-type="float" office:value="0.83996931488104" calcext:value-type="float">
            <text:p>0.840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float" office:value="34.8207565543804" calcext:value-type="float">
            <text:p>35</text:p>
          </table:table-cell>
          <table:table-cell table:style-name="ce7" table:formula="of:=[.A43]/[.B43]" office:value-type="float" office:value="0.746681076828276" calcext:value-type="float">
            <text:p>0.747</text:p>
          </table:table-cell>
          <table:table-cell table:style-name="ce9"/>
          <table:table-cell table:style-name="ce10"/>
          <table:table-cell table:style-name="ce13" table:number-columns-repeated="2"/>
          <table:table-cell table:style-name="ce19"/>
          <table:table-cell table:number-columns-repeated="56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4" office:value-type="float" office:value="79.2515886827251" calcext:value-type="float">
            <text:p>79</text:p>
          </table:table-cell>
          <table:table-cell table:style-name="ce7" table:formula="of:=[.A44]/[.B44]" office:value-type="float" office:value="0.757082614964393" calcext:value-type="float">
            <text:p>0.757</text:p>
          </table:table-cell>
          <table:table-cell table:style-name="ce9"/>
          <table:table-cell table:style-name="ce11"/>
          <table:table-cell table:style-name="ce2"/>
          <table:table-cell table:style-name="ce17"/>
          <table:table-cell table:style-name="ce20"/>
          <table:table-cell table:number-columns-repeated="56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float" office:value="63.1737353121162" calcext:value-type="float">
            <text:p>63</text:p>
          </table:table-cell>
          <table:table-cell table:style-name="ce7" table:formula="of:=[.A45]/[.B45]" office:value-type="float" office:value="0.712321343318912" calcext:value-type="float">
            <text:p>0.712</text:p>
          </table:table-cell>
          <table:table-cell table:style-name="ce9"/>
          <table:table-cell table:style-name="ce11"/>
          <table:table-cell table:style-name="ce14"/>
          <table:table-cell table:style-name="ce9"/>
          <table:table-cell table:style-name="ce21"/>
          <table:table-cell table:number-columns-repeated="56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11.654203370117" calcext:value-type="float">
            <text:p>112</text:p>
          </table:table-cell>
          <table:table-cell table:style-name="ce7" table:formula="of:=[.A46]/[.B46]" office:value-type="float" office:value="0.895622349912923" calcext:value-type="float">
            <text:p>0.896</text:p>
          </table:table-cell>
          <table:table-cell table:style-name="ce9"/>
          <table:table-cell table:style-name="ce11"/>
          <table:table-cell table:style-name="ce14"/>
          <table:table-cell table:style-name="ce9"/>
          <table:table-cell table:style-name="ce21"/>
          <table:table-cell table:style-name="ce2"/>
          <table:table-cell table:number-columns-repeated="55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4" office:value-type="float" office:value="89.8763655343423" calcext:value-type="float">
            <text:p>90</text:p>
          </table:table-cell>
          <table:table-cell table:style-name="ce7" table:formula="of:=[.A47]/[.B47]" office:value-type="float" office:value="0.867858858513762" calcext:value-type="float">
            <text:p>0.868</text:p>
          </table:table-cell>
          <table:table-cell table:style-name="ce9"/>
          <table:table-cell table:style-name="ce11"/>
          <table:table-cell table:style-name="ce14"/>
          <table:table-cell table:style-name="ce9"/>
          <table:table-cell table:style-name="ce21"/>
          <table:table-cell table:number-columns-repeated="56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4" office:value-type="float" office:value="80.1618299339971" calcext:value-type="float">
            <text:p>80</text:p>
          </table:table-cell>
          <table:table-cell table:style-name="ce7" table:formula="of:=[.A48]/[.B48]" office:value-type="float" office:value="0.748485907188025" calcext:value-type="float">
            <text:p>0.748</text:p>
          </table:table-cell>
          <table:table-cell table:style-name="ce9"/>
          <table:table-cell table:style-name="ce11"/>
          <table:table-cell table:style-name="ce2"/>
          <table:table-cell table:style-name="ce9"/>
          <table:table-cell table:style-name="ce20"/>
          <table:table-cell table:number-columns-repeated="56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4" office:value-type="float" office:value="67.1409344287175" calcext:value-type="float">
            <text:p>67</text:p>
          </table:table-cell>
          <table:table-cell table:style-name="ce7" table:formula="of:=[.A49]/[.B49]" office:value-type="float" office:value="1.0574770906023" calcext:value-type="float">
            <text:p>1.057</text:p>
          </table:table-cell>
          <table:table-cell table:style-name="ce9"/>
          <table:table-cell table:style-name="ce11"/>
          <table:table-cell table:style-name="ce2"/>
          <table:table-cell table:style-name="ce9"/>
          <table:table-cell table:style-name="ce20"/>
          <table:table-cell table:number-columns-repeated="56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4" office:value-type="float" office:value="98.6265613734989" calcext:value-type="float">
            <text:p>99</text:p>
          </table:table-cell>
          <table:table-cell table:style-name="ce7" table:formula="of:=[.A50]/[.B50]" office:value-type="float" office:value="1.09503969819047" calcext:value-type="float">
            <text:p>1.095</text:p>
          </table:table-cell>
          <table:table-cell table:style-name="ce9"/>
          <table:table-cell table:style-name="ce12"/>
          <table:table-cell table:style-name="ce15"/>
          <table:table-cell table:style-name="ce18"/>
          <table:table-cell table:style-name="ce22"/>
          <table:table-cell table:number-columns-repeated="56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office:value-type="float" office:value="47.0753733930516" calcext:value-type="float">
            <text:p>47</text:p>
          </table:table-cell>
          <table:table-cell table:style-name="ce7" table:formula="of:=[.A51]/[.B51]" office:value-type="float" office:value="0.785973585192237" calcext:value-type="float">
            <text:p>0.786</text:p>
          </table:table-cell>
          <table:table-cell table:style-name="ce9"/>
          <table:table-cell/>
          <table:table-cell table:style-name="ce2"/>
          <table:table-cell table:number-columns-repeated="5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float" office:value="27.3535736765822" calcext:value-type="float">
            <text:p>27</text:p>
          </table:table-cell>
          <table:table-cell table:style-name="ce7" table:formula="of:=[.A52]/[.B52]" office:value-type="float" office:value="0.840840771737649" calcext:value-type="float">
            <text:p>0.841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office:value-type="float" office:value="99.4711680008477" calcext:value-type="float">
            <text:p>99</text:p>
          </table:table-cell>
          <table:table-cell table:style-name="ce7" table:formula="of:=[.A53]/[.B53]" office:value-type="float" office:value="0.693668340150706" calcext:value-type="float">
            <text:p>0.694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4" office:value-type="float" office:value="116.677227952896" calcext:value-type="float">
            <text:p>117</text:p>
          </table:table-cell>
          <table:table-cell table:style-name="ce7" table:formula="of:=[.A54]/[.B54]" office:value-type="float" office:value="0.762788091228312" calcext:value-type="float">
            <text:p>0.763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4" office:value-type="float" office:value="117.586003447458" calcext:value-type="float">
            <text:p>118</text:p>
          </table:table-cell>
          <table:table-cell table:style-name="ce7" table:formula="of:=[.A55]/[.B55]" office:value-type="float" office:value="0.909972248931921" calcext:value-type="float">
            <text:p>0.910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4" office:value-type="float" office:value="52.0377699031769" calcext:value-type="float">
            <text:p>52</text:p>
          </table:table-cell>
          <table:table-cell table:style-name="ce7" table:formula="of:=[.A56]/[.B56]" office:value-type="float" office:value="0.922406938062686" calcext:value-type="float">
            <text:p>0.922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4" office:value-type="float" office:value="117.42635001762" calcext:value-type="float">
            <text:p>117</text:p>
          </table:table-cell>
          <table:table-cell table:style-name="ce7" table:formula="of:=[.A57]/[.B57]" office:value-type="float" office:value="0.740889927916055" calcext:value-type="float">
            <text:p>0.741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4" office:value-type="float" office:value="157.536377025972" calcext:value-type="float">
            <text:p>158</text:p>
          </table:table-cell>
          <table:table-cell table:style-name="ce7" table:formula="of:=[.A58]/[.B58]" office:value-type="float" office:value="0.317387012091543" calcext:value-type="float">
            <text:p>0.317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4" office:value-type="float" office:value="105.640353604707" calcext:value-type="float">
            <text:p>106</text:p>
          </table:table-cell>
          <table:table-cell table:style-name="ce7" table:formula="of:=[.A59]/[.B59]" office:value-type="float" office:value="0.776218530154054" calcext:value-type="float">
            <text:p>0.776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float" office:value="32.2939101797005" calcext:value-type="float">
            <text:p>32</text:p>
          </table:table-cell>
          <table:table-cell table:style-name="ce7" table:formula="of:=[.A60]/[.B60]" office:value-type="float" office:value="0.805105354394132" calcext:value-type="float">
            <text:p>0.805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office:value-type="float" office:value="67.9932071684524" calcext:value-type="float">
            <text:p>68</text:p>
          </table:table-cell>
          <table:table-cell table:style-name="ce7" table:formula="of:=[.A61]/[.B61]" office:value-type="float" office:value="1.01480725609918" calcext:value-type="float">
            <text:p>1.015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4" office:value-type="float" office:value="76.3694915428008" calcext:value-type="float">
            <text:p>76</text:p>
          </table:table-cell>
          <table:table-cell table:style-name="ce7" table:formula="of:=[.A62]/[.B62]" office:value-type="float" office:value="0.995161791242336" calcext:value-type="float">
            <text:p>0.995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4" office:value-type="float" office:value="50.8139516178369" calcext:value-type="float">
            <text:p>51</text:p>
          </table:table-cell>
          <table:table-cell table:style-name="ce7" table:formula="of:=[.A63]/[.B63]" office:value-type="float" office:value="0.983981729585636" calcext:value-type="float">
            <text:p>0.984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4" office:value-type="float" office:value="73.5936615577216" calcext:value-type="float">
            <text:p>74</text:p>
          </table:table-cell>
          <table:table-cell table:style-name="ce7" table:formula="of:=[.A64]/[.B64]" office:value-type="float" office:value="0.856051984185992" calcext:value-type="float">
            <text:p>0.856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35.783795825279" calcext:value-type="float">
            <text:p>136</text:p>
          </table:table-cell>
          <table:table-cell table:style-name="ce7" table:formula="of:=[.A65]/[.B65]" office:value-type="float" office:value="0.73646490284213" calcext:value-type="float">
            <text:p>0.736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4" office:value-type="float" office:value="109.881022654205" calcext:value-type="float">
            <text:p>110</text:p>
          </table:table-cell>
          <table:table-cell table:style-name="ce7" table:formula="of:=[.A66]/[.B66]" office:value-type="float" office:value="0.846369989590197" calcext:value-type="float">
            <text:p>0.846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4" office:value-type="float" office:value="112.153709241055" calcext:value-type="float">
            <text:p>112</text:p>
          </table:table-cell>
          <table:table-cell table:style-name="ce7" table:formula="of:=[.A67]/[.B67]" office:value-type="float" office:value="0.740055773114076" calcext:value-type="float">
            <text:p>0.740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4" office:value-type="float" office:value="121.554268957234" calcext:value-type="float">
            <text:p>122</text:p>
          </table:table-cell>
          <table:table-cell table:style-name="ce7" table:formula="of:=[.A68]/[.B68]" office:value-type="float" office:value="0.740410030614919" calcext:value-type="float">
            <text:p>0.740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4" office:value-type="float" office:value="120.981794037673" calcext:value-type="float">
            <text:p>121</text:p>
          </table:table-cell>
          <table:table-cell table:style-name="ce7" table:formula="of:=[.A69]/[.B69]" office:value-type="float" office:value="0.73564787750036" calcext:value-type="float">
            <text:p>0.736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4" office:value-type="float" office:value="120.396372808158" calcext:value-type="float">
            <text:p>120</text:p>
          </table:table-cell>
          <table:table-cell table:style-name="ce7" table:formula="of:=[.A70]/[.B70]" office:value-type="float" office:value="0.971790073663015" calcext:value-type="float">
            <text:p>0.972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4" office:value-type="float" office:value="61.2735395789229" calcext:value-type="float">
            <text:p>61</text:p>
          </table:table-cell>
          <table:table-cell table:style-name="ce7" table:formula="of:=[.A71]/[.B71]" office:value-type="float" office:value="1.07713705546567" calcext:value-type="float">
            <text:p>1.077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float" office:value="40.5796499049504" calcext:value-type="float">
            <text:p>41</text:p>
          </table:table-cell>
          <table:table-cell table:style-name="ce7" table:formula="of:=[.A72]/[.B72]" office:value-type="float" office:value="0.591429449396806" calcext:value-type="float">
            <text:p>0.591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float" office:value="12.4484253802928" calcext:value-type="float">
            <text:p>12</text:p>
          </table:table-cell>
          <table:table-cell table:style-name="ce7" table:formula="of:=[.A73]/[.B73]" office:value-type="float" office:value="0.803314450985188" calcext:value-type="float">
            <text:p>0.803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float" office:value="45.6546376161839" calcext:value-type="float">
            <text:p>46</text:p>
          </table:table-cell>
          <table:table-cell table:style-name="ce7" table:formula="of:=[.A74]/[.B74]" office:value-type="float" office:value="0.722818134653246" calcext:value-type="float">
            <text:p>0.723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float" office:value="54.988802745483" calcext:value-type="float">
            <text:p>55</text:p>
          </table:table-cell>
          <table:table-cell table:style-name="ce7" table:formula="of:=[.A75]/[.B75]" office:value-type="float" office:value="0.472823533189869" calcext:value-type="float">
            <text:p>0.473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4" office:value-type="float" office:value="257.278941036937" calcext:value-type="float">
            <text:p>257</text:p>
          </table:table-cell>
          <table:table-cell table:style-name="ce7" table:formula="of:=[.A76]/[.B76]" office:value-type="float" office:value="0.44698567063633" calcext:value-type="float">
            <text:p>0.447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float" office:value="31.8586434389562" calcext:value-type="float">
            <text:p>32</text:p>
          </table:table-cell>
          <table:table-cell table:style-name="ce7" table:formula="of:=[.A77]/[.B77]" office:value-type="float" office:value="1.00443699247002" calcext:value-type="float">
            <text:p>1.004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4" office:value-type="float" office:value="135.216517485844" calcext:value-type="float">
            <text:p>135</text:p>
          </table:table-cell>
          <table:table-cell table:style-name="ce7" table:formula="of:=[.A78]/[.B78]" office:value-type="float" office:value="0.732159072284674" calcext:value-type="float">
            <text:p>0.732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4" office:value-type="float" office:value="83.0924679736131" calcext:value-type="float">
            <text:p>83</text:p>
          </table:table-cell>
          <table:table-cell table:style-name="ce7" table:formula="of:=[.A79]/[.B79]" office:value-type="float" office:value="0.613774042867467" calcext:value-type="float">
            <text:p>0.614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4" office:value-type="float" office:value="198.210546520734" calcext:value-type="float">
            <text:p>198</text:p>
          </table:table-cell>
          <table:table-cell table:style-name="ce7" table:formula="of:=[.A80]/[.B80]" office:value-type="float" office:value="0.585236265356171" calcext:value-type="float">
            <text:p>0.585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4" office:value-type="float" office:value="110.900850551153" calcext:value-type="float">
            <text:p>111</text:p>
          </table:table-cell>
          <table:table-cell table:style-name="ce7" table:formula="of:=[.A81]/[.B81]" office:value-type="float" office:value="0.946791656494721" calcext:value-type="float">
            <text:p>0.947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4" office:value-type="float" office:value="105.258431149931" calcext:value-type="float">
            <text:p>105</text:p>
          </table:table-cell>
          <table:table-cell table:style-name="ce7" table:formula="of:=[.A82]/[.B82]" office:value-type="float" office:value="0.893040101140265" calcext:value-type="float">
            <text:p>0.893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4" office:value-type="float" office:value="110.148361423039" calcext:value-type="float">
            <text:p>110</text:p>
          </table:table-cell>
          <table:table-cell table:style-name="ce7" table:formula="of:=[.A83]/[.B83]" office:value-type="float" office:value="1.03496773376563" calcext:value-type="float">
            <text:p>1.035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4" office:value-type="float" office:value="69.1748555461994" calcext:value-type="float">
            <text:p>69</text:p>
          </table:table-cell>
          <table:table-cell table:style-name="ce7" table:formula="of:=[.A84]/[.B84]" office:value-type="float" office:value="0.939647788011481" calcext:value-type="float">
            <text:p>0.940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4" office:value-type="float" office:value="100.514904181336" calcext:value-type="float">
            <text:p>101</text:p>
          </table:table-cell>
          <table:table-cell table:style-name="ce7" table:formula="of:=[.A85]/[.B85]" office:value-type="float" office:value="0.805850641352352" calcext:value-type="float">
            <text:p>0.806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4" office:value-type="float" office:value="165.749040165947" calcext:value-type="float">
            <text:p>166</text:p>
          </table:table-cell>
          <table:table-cell table:style-name="ce7" table:formula="of:=[.A86]/[.B86]" office:value-type="float" office:value="0.681753570861496" calcext:value-type="float">
            <text:p>0.682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4" office:value-type="float" office:value="124.145272110555" calcext:value-type="float">
            <text:p>124</text:p>
          </table:table-cell>
          <table:table-cell table:style-name="ce7" table:formula="of:=[.A87]/[.B87]" office:value-type="float" office:value="0.958554425608955" calcext:value-type="float">
            <text:p>0.959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04.94594524116" calcext:value-type="float">
            <text:p>105</text:p>
          </table:table-cell>
          <table:table-cell table:style-name="ce7" table:formula="of:=[.A88]/[.B88]" office:value-type="float" office:value="0.952871497514323" calcext:value-type="float">
            <text:p>0.953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float" office:value="21.1156050819392" calcext:value-type="float">
            <text:p>21</text:p>
          </table:table-cell>
          <table:table-cell table:style-name="ce7" table:formula="of:=[.A89]/[.B89]" office:value-type="float" office:value="1.13660015457137" calcext:value-type="float">
            <text:p>1.137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4" office:value-type="float" office:value="88.5750334537881" calcext:value-type="float">
            <text:p>89</text:p>
          </table:table-cell>
          <table:table-cell table:style-name="ce7" table:formula="of:=[.A90]/[.B90]" office:value-type="float" office:value="0.858029594080268" calcext:value-type="float">
            <text:p>0.858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4" office:value-type="float" office:value="94.6063138334708" calcext:value-type="float">
            <text:p>95</text:p>
          </table:table-cell>
          <table:table-cell table:style-name="ce7" table:formula="of:=[.A91]/[.B91]" office:value-type="float" office:value="0.697627857229227" calcext:value-type="float">
            <text:p>0.698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4" office:value-type="float" office:value="98.5275857163668" calcext:value-type="float">
            <text:p>99</text:p>
          </table:table-cell>
          <table:table-cell table:style-name="ce7" table:formula="of:=[.A92]/[.B92]" office:value-type="float" office:value="0.822104788329801" calcext:value-type="float">
            <text:p>0.822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float" office:value="61.7729064804143" calcext:value-type="float">
            <text:p>62</text:p>
          </table:table-cell>
          <table:table-cell table:style-name="ce7" table:formula="of:=[.A93]/[.B93]" office:value-type="float" office:value="0.46946147837798" calcext:value-type="float">
            <text:p>0.469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4" office:value-type="float" office:value="115.764207854064" calcext:value-type="float">
            <text:p>116</text:p>
          </table:table-cell>
          <table:table-cell table:style-name="ce7" table:formula="of:=[.A94]/[.B94]" office:value-type="float" office:value="0.656506889381629" calcext:value-type="float">
            <text:p>0.657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 office:value-type="float" office:value="57.2231759428984" calcext:value-type="float">
            <text:p>57</text:p>
          </table:table-cell>
          <table:table-cell table:style-name="ce7" table:formula="of:=[.A95]/[.B95]" office:value-type="float" office:value="0.699017475714997" calcext:value-type="float">
            <text:p>0.699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4" office:value-type="float" office:value="164.818718003308" calcext:value-type="float">
            <text:p>165</text:p>
          </table:table-cell>
          <table:table-cell table:style-name="ce7" table:formula="of:=[.A96]/[.B96]" office:value-type="float" office:value="0.509650851660636" calcext:value-type="float">
            <text:p>0.510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4" office:value-type="float" office:value="52.3686006387437" calcext:value-type="float">
            <text:p>52</text:p>
          </table:table-cell>
          <table:table-cell table:style-name="ce7" table:formula="of:=[.A97]/[.B97]" office:value-type="float" office:value="0.916579771361855" calcext:value-type="float">
            <text:p>0.917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4" office:value-type="float" office:value="57.1922334339742" calcext:value-type="float">
            <text:p>57</text:p>
          </table:table-cell>
          <table:table-cell table:style-name="ce7" table:formula="of:=[.A98]/[.B98]" office:value-type="float" office:value="0.944184144554182" calcext:value-type="float">
            <text:p>0.944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float" office:value="76.8201411801587" calcext:value-type="float">
            <text:p>77</text:p>
          </table:table-cell>
          <table:table-cell table:style-name="ce7" table:formula="of:=[.A99]/[.B99]" office:value-type="float" office:value="0.585783875279088" calcext:value-type="float">
            <text:p>0.586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4" office:value-type="float" office:value="76.9090903211965" calcext:value-type="float">
            <text:p>77</text:p>
          </table:table-cell>
          <table:table-cell table:style-name="ce7" table:formula="of:=[.A100]/[.B100]" office:value-type="float" office:value="0.624113479948039" calcext:value-type="float">
            <text:p>0.624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4" office:value-type="float" office:value="129.149139619227" calcext:value-type="float">
            <text:p>129</text:p>
          </table:table-cell>
          <table:table-cell table:style-name="ce7" table:formula="of:=[.A101]/[.B101]" office:value-type="float" office:value="0.921415352443309" calcext:value-type="float">
            <text:p>0.921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float" office:value="15.266417053127" calcext:value-type="float">
            <text:p>15</text:p>
          </table:table-cell>
          <table:table-cell table:style-name="ce7" table:formula="of:=[.A102]/[.B102]" office:value-type="float" office:value="0.720535798394612" calcext:value-type="float">
            <text:p>0.721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4" office:value-type="float" office:value="59.6646057135" calcext:value-type="float">
            <text:p>60</text:p>
          </table:table-cell>
          <table:table-cell table:style-name="ce7" table:formula="of:=[.A103]/[.B103]" office:value-type="float" office:value="0.92181955017186" calcext:value-type="float">
            <text:p>0.922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4" office:value-type="float" office:value="101.237025495478" calcext:value-type="float">
            <text:p>101</text:p>
          </table:table-cell>
          <table:table-cell table:style-name="ce7" table:formula="of:=[.A104]/[.B104]" office:value-type="float" office:value="1.10631460626037" calcext:value-type="float">
            <text:p>1.106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4" office:value-type="float" office:value="118.784686507521" calcext:value-type="float">
            <text:p>119</text:p>
          </table:table-cell>
          <table:table-cell table:style-name="ce7" table:formula="of:=[.A105]/[.B105]" office:value-type="float" office:value="0.631394518983316" calcext:value-type="float">
            <text:p>0.631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4" office:value-type="float" office:value="107.083158518289" calcext:value-type="float">
            <text:p>107</text:p>
          </table:table-cell>
          <table:table-cell table:style-name="ce7" table:formula="of:=[.A106]/[.B106]" office:value-type="float" office:value="0.793775614915975" calcext:value-type="float">
            <text:p>0.794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float" office:value="40.1215897206319" calcext:value-type="float">
            <text:p>40</text:p>
          </table:table-cell>
          <table:table-cell table:style-name="ce7" table:formula="of:=[.A107]/[.B107]" office:value-type="float" office:value="0.897272522117626" calcext:value-type="float">
            <text:p>0.897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4" office:value-type="float" office:value="73.9925216225478" calcext:value-type="float">
            <text:p>74</text:p>
          </table:table-cell>
          <table:table-cell table:style-name="ce7" table:formula="of:=[.A108]/[.B108]" office:value-type="float" office:value="0.864952276210805" calcext:value-type="float">
            <text:p>0.865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4" office:value-type="float" office:value="134.6972401606" calcext:value-type="float">
            <text:p>135</text:p>
          </table:table-cell>
          <table:table-cell table:style-name="ce7" table:formula="of:=[.A109]/[.B109]" office:value-type="float" office:value="0.41574719670003" calcext:value-type="float">
            <text:p>0.416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4" office:value-type="float" office:value="70.0455907949978" calcext:value-type="float">
            <text:p>70</text:p>
          </table:table-cell>
          <table:table-cell table:style-name="ce7" table:formula="of:=[.A110]/[.B110]" office:value-type="float" office:value="0.856584965863187" calcext:value-type="float">
            <text:p>0.857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4" office:value-type="float" office:value="98.9818841894144" calcext:value-type="float">
            <text:p>99</text:p>
          </table:table-cell>
          <table:table-cell table:style-name="ce7" table:formula="of:=[.A111]/[.B111]" office:value-type="float" office:value="0.848640139434559" calcext:value-type="float">
            <text:p>0.849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4" office:value-type="float" office:value="293.52944315906" calcext:value-type="float">
            <text:p>294</text:p>
          </table:table-cell>
          <table:table-cell table:style-name="ce7" table:formula="of:=[.A112]/[.B112]" office:value-type="float" office:value="0.330460886499338" calcext:value-type="float">
            <text:p>0.330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4" office:value-type="float" office:value="145.706377019304" calcext:value-type="float">
            <text:p>146</text:p>
          </table:table-cell>
          <table:table-cell table:style-name="ce7" table:formula="of:=[.A113]/[.B113]" office:value-type="float" office:value="0.713764230004987" calcext:value-type="float">
            <text:p>0.714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4" office:value-type="float" office:value="100.322012758309" calcext:value-type="float">
            <text:p>100</text:p>
          </table:table-cell>
          <table:table-cell table:style-name="ce7" table:formula="of:=[.A114]/[.B114]" office:value-type="float" office:value="0.936982795854193" calcext:value-type="float">
            <text:p>0.937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4" office:value-type="float" office:value="109.15052785691" calcext:value-type="float">
            <text:p>109</text:p>
          </table:table-cell>
          <table:table-cell table:style-name="ce7" table:formula="of:=[.A115]/[.B115]" office:value-type="float" office:value="0.806226059807633" calcext:value-type="float">
            <text:p>0.806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4" office:value-type="float" office:value="70.4411745773291" calcext:value-type="float">
            <text:p>70</text:p>
          </table:table-cell>
          <table:table-cell table:style-name="ce7" table:formula="of:=[.A116]/[.B116]" office:value-type="float" office:value="0.724008370189982" calcext:value-type="float">
            <text:p>0.724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4" office:value-type="float" office:value="72.0673522219587" calcext:value-type="float">
            <text:p>72</text:p>
          </table:table-cell>
          <table:table-cell table:style-name="ce7" table:formula="of:=[.A117]/[.B117]" office:value-type="float" office:value="0.818678613559814" calcext:value-type="float">
            <text:p>0.819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float" office:value="28.2824503125461" calcext:value-type="float">
            <text:p>28</text:p>
          </table:table-cell>
          <table:table-cell table:style-name="ce7" table:formula="of:=[.A118]/[.B118]" office:value-type="float" office:value="0.848582768988498" calcext:value-type="float">
            <text:p>0.849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float" office:value="30.8937885303088" calcext:value-type="float">
            <text:p>31</text:p>
          </table:table-cell>
          <table:table-cell table:style-name="ce7" table:formula="of:=[.A119]/[.B119]" office:value-type="float" office:value="0.97106898917781" calcext:value-type="float">
            <text:p>0.971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office:value-type="float" office:value="82.3367591436225" calcext:value-type="float">
            <text:p>82</text:p>
          </table:table-cell>
          <table:table-cell table:style-name="ce7" table:formula="of:=[.A120]/[.B120]" office:value-type="float" office:value="0.886602785429821" calcext:value-type="float">
            <text:p>0.887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4" office:value-type="float" office:value="89.8224083016226" calcext:value-type="float">
            <text:p>90</text:p>
          </table:table-cell>
          <table:table-cell table:style-name="ce7" table:formula="of:=[.A121]/[.B121]" office:value-type="float" office:value="0.723650158451895" calcext:value-type="float">
            <text:p>0.724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32.694613909421" calcext:value-type="float">
            <text:p>133</text:p>
          </table:table-cell>
          <table:table-cell table:style-name="ce7" table:formula="of:=[.A122]/[.B122]" office:value-type="float" office:value="0.753610090521545" calcext:value-type="float">
            <text:p>0.754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4" office:value-type="float" office:value="119.597144417466" calcext:value-type="float">
            <text:p>120</text:p>
          </table:table-cell>
          <table:table-cell table:style-name="ce7" table:formula="of:=[.A123]/[.B123]" office:value-type="float" office:value="0.652189484790146" calcext:value-type="float">
            <text:p>0.652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float" office:value="18.414685952015" calcext:value-type="float">
            <text:p>18</text:p>
          </table:table-cell>
          <table:table-cell table:style-name="ce7" table:formula="of:=[.A124]/[.B124]" office:value-type="float" office:value="1.08608965974853" calcext:value-type="float">
            <text:p>1.086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4" office:value-type="float" office:value="174.401574421763" calcext:value-type="float">
            <text:p>174</text:p>
          </table:table-cell>
          <table:table-cell table:style-name="ce7" table:formula="of:=[.A125]/[.B125]" office:value-type="float" office:value="0.62499435777111" calcext:value-type="float">
            <text:p>0.625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float" office:value="17.1180196772884" calcext:value-type="float">
            <text:p>17</text:p>
          </table:table-cell>
          <table:table-cell table:style-name="ce7" table:formula="of:=[.A126]/[.B126]" office:value-type="float" office:value="0.817851612740853" calcext:value-type="float">
            <text:p>0.818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float" office:value="16.3493787296811" calcext:value-type="float">
            <text:p>16</text:p>
          </table:table-cell>
          <table:table-cell table:style-name="ce7" table:formula="of:=[.A127]/[.B127]" office:value-type="float" office:value="1.10095926564612" calcext:value-type="float">
            <text:p>1.101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float" office:value="14.9589363166172" calcext:value-type="float">
            <text:p>15</text:p>
          </table:table-cell>
          <table:table-cell table:style-name="ce7" table:formula="of:=[.A128]/[.B128]" office:value-type="float" office:value="1.00274509380304" calcext:value-type="float">
            <text:p>1.003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4" office:value-type="float" office:value="209.413482942449" calcext:value-type="float">
            <text:p>209</text:p>
          </table:table-cell>
          <table:table-cell table:style-name="ce7" table:formula="of:=[.A129]/[.B129]" office:value-type="float" office:value="0.52050134723157" calcext:value-type="float">
            <text:p>0.521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float" office:value="25.8904373439394" calcext:value-type="float">
            <text:p>26</text:p>
          </table:table-cell>
          <table:table-cell table:style-name="ce7" table:formula="of:=[.A130]/[.B130]" office:value-type="float" office:value="0.9656074815535" calcext:value-type="float">
            <text:p>0.966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float" office:value="36.9242665427453" calcext:value-type="float">
            <text:p>37</text:p>
          </table:table-cell>
          <table:table-cell table:style-name="ce7" table:formula="of:=[.A131]/[.B131]" office:value-type="float" office:value="0.893721205316229" calcext:value-type="float">
            <text:p>0.894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4" office:value-type="float" office:value="52.6930732137513" calcext:value-type="float">
            <text:p>53</text:p>
          </table:table-cell>
          <table:table-cell table:style-name="ce7" table:formula="of:=[.A132]/[.B132]" office:value-type="float" office:value="0.986846976813445" calcext:value-type="float">
            <text:p>0.987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4" office:value-type="float" office:value="209.921549507626" calcext:value-type="float">
            <text:p>210</text:p>
          </table:table-cell>
          <table:table-cell table:style-name="ce7" table:formula="of:=[.A133]/[.B133]" office:value-type="float" office:value="0.571642121932987" calcext:value-type="float">
            <text:p>0.572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4" office:value-type="float" office:value="61.9682242697451" calcext:value-type="float">
            <text:p>62</text:p>
          </table:table-cell>
          <table:table-cell table:style-name="ce7" table:formula="of:=[.A134]/[.B134]" office:value-type="float" office:value="0.806865140791385" calcext:value-type="float">
            <text:p>0.807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4" office:value-type="float" office:value="157.568851496535" calcext:value-type="float">
            <text:p>158</text:p>
          </table:table-cell>
          <table:table-cell table:style-name="ce7" table:formula="of:=[.A135]/[.B135]" office:value-type="float" office:value="0.660028927114996" calcext:value-type="float">
            <text:p>0.660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float" office:value="24.1586680742392" calcext:value-type="float">
            <text:p>24</text:p>
          </table:table-cell>
          <table:table-cell table:style-name="ce7" table:formula="of:=[.A136]/[.B136]" office:value-type="float" office:value="0.827860208954413" calcext:value-type="float">
            <text:p>0.828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office:value-type="float" office:value="137.812341445391" calcext:value-type="float">
            <text:p>138</text:p>
          </table:table-cell>
          <table:table-cell table:style-name="ce7" table:formula="of:=[.A137]/[.B137]" office:value-type="float" office:value="0.24671230198547" calcext:value-type="float">
            <text:p>0.247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4" office:value-type="float" office:value="76.3689716140283" calcext:value-type="float">
            <text:p>76</text:p>
          </table:table-cell>
          <table:table-cell table:style-name="ce7" table:formula="of:=[.A138]/[.B138]" office:value-type="float" office:value="1.11301747559982" calcext:value-type="float">
            <text:p>1.113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float" office:value="58.6618307750623" calcext:value-type="float">
            <text:p>59</text:p>
          </table:table-cell>
          <table:table-cell table:style-name="ce7" table:formula="of:=[.A139]/[.B139]" office:value-type="float" office:value="0.698921248421546" calcext:value-type="float">
            <text:p>0.699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float" office:value="30.4209219415312" calcext:value-type="float">
            <text:p>30</text:p>
          </table:table-cell>
          <table:table-cell table:style-name="ce7" table:formula="of:=[.A140]/[.B140]" office:value-type="float" office:value="0.624570157226592" calcext:value-type="float">
            <text:p>0.625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4" office:value-type="float" office:value="107.018632506879" calcext:value-type="float">
            <text:p>107</text:p>
          </table:table-cell>
          <table:table-cell table:style-name="ce7" table:formula="of:=[.A141]/[.B141]" office:value-type="float" office:value="0.925072556815159" calcext:value-type="float">
            <text:p>0.925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float" office:value="43.2171054807482" calcext:value-type="float">
            <text:p>43</text:p>
          </table:table-cell>
          <table:table-cell table:style-name="ce7" table:formula="of:=[.A142]/[.B142]" office:value-type="float" office:value="0.809864511069381" calcext:value-type="float">
            <text:p>0.810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float" office:value="30.5778832014832" calcext:value-type="float">
            <text:p>31</text:p>
          </table:table-cell>
          <table:table-cell table:style-name="ce7" table:formula="of:=[.A143]/[.B143]" office:value-type="float" office:value="0.882991141737709" calcext:value-type="float">
            <text:p>0.883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4" office:value-type="float" office:value="91.341884236542" calcext:value-type="float">
            <text:p>91</text:p>
          </table:table-cell>
          <table:table-cell table:style-name="ce7" table:formula="of:=[.A144]/[.B144]" office:value-type="float" office:value="0.678768568419748" calcext:value-type="float">
            <text:p>0.679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4" office:value-type="float" office:value="168.202429712827" calcext:value-type="float">
            <text:p>168</text:p>
          </table:table-cell>
          <table:table-cell table:style-name="ce7" table:formula="of:=[.A145]/[.B145]" office:value-type="float" office:value="0.653973906249772" calcext:value-type="float">
            <text:p>0.654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float" office:value="44.8562202008053" calcext:value-type="float">
            <text:p>45</text:p>
          </table:table-cell>
          <table:table-cell table:style-name="ce7" table:formula="of:=[.A146]/[.B146]" office:value-type="float" office:value="0.936324991539212" calcext:value-type="float">
            <text:p>0.936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office:value-type="float" office:value="76.7073687574398" calcext:value-type="float">
            <text:p>77</text:p>
          </table:table-cell>
          <table:table-cell table:style-name="ce7" table:formula="of:=[.A147]/[.B147]" office:value-type="float" office:value="0.899522446379152" calcext:value-type="float">
            <text:p>0.900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4" office:value-type="float" office:value="82.8106857073585" calcext:value-type="float">
            <text:p>83</text:p>
          </table:table-cell>
          <table:table-cell table:style-name="ce7" table:formula="of:=[.A148]/[.B148]" office:value-type="float" office:value="0.615862549191139" calcext:value-type="float">
            <text:p>0.616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4" office:value-type="float" office:value="113.070245698448" calcext:value-type="float">
            <text:p>113</text:p>
          </table:table-cell>
          <table:table-cell table:style-name="ce7" table:formula="of:=[.A149]/[.B149]" office:value-type="float" office:value="0.893250026796273" calcext:value-type="float">
            <text:p>0.893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4" office:value-type="float" office:value="143.523553926557" calcext:value-type="float">
            <text:p>144</text:p>
          </table:table-cell>
          <table:table-cell table:style-name="ce7" table:formula="of:=[.A150]/[.B150]" office:value-type="float" office:value="0.787327215000709" calcext:value-type="float">
            <text:p>0.787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office:value-type="float" office:value="44.4545822116609" calcext:value-type="float">
            <text:p>44</text:p>
          </table:table-cell>
          <table:table-cell table:style-name="ce7" table:formula="of:=[.A151]/[.B151]" office:value-type="float" office:value="0.764825543475279" calcext:value-type="float">
            <text:p>0.765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4" office:value-type="float" office:value="59.4530378349529" calcext:value-type="float">
            <text:p>59</text:p>
          </table:table-cell>
          <table:table-cell table:style-name="ce7" table:formula="of:=[.A152]/[.B152]" office:value-type="float" office:value="0.824179920562319" calcext:value-type="float">
            <text:p>0.824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4" office:value-type="float" office:value="46.3587993348078" calcext:value-type="float">
            <text:p>46</text:p>
          </table:table-cell>
          <table:table-cell table:style-name="ce7" table:formula="of:=[.A153]/[.B153]" office:value-type="float" office:value="1.01383126125768" calcext:value-type="float">
            <text:p>1.014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4" office:value-type="float" office:value="49.2490876297406" calcext:value-type="float">
            <text:p>49</text:p>
          </table:table-cell>
          <table:table-cell table:style-name="ce7" table:formula="of:=[.A154]/[.B154]" office:value-type="float" office:value="1.13707690223651" calcext:value-type="float">
            <text:p>1.137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4" office:value-type="float" office:value="150.659131059016" calcext:value-type="float">
            <text:p>151</text:p>
          </table:table-cell>
          <table:table-cell table:style-name="ce7" table:formula="of:=[.A155]/[.B155]" office:value-type="float" office:value="0.796500014015042" calcext:value-type="float">
            <text:p>0.797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float" office:value="95.0481277492629" calcext:value-type="float">
            <text:p>95</text:p>
          </table:table-cell>
          <table:table-cell table:style-name="ce7" table:formula="of:=[.A156]/[.B156]" office:value-type="float" office:value="0.315629573253037" calcext:value-type="float">
            <text:p>0.316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4" office:value-type="float" office:value="81.1663679172048" calcext:value-type="float">
            <text:p>81</text:p>
          </table:table-cell>
          <table:table-cell table:style-name="ce7" table:formula="of:=[.A157]/[.B157]" office:value-type="float" office:value="1.17043551951107" calcext:value-type="float">
            <text:p>1.170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4" office:value-type="float" office:value="112.171247018366" calcext:value-type="float">
            <text:p>112</text:p>
          </table:table-cell>
          <table:table-cell table:style-name="ce7" table:formula="of:=[.A158]/[.B158]" office:value-type="float" office:value="0.829089472320591" calcext:value-type="float">
            <text:p>0.829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4" office:value-type="float" office:value="105.461752528877" calcext:value-type="float">
            <text:p>105</text:p>
          </table:table-cell>
          <table:table-cell table:style-name="ce7" table:formula="of:=[.A159]/[.B159]" office:value-type="float" office:value="0.644783519801462" calcext:value-type="float">
            <text:p>0.645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4" office:value-type="float" office:value="139.883231917117" calcext:value-type="float">
            <text:p>140</text:p>
          </table:table-cell>
          <table:table-cell table:style-name="ce7" table:formula="of:=[.A160]/[.B160]" office:value-type="float" office:value="0.814965442516706" calcext:value-type="float">
            <text:p>0.815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4" office:value-type="float" office:value="132.650600050624" calcext:value-type="float">
            <text:p>133</text:p>
          </table:table-cell>
          <table:table-cell table:style-name="ce7" table:formula="of:=[.A161]/[.B161]" office:value-type="float" office:value="0.693551329318447" calcext:value-type="float">
            <text:p>0.694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float" office:value="18.7524759292164" calcext:value-type="float">
            <text:p>19</text:p>
          </table:table-cell>
          <table:table-cell table:style-name="ce7" table:formula="of:=[.A162]/[.B162]" office:value-type="float" office:value="0.906546957541426" calcext:value-type="float">
            <text:p>0.907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4" office:value-type="float" office:value="116.465388627292" calcext:value-type="float">
            <text:p>116</text:p>
          </table:table-cell>
          <table:table-cell table:style-name="ce7" table:formula="of:=[.A163]/[.B163]" office:value-type="float" office:value="0.686899352184475" calcext:value-type="float">
            <text:p>0.687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4" office:value-type="float" office:value="85.1736249949604" calcext:value-type="float">
            <text:p>85</text:p>
          </table:table-cell>
          <table:table-cell table:style-name="ce7" table:formula="of:=[.A164]/[.B164]" office:value-type="float" office:value="1.08014658299965" calcext:value-type="float">
            <text:p>1.080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office:value-type="float" office:value="59.9917329346695" calcext:value-type="float">
            <text:p>60</text:p>
          </table:table-cell>
          <table:table-cell table:style-name="ce7" table:formula="of:=[.A165]/[.B165]" office:value-type="float" office:value="0.716765425776692" calcext:value-type="float">
            <text:p>0.717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float" office:value="34.3919332058591" calcext:value-type="float">
            <text:p>34</text:p>
          </table:table-cell>
          <table:table-cell table:style-name="ce7" table:formula="of:=[.A166]/[.B166]" office:value-type="float" office:value="0.75599123330382" calcext:value-type="float">
            <text:p>0.756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office:value-type="float" office:value="72.3409059289529" calcext:value-type="float">
            <text:p>72</text:p>
          </table:table-cell>
          <table:table-cell table:style-name="ce7" table:formula="of:=[.A167]/[.B167]" office:value-type="float" office:value="1.00911094577243" calcext:value-type="float">
            <text:p>1.009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float" office:value="67.2946510526417" calcext:value-type="float">
            <text:p>67</text:p>
          </table:table-cell>
          <table:table-cell table:style-name="ce7" table:formula="of:=[.A168]/[.B168]" office:value-type="float" office:value="0.668700993260199" calcext:value-type="float">
            <text:p>0.669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float" office:value="52.2376447221239" calcext:value-type="float">
            <text:p>52</text:p>
          </table:table-cell>
          <table:table-cell table:style-name="ce7" table:formula="of:=[.A169]/[.B169]" office:value-type="float" office:value="0.861447721071189" calcext:value-type="float">
            <text:p>0.861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office:value-type="float" office:value="80.1474295399317" calcext:value-type="float">
            <text:p>80</text:p>
          </table:table-cell>
          <table:table-cell table:style-name="ce7" table:formula="of:=[.A170]/[.B170]" office:value-type="float" office:value="0.536511279860525" calcext:value-type="float">
            <text:p>0.537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4" office:value-type="float" office:value="279.037699658008" calcext:value-type="float">
            <text:p>279</text:p>
          </table:table-cell>
          <table:table-cell table:style-name="ce7" table:formula="of:=[.A171]/[.B171]" office:value-type="float" office:value="0.365542004270435" calcext:value-type="float">
            <text:p>0.366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float" office:value="12.9614367658727" calcext:value-type="float">
            <text:p>13</text:p>
          </table:table-cell>
          <table:table-cell table:style-name="ce7" table:formula="of:=[.A172]/[.B172]" office:value-type="float" office:value="0.848671347065692" calcext:value-type="float">
            <text:p>0.849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 office:value-type="float" office:value="48.6436963085186" calcext:value-type="float">
            <text:p>49</text:p>
          </table:table-cell>
          <table:table-cell table:style-name="ce7" table:formula="of:=[.A173]/[.B173]" office:value-type="float" office:value="0.822305931405856" calcext:value-type="float">
            <text:p>0.822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4" office:value-type="float" office:value="231.620813783711" calcext:value-type="float">
            <text:p>232</text:p>
          </table:table-cell>
          <table:table-cell table:style-name="ce7" table:formula="of:=[.A174]/[.B174]" office:value-type="float" office:value="0.505135950818545" calcext:value-type="float">
            <text:p>0.505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4" office:value-type="float" office:value="336.150018263075" calcext:value-type="float">
            <text:p>336</text:p>
          </table:table-cell>
          <table:table-cell table:style-name="ce7" table:formula="of:=[.A175]/[.B175]" office:value-type="float" office:value="0.303435949600852" calcext:value-type="float">
            <text:p>0.303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4" office:value-type="float" office:value="45.2517169351817" calcext:value-type="float">
            <text:p>45</text:p>
          </table:table-cell>
          <table:table-cell table:style-name="ce7" table:formula="of:=[.A176]/[.B176]" office:value-type="float" office:value="1.03863462390438" calcext:value-type="float">
            <text:p>1.039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float" office:value="21.3274437474396" calcext:value-type="float">
            <text:p>21</text:p>
          </table:table-cell>
          <table:table-cell table:style-name="ce7" table:formula="of:=[.A177]/[.B177]" office:value-type="float" office:value="1.26597450307384" calcext:value-type="float">
            <text:p>1.266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4" office:value-type="float" office:value="236.446390808865" calcext:value-type="float">
            <text:p>236</text:p>
          </table:table-cell>
          <table:table-cell table:style-name="ce7" table:formula="of:=[.A178]/[.B178]" office:value-type="float" office:value="0.37217738743636" calcext:value-type="float">
            <text:p>0.372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float" office:value="50.024660419698" calcext:value-type="float">
            <text:p>50</text:p>
          </table:table-cell>
          <table:table-cell table:style-name="ce7" table:formula="of:=[.A179]/[.B179]" office:value-type="float" office:value="0.519743658065135" calcext:value-type="float">
            <text:p>0.520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4" office:value-type="float" office:value="59.9564668346958" calcext:value-type="float">
            <text:p>60</text:p>
          </table:table-cell>
          <table:table-cell table:style-name="ce7" table:formula="of:=[.A180]/[.B180]" office:value-type="float" office:value="0.967368543578628" calcext:value-type="float">
            <text:p>0.967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4" office:value-type="float" office:value="107.711979336527" calcext:value-type="float">
            <text:p>108</text:p>
          </table:table-cell>
          <table:table-cell table:style-name="ce7" table:formula="of:=[.A181]/[.B181]" office:value-type="float" office:value="0.705585399768315" calcext:value-type="float">
            <text:p>0.706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4" office:value-type="float" office:value="101.80766147752" calcext:value-type="float">
            <text:p>102</text:p>
          </table:table-cell>
          <table:table-cell table:style-name="ce7" table:formula="of:=[.A182]/[.B182]" office:value-type="float" office:value="0.884019912586567" calcext:value-type="float">
            <text:p>0.884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float" office:value="36.5656245052026" calcext:value-type="float">
            <text:p>37</text:p>
          </table:table-cell>
          <table:table-cell table:style-name="ce7" table:formula="of:=[.A183]/[.B183]" office:value-type="float" office:value="0.79309461803049" calcext:value-type="float">
            <text:p>0.793</text:p>
          </table:table-cell>
          <table:table-cell table:style-name="ce9"/>
          <table:table-cell table:number-columns-repeated="60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float" office:value="63.6382423842511" calcext:value-type="float">
            <text:p>64</text:p>
          </table:table-cell>
          <table:table-cell table:style-name="ce7" table:formula="of:=[.A184]/[.B184]" office:value-type="float" office:value="0.659980515275732" calcext:value-type="float">
            <text:p>0.660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4" office:value-type="float" office:value="61.1265913431389" calcext:value-type="float">
            <text:p>61</text:p>
          </table:table-cell>
          <table:table-cell table:style-name="ce7" table:formula="of:=[.A185]/[.B185]" office:value-type="float" office:value="0.883412583843696" calcext:value-type="float">
            <text:p>0.883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4" office:value-type="float" office:value="100.687573499115" calcext:value-type="float">
            <text:p>101</text:p>
          </table:table-cell>
          <table:table-cell table:style-name="ce7" table:formula="of:=[.A186]/[.B186]" office:value-type="float" office:value="0.496585608952424" calcext:value-type="float">
            <text:p>0.497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4" office:value-type="float" office:value="102.827686952855" calcext:value-type="float">
            <text:p>103</text:p>
          </table:table-cell>
          <table:table-cell table:style-name="ce7" table:formula="of:=[.A187]/[.B187]" office:value-type="float" office:value="0.680750506739436" calcext:value-type="float">
            <text:p>0.681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4" office:value-type="float" office:value="69.649773519526" calcext:value-type="float">
            <text:p>70</text:p>
          </table:table-cell>
          <table:table-cell table:style-name="ce7" table:formula="of:=[.A188]/[.B188]" office:value-type="float" office:value="0.660447230127807" calcext:value-type="float">
            <text:p>0.660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float" office:value="33.0323002748507" calcext:value-type="float">
            <text:p>33</text:p>
          </table:table-cell>
          <table:table-cell table:style-name="ce7" table:formula="of:=[.A189]/[.B189]" office:value-type="float" office:value="0.514647779856344" calcext:value-type="float">
            <text:p>0.515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4" office:value-type="float" office:value="72.2439659992833" calcext:value-type="float">
            <text:p>72</text:p>
          </table:table-cell>
          <table:table-cell table:style-name="ce7" table:formula="of:=[.A190]/[.B190]" office:value-type="float" office:value="0.678257337096999" calcext:value-type="float">
            <text:p>0.678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4" office:value-type="float" office:value="50.087848452544" calcext:value-type="float">
            <text:p>50</text:p>
          </table:table-cell>
          <table:table-cell table:style-name="ce7" table:formula="of:=[.A191]/[.B191]" office:value-type="float" office:value="1.11803564597225" calcext:value-type="float">
            <text:p>1.118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office:value-type="float" office:value="95.4185625284991" calcext:value-type="float">
            <text:p>95</text:p>
          </table:table-cell>
          <table:table-cell table:style-name="ce7" table:formula="of:=[.A192]/[.B192]" office:value-type="float" office:value="0.723129736725928" calcext:value-type="float">
            <text:p>0.723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4" office:value-type="float" office:value="144.665968763359" calcext:value-type="float">
            <text:p>145</text:p>
          </table:table-cell>
          <table:table-cell table:style-name="ce7" table:formula="of:=[.A193]/[.B193]" office:value-type="float" office:value="0.642860244154083" calcext:value-type="float">
            <text:p>0.643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4" office:value-type="float" office:value="81.9237574736859" calcext:value-type="float">
            <text:p>82</text:p>
          </table:table-cell>
          <table:table-cell table:style-name="ce7" table:formula="of:=[.A194]/[.B194]" office:value-type="float" office:value="0.781214167582059" calcext:value-type="float">
            <text:p>0.781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float" office:value="65.8734441142251" calcext:value-type="float">
            <text:p>66</text:p>
          </table:table-cell>
          <table:table-cell table:style-name="ce7" table:formula="of:=[.A195]/[.B195]" office:value-type="float" office:value="0.50096059867126" calcext:value-type="float">
            <text:p>0.501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4" office:value-type="float" office:value="79.139059529028" calcext:value-type="float">
            <text:p>79</text:p>
          </table:table-cell>
          <table:table-cell table:style-name="ce7" table:formula="of:=[.A196]/[.B196]" office:value-type="float" office:value="1.23832656823593" calcext:value-type="float">
            <text:p>1.238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4" office:value-type="float" office:value="66.9086680954938" calcext:value-type="float">
            <text:p>67</text:p>
          </table:table-cell>
          <table:table-cell table:style-name="ce7" table:formula="of:=[.A197]/[.B197]" office:value-type="float" office:value="0.881799050547436" calcext:value-type="float">
            <text:p>0.882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4" office:value-type="float" office:value="141.923649888035" calcext:value-type="float">
            <text:p>142</text:p>
          </table:table-cell>
          <table:table-cell table:style-name="ce7" table:formula="of:=[.A198]/[.B198]" office:value-type="float" office:value="0.789156705653762" calcext:value-type="float">
            <text:p>0.789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4" office:value-type="float" office:value="156.247211886711" calcext:value-type="float">
            <text:p>156</text:p>
          </table:table-cell>
          <table:table-cell table:style-name="ce7" table:formula="of:=[.A199]/[.B199]" office:value-type="float" office:value="0.601610735096868" calcext:value-type="float">
            <text:p>0.602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4" office:value-type="float" office:value="53.5908585243754" calcext:value-type="float">
            <text:p>54</text:p>
          </table:table-cell>
          <table:table-cell table:style-name="ce7" table:formula="of:=[.A200]/[.B200]" office:value-type="float" office:value="0.970314740831184" calcext:value-type="float">
            <text:p>0.970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float" office:value="34.8082048588337" calcext:value-type="float">
            <text:p>35</text:p>
          </table:table-cell>
          <table:table-cell table:style-name="ce7" table:formula="of:=[.A201]/[.B201]" office:value-type="float" office:value="1.12042549043153" calcext:value-type="float">
            <text:p>1.120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4" office:value-type="float" office:value="125.860703346639" calcext:value-type="float">
            <text:p>126</text:p>
          </table:table-cell>
          <table:table-cell table:style-name="ce7" table:formula="of:=[.A202]/[.B202]" office:value-type="float" office:value="0.635623334947272" calcext:value-type="float">
            <text:p>0.636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4" office:value-type="float" office:value="45.5911371714063" calcext:value-type="float">
            <text:p>46</text:p>
          </table:table-cell>
          <table:table-cell table:style-name="ce7" table:formula="of:=[.A203]/[.B203]" office:value-type="float" office:value="1.16250664686733" calcext:value-type="float">
            <text:p>1.163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float" office:value="13.9748285381081" calcext:value-type="float">
            <text:p>14</text:p>
          </table:table-cell>
          <table:table-cell table:style-name="ce7" table:formula="of:=[.A204]/[.B204]" office:value-type="float" office:value="1.00180120005217" calcext:value-type="float">
            <text:p>1.002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4" office:value-type="float" office:value="121.639774893751" calcext:value-type="float">
            <text:p>122</text:p>
          </table:table-cell>
          <table:table-cell table:style-name="ce7" table:formula="of:=[.A205]/[.B205]" office:value-type="float" office:value="0.879646481535018" calcext:value-type="float">
            <text:p>0.880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float" office:value="20.4578254536069" calcext:value-type="float">
            <text:p>20</text:p>
          </table:table-cell>
          <table:table-cell table:style-name="ce7" table:formula="of:=[.A206]/[.B206]" office:value-type="float" office:value="0.782096808689854" calcext:value-type="float">
            <text:p>0.782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float" office:value="52.9262567827213" calcext:value-type="float">
            <text:p>53</text:p>
          </table:table-cell>
          <table:table-cell table:style-name="ce7" table:formula="of:=[.A207]/[.B207]" office:value-type="float" office:value="0.661297475536308" calcext:value-type="float">
            <text:p>0.661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4" office:value-type="float" office:value="188.435770830282" calcext:value-type="float">
            <text:p>188</text:p>
          </table:table-cell>
          <table:table-cell table:style-name="ce7" table:formula="of:=[.A208]/[.B208]" office:value-type="float" office:value="0.599673827862416" calcext:value-type="float">
            <text:p>0.600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4" office:value-type="float" office:value="140.958423939231" calcext:value-type="float">
            <text:p>141</text:p>
          </table:table-cell>
          <table:table-cell table:style-name="ce7" table:formula="of:=[.A209]/[.B209]" office:value-type="float" office:value="0.837126272431022" calcext:value-type="float">
            <text:p>0.837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float" office:value="24.1376190052782" calcext:value-type="float">
            <text:p>24</text:p>
          </table:table-cell>
          <table:table-cell table:style-name="ce7" table:formula="of:=[.A210]/[.B210]" office:value-type="float" office:value="1.03572767448741" calcext:value-type="float">
            <text:p>1.036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float" office:value="8.76805111463094" calcext:value-type="float">
            <text:p>9</text:p>
          </table:table-cell>
          <table:table-cell table:style-name="ce7" table:formula="of:=[.A211]/[.B211]" office:value-type="float" office:value="1.14050430013043" calcext:value-type="float">
            <text:p>1.141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4" office:value-type="float" office:value="63.3408181199163" calcext:value-type="float">
            <text:p>63</text:p>
          </table:table-cell>
          <table:table-cell table:style-name="ce7" table:formula="of:=[.A212]/[.B212]" office:value-type="float" office:value="0.852530826137541" calcext:value-type="float">
            <text:p>0.853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4" office:value-type="float" office:value="98.3633504789673" calcext:value-type="float">
            <text:p>98</text:p>
          </table:table-cell>
          <table:table-cell table:style-name="ce7" table:formula="of:=[.A213]/[.B213]" office:value-type="float" office:value="0.569317735999388" calcext:value-type="float">
            <text:p>0.569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office:value-type="float" office:value="36.9107708150378" calcext:value-type="float">
            <text:p>37</text:p>
          </table:table-cell>
          <table:table-cell table:style-name="ce7" table:formula="of:=[.A214]/[.B214]" office:value-type="float" office:value="0.921140340589909" calcext:value-type="float">
            <text:p>0.921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4" office:value-type="float" office:value="83.457219054016" calcext:value-type="float">
            <text:p>83</text:p>
          </table:table-cell>
          <table:table-cell table:style-name="ce7" table:formula="of:=[.A215]/[.B215]" office:value-type="float" office:value="0.730913403195462" calcext:value-type="float">
            <text:p>0.731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4" office:value-type="float" office:value="90.8037931660398" calcext:value-type="float">
            <text:p>91</text:p>
          </table:table-cell>
          <table:table-cell table:style-name="ce7" table:formula="of:=[.A216]/[.B216]" office:value-type="float" office:value="0.925071487337553" calcext:value-type="float">
            <text:p>0.925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4" office:value-type="float" office:value="121.126367425817" calcext:value-type="float">
            <text:p>121</text:p>
          </table:table-cell>
          <table:table-cell table:style-name="ce7" table:formula="of:=[.A217]/[.B217]" office:value-type="float" office:value="0.924654163913515" calcext:value-type="float">
            <text:p>0.925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float" office:value="42.9100643598967" calcext:value-type="float">
            <text:p>43</text:p>
          </table:table-cell>
          <table:table-cell table:style-name="ce7" table:formula="of:=[.A218]/[.B218]" office:value-type="float" office:value="1.02540046621608" calcext:value-type="float">
            <text:p>1.025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float" office:value="16.4966375004887" calcext:value-type="float">
            <text:p>16</text:p>
          </table:table-cell>
          <table:table-cell table:style-name="ce7" table:formula="of:=[.A219]/[.B219]" office:value-type="float" office:value="0.666802552924749" calcext:value-type="float">
            <text:p>0.667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office:value-type="float" office:value="141.661079988083" calcext:value-type="float">
            <text:p>142</text:p>
          </table:table-cell>
          <table:table-cell table:style-name="ce7" table:formula="of:=[.A220]/[.B220]" office:value-type="float" office:value="0.487078031635821" calcext:value-type="float">
            <text:p>0.487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4" office:value-type="float" office:value="128.109732252161" calcext:value-type="float">
            <text:p>128</text:p>
          </table:table-cell>
          <table:table-cell table:style-name="ce7" table:formula="of:=[.A221]/[.B221]" office:value-type="float" office:value="0.936696985392193" calcext:value-type="float">
            <text:p>0.937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float" office:value="24.4265236367885" calcext:value-type="float">
            <text:p>24</text:p>
          </table:table-cell>
          <table:table-cell table:style-name="ce7" table:formula="of:=[.A222]/[.B222]" office:value-type="float" office:value="0.94159939998011" calcext:value-type="float">
            <text:p>0.942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4" office:value-type="float" office:value="48.8532168505476" calcext:value-type="float">
            <text:p>49</text:p>
          </table:table-cell>
          <table:table-cell table:style-name="ce7" table:formula="of:=[.A223]/[.B223]" office:value-type="float" office:value="1.04394353714761" calcext:value-type="float">
            <text:p>1.044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4" office:value-type="float" office:value="142.361482834218" calcext:value-type="float">
            <text:p>142</text:p>
          </table:table-cell>
          <table:table-cell table:style-name="ce7" table:formula="of:=[.A224]/[.B224]" office:value-type="float" office:value="0.772680909260383" calcext:value-type="float">
            <text:p>0.773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4" office:value-type="float" office:value="63.8611179867499" calcext:value-type="float">
            <text:p>64</text:p>
          </table:table-cell>
          <table:table-cell table:style-name="ce7" table:formula="of:=[.A225]/[.B225]" office:value-type="float" office:value="1.03349271169499" calcext:value-type="float">
            <text:p>1.033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4" office:value-type="float" office:value="54.2656537623036" calcext:value-type="float">
            <text:p>54</text:p>
          </table:table-cell>
          <table:table-cell table:style-name="ce7" table:formula="of:=[.A226]/[.B226]" office:value-type="float" office:value="1.05038815619311" calcext:value-type="float">
            <text:p>1.050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4" office:value-type="float" office:value="78.0028205128652" calcext:value-type="float">
            <text:p>78</text:p>
          </table:table-cell>
          <table:table-cell table:style-name="ce7" table:formula="of:=[.A227]/[.B227]" office:value-type="float" office:value="0.99996384088618" calcext:value-type="float">
            <text:p>1.000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4" office:value-type="float" office:value="122.303916911717" calcext:value-type="float">
            <text:p>122</text:p>
          </table:table-cell>
          <table:table-cell table:style-name="ce7" table:formula="of:=[.A228]/[.B228]" office:value-type="float" office:value="0.572344711171664" calcext:value-type="float">
            <text:p>0.572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4" office:value-type="float" office:value="63.1479965041193" calcext:value-type="float">
            <text:p>63</text:p>
          </table:table-cell>
          <table:table-cell table:style-name="ce7" table:formula="of:=[.A229]/[.B229]" office:value-type="float" office:value="0.934313094100322" calcext:value-type="float">
            <text:p>0.934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4" office:value-type="float" office:value="138.181923325158" calcext:value-type="float">
            <text:p>138</text:p>
          </table:table-cell>
          <table:table-cell table:style-name="ce7" table:formula="of:=[.A230]/[.B230]" office:value-type="float" office:value="0.67302580368027" calcext:value-type="float">
            <text:p>0.673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4" office:value-type="float" office:value="202.235101306652" calcext:value-type="float">
            <text:p>202</text:p>
          </table:table-cell>
          <table:table-cell table:style-name="ce7" table:formula="of:=[.A231]/[.B231]" office:value-type="float" office:value="0.385689721992066" calcext:value-type="float">
            <text:p>0.386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4" office:value-type="float" office:value="85.3052161341841" calcext:value-type="float">
            <text:p>85</text:p>
          </table:table-cell>
          <table:table-cell table:style-name="ce7" table:formula="of:=[.A232]/[.B232]" office:value-type="float" office:value="0.844028105933697" calcext:value-type="float">
            <text:p>0.844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float" office:value="54.3875571616737" calcext:value-type="float">
            <text:p>54</text:p>
          </table:table-cell>
          <table:table-cell table:style-name="ce7" table:formula="of:=[.A233]/[.B233]" office:value-type="float" office:value="0.82739513132079" calcext:value-type="float">
            <text:p>0.827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4" office:value-type="float" office:value="123.592007626281" calcext:value-type="float">
            <text:p>124</text:p>
          </table:table-cell>
          <table:table-cell table:style-name="ce7" table:formula="of:=[.A234]/[.B234]" office:value-type="float" office:value="0.55019738983138" calcext:value-type="float">
            <text:p>0.550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4" office:value-type="float" office:value="136.080748002835" calcext:value-type="float">
            <text:p>136</text:p>
          </table:table-cell>
          <table:table-cell table:style-name="ce7" table:formula="of:=[.A235]/[.B235]" office:value-type="float" office:value="0.830389321475846" calcext:value-type="float">
            <text:p>0.830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4" office:value-type="float" office:value="135.576197677745" calcext:value-type="float">
            <text:p>136</text:p>
          </table:table-cell>
          <table:table-cell table:style-name="ce7" table:formula="of:=[.A236]/[.B236]" office:value-type="float" office:value="0.840855562795545" calcext:value-type="float">
            <text:p>0.841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float" office:value="75.680050853133" calcext:value-type="float">
            <text:p>76</text:p>
          </table:table-cell>
          <table:table-cell table:style-name="ce7" table:formula="of:=[.A237]/[.B237]" office:value-type="float" office:value="0.436046218626898" calcext:value-type="float">
            <text:p>0.436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4" office:value-type="float" office:value="119.597083471468" calcext:value-type="float">
            <text:p>120</text:p>
          </table:table-cell>
          <table:table-cell table:style-name="ce7" table:formula="of:=[.A238]/[.B238]" office:value-type="float" office:value="0.919754870328777" calcext:value-type="float">
            <text:p>0.920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4" office:value-type="float" office:value="143.434470901043" calcext:value-type="float">
            <text:p>143</text:p>
          </table:table-cell>
          <table:table-cell table:style-name="ce7" table:formula="of:=[.A239]/[.B239]" office:value-type="float" office:value="0.704154303812235" calcext:value-type="float">
            <text:p>0.704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4" office:value-type="float" office:value="97.3524701210859" calcext:value-type="float">
            <text:p>97</text:p>
          </table:table-cell>
          <table:table-cell table:style-name="ce7" table:formula="of:=[.A240]/[.B240]" office:value-type="float" office:value="0.903931866243831" calcext:value-type="float">
            <text:p>0.904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4" office:value-type="float" office:value="144.668239713674" calcext:value-type="float">
            <text:p>145</text:p>
          </table:table-cell>
          <table:table-cell table:style-name="ce7" table:formula="of:=[.A241]/[.B241]" office:value-type="float" office:value="0.635937785529742" calcext:value-type="float">
            <text:p>0.636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4" office:value-type="float" office:value="134.270562743913" calcext:value-type="float">
            <text:p>134</text:p>
          </table:table-cell>
          <table:table-cell table:style-name="ce7" table:formula="of:=[.A242]/[.B242]" office:value-type="float" office:value="0.618154853184771" calcext:value-type="float">
            <text:p>0.618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4" office:value-type="float" office:value="95.5640049056109" calcext:value-type="float">
            <text:p>96</text:p>
          </table:table-cell>
          <table:table-cell table:style-name="ce7" table:formula="of:=[.A243]/[.B243]" office:value-type="float" office:value="0.910384616947881" calcext:value-type="float">
            <text:p>0.910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4" office:value-type="float" office:value="167.519588400338" calcext:value-type="float">
            <text:p>168</text:p>
          </table:table-cell>
          <table:table-cell table:style-name="ce7" table:formula="of:=[.A244]/[.B244]" office:value-type="float" office:value="0.590975664072253" calcext:value-type="float">
            <text:p>0.591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4" office:value-type="float" office:value="129.322878081048" calcext:value-type="float">
            <text:p>129</text:p>
          </table:table-cell>
          <table:table-cell table:style-name="ce7" table:formula="of:=[.A245]/[.B245]" office:value-type="float" office:value="0.811921305480035" calcext:value-type="float">
            <text:p>0.812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float" office:value="44.6990139593274" calcext:value-type="float">
            <text:p>45</text:p>
          </table:table-cell>
          <table:table-cell table:style-name="ce7" table:formula="of:=[.A246]/[.B246]" office:value-type="float" office:value="0.78301503545128" calcext:value-type="float">
            <text:p>0.783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float" office:value="16.576788662325" calcext:value-type="float">
            <text:p>17</text:p>
          </table:table-cell>
          <table:table-cell table:style-name="ce7" table:formula="of:=[.A247]/[.B247]" office:value-type="float" office:value="0.904879727042147" calcext:value-type="float">
            <text:p>0.905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4" office:value-type="float" office:value="101.81875954994" calcext:value-type="float">
            <text:p>102</text:p>
          </table:table-cell>
          <table:table-cell table:style-name="ce7" table:formula="of:=[.A248]/[.B248]" office:value-type="float" office:value="1.07052963993867" calcext:value-type="float">
            <text:p>1.071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float" office:value="29.4896846928497" calcext:value-type="float">
            <text:p>29</text:p>
          </table:table-cell>
          <table:table-cell table:style-name="ce7" table:formula="of:=[.A249]/[.B249]" office:value-type="float" office:value="1.11903536249072" calcext:value-type="float">
            <text:p>1.119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float" office:value="29.3450666226424" calcext:value-type="float">
            <text:p>29</text:p>
          </table:table-cell>
          <table:table-cell table:style-name="ce7" table:formula="of:=[.A250]/[.B250]" office:value-type="float" office:value="0.579313729922936" calcext:value-type="float">
            <text:p>0.579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float" office:value="18.4480186088813" calcext:value-type="float">
            <text:p>18</text:p>
          </table:table-cell>
          <table:table-cell table:style-name="ce7" table:formula="of:=[.A251]/[.B251]" office:value-type="float" office:value="0.758889087051336" calcext:value-type="float">
            <text:p>0.759</text:p>
          </table:table-cell>
          <table:table-cell table:style-name="ce9"/>
          <table:table-cell/>
          <table:table-cell table:style-name="ce16"/>
          <table:table-cell table:number-columns-repeated="58"/>
        </table:table-row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/>
          <table:table-cell table:style-name="ce16"/>
          <table:table-cell table:number-columns-repeated="58"/>
        </table:table-row>
        <table:table-row table:style-name="ro1" table:number-rows-repeated="2358">
          <table:table-cell table:style-name="ce3"/>
          <table:table-cell table:style-name="ce5"/>
          <table:table-cell table:style-name="ce7"/>
          <table:table-cell table:style-name="ce9"/>
          <table:table-cell table:number-columns-repeated="60"/>
        </table:table-row>
        <table:table-row table:style-name="ro2" table:number-rows-repeated="104596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entrais" table:style-name="ta2">
        <table:table-column table:style-name="co10" table:default-cell-style-name="Default"/>
        <table:table-column table:style-name="co11" table:visibility="collapse" table:default-cell-style-name="Default"/>
        <table:table-column table:style-name="co9" table:number-columns-repeated="62" table:default-cell-style-name="Default"/>
        <table:table-row table:style-name="ro3">
          <table:table-cell table:style-name="ce2" office:value-type="float" office:value="1" calcext:value-type="float">
            <text:p>1</text:p>
          </table:table-cell>
          <table:table-cell/>
          <table:table-cell table:style-name="ce23" office:value-type="float" office:value="11" calcext:value-type="float">
            <text:p>11</text:p>
          </table:table-cell>
          <table:table-cell table:style-name="ce2"/>
          <table:table-cell table:style-name="ce2" office:value-type="string" calcext:value-type="string">
            <text:p>Valor mínimo</text:p>
          </table:table-cell>
          <table:table-cell table:number-columns-repeated="2"/>
          <table:table-cell table:style-name="ce2"/>
          <table:table-cell table:number-columns-repeated="5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/>
          <table:table-cell table:style-name="ce23" office:value-type="float" office:value="13" calcext:value-type="float">
            <text:p>13</text:p>
          </table:table-cell>
          <table:table-cell table:number-columns-repeated="4"/>
          <table:table-cell table:style-name="ce2"/>
          <table:table-cell table:number-columns-repeated="56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/>
          <table:table-cell table:style-name="ce23" office:value-type="float" office:value="19" calcext:value-type="float">
            <text:p>19</text:p>
          </table:table-cell>
          <table:table-cell table:number-columns-repeated="4"/>
          <table:table-cell table:style-name="ce2"/>
          <table:table-cell table:number-columns-repeated="56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/>
          <table:table-cell table:style-name="ce23" office:value-type="float" office:value="25" calcext:value-type="float">
            <text:p>25</text:p>
          </table:table-cell>
          <table:table-cell table:style-name="ce2"/>
          <table:table-cell table:style-name="ce2" office:value-type="string" calcext:value-type="string">
            <text:p>1o Quartil</text:p>
          </table:table-cell>
          <table:table-cell table:number-columns-repeated="2"/>
          <table:table-cell table:style-name="ce2"/>
          <table:table-cell table:number-columns-repeated="56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/>
          <table:table-cell table:style-name="ce23" office:value-type="float" office:value="41" calcext:value-type="float">
            <text:p>41</text:p>
          </table:table-cell>
          <table:table-cell table:number-columns-repeated="3"/>
          <table:table-cell table:style-name="ce2" table:number-columns-repeated="2"/>
          <table:table-cell table:number-columns-repeated="56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/>
          <table:table-cell table:style-name="ce23" office:value-type="float" office:value="52" calcext:value-type="float">
            <text:p>52</text:p>
          </table:table-cell>
          <table:table-cell table:number-columns-repeated="61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/>
          <table:table-cell table:style-name="ce23" office:value-type="float" office:value="56" calcext:value-type="float">
            <text:p>56</text:p>
          </table:table-cell>
          <table:table-cell table:number-columns-repeated="61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/>
          <table:table-cell table:style-name="ce23" office:value-type="float" office:value="62" calcext:value-type="float">
            <text:p>62</text:p>
          </table:table-cell>
          <table:table-cell table:style-name="ce2"/>
          <table:table-cell table:style-name="ce2" office:value-type="string" calcext:value-type="string">
            <text:p>2o Quartil</text:p>
          </table:table-cell>
          <table:table-cell table:style-name="ce2" office:value-type="string" calcext:value-type="string">
            <text:p>Mediana</text:p>
          </table:table-cell>
          <table:table-cell table:number-columns-repeated="58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/>
          <table:table-cell table:style-name="ce23" office:value-type="float" office:value="70" calcext:value-type="float">
            <text:p>70</text:p>
          </table:table-cell>
          <table:table-cell table:number-columns-repeated="61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/>
          <table:table-cell table:style-name="ce23" office:value-type="float" office:value="70" calcext:value-type="float">
            <text:p>70</text:p>
          </table:table-cell>
          <table:table-cell table:number-columns-repeated="61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/>
          <table:table-cell table:style-name="ce23" office:value-type="float" office:value="73" calcext:value-type="float">
            <text:p>73</text:p>
          </table:table-cell>
          <table:table-cell table:number-columns-repeated="61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/>
          <table:table-cell table:style-name="ce23" office:value-type="float" office:value="80" calcext:value-type="float">
            <text:p>80</text:p>
          </table:table-cell>
          <table:table-cell table:style-name="ce2"/>
          <table:table-cell table:style-name="ce2" office:value-type="string" calcext:value-type="string">
            <text:p>3o Quartil</text:p>
          </table:table-cell>
          <table:table-cell table:number-columns-repeated="59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/>
          <table:table-cell table:style-name="ce23" office:value-type="float" office:value="82" calcext:value-type="float">
            <text:p>82</text:p>
          </table:table-cell>
          <table:table-cell table:number-columns-repeated="61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/>
          <table:table-cell table:style-name="ce23" office:value-type="float" office:value="90" calcext:value-type="float">
            <text:p>90</text:p>
          </table:table-cell>
          <table:table-cell table:number-columns-repeated="61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/>
          <table:table-cell table:style-name="ce23" office:value-type="float" office:value="90" calcext:value-type="float">
            <text:p>90</text:p>
          </table:table-cell>
          <table:table-cell table:style-name="ce2"/>
          <table:table-cell table:style-name="ce2" office:value-type="string" calcext:value-type="string">
            <text:p>Valor máximo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/>
          <table:table-cell table:style-name="ce2"/>
          <table:table-cell/>
          <table:table-cell table:style-name="ce2" office:value-type="string" calcext:value-type="string">
            <text:p>Média</text:p>
          </table:table-cell>
          <table:table-cell table:formula="of:=SUM([.C1:.C15])/15" office:value-type="float" office:value="55.6" calcext:value-type="float">
            <text:p>55.6</text:p>
          </table:table-cell>
          <table:table-cell table:number-columns-repeated="58"/>
        </table:table-row>
        <table:table-row table:style-name="ro3">
          <table:table-cell table:style-name="ce2"/>
          <table:table-cell/>
          <table:table-cell table:style-name="ce2"/>
          <table:table-cell/>
          <table:table-cell table:style-name="ce2" office:value-type="string" calcext:value-type="string">
            <text:p>Desvio Padrão:</text:p>
          </table:table-cell>
          <table:table-cell table:formula="of:=STDEV([.C1:.C15])" office:value-type="float" office:value="27.6761888375446" calcext:value-type="float">
            <text:p>27.6761888375446</text:p>
          </table:table-cell>
          <table:table-cell table:number-columns-repeated="58"/>
        </table:table-row>
        <table:table-row table:style-name="ro3">
          <table:table-cell table:style-name="ce2"/>
          <table:table-cell/>
          <table:table-cell table:style-name="ce2"/>
          <table:table-cell table:number-columns-repeated="61"/>
        </table:table-row>
        <table:table-row table:style-name="ro3" table:number-rows-repeated="2">
          <table:table-cell table:style-name="ce2"/>
          <table:table-cell/>
          <table:table-cell table:style-name="ce2"/>
          <table:table-cell table:number-columns-repeated="61"/>
        </table:table-row>
        <table:table-row table:style-name="ro3">
          <table:table-cell table:style-name="ce2"/>
          <table:table-cell/>
          <table:table-cell table:style-name="ce4"/>
          <table:table-cell table:number-columns-repeated="61"/>
        </table:table-row>
        <table:table-row table:style-name="ro3">
          <table:table-cell table:style-name="ce2"/>
          <table:table-cell/>
          <table:table-cell table:style-name="ce2"/>
          <table:table-cell table:number-columns-repeated="61"/>
        </table:table-row>
        <table:table-row table:style-name="ro3">
          <table:table-cell table:style-name="ce2"/>
          <table:table-cell table:number-columns-repeated="63"/>
        </table:table-row>
        <table:table-row table:style-name="ro3">
          <table:table-cell table:style-name="ce2"/>
          <table:table-cell table:number-columns-repeated="63"/>
        </table:table-row>
        <table:table-row table:style-name="ro2" table:number-rows-repeated="104855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esvio Padrão" table:style-name="ta3">
        <table:table-column table:style-name="co9" table:number-columns-repeated="64" table:default-cell-style-name="Default"/>
        <table:table-row table:style-name="ro3">
          <table:table-cell table:style-name="ce24"/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B</text:p>
          </table:table-cell>
          <table:table-cell table:style-name="ce24" office:value-type="string" calcext:value-type="string">
            <text:p>C</text:p>
          </table:table-cell>
          <table:table-cell table:number-columns-repeated="60"/>
        </table:table-row>
        <table:table-row table:style-name="ro3">
          <table:table-cell table:style-name="ce25"/>
          <table:table-cell table:style-name="ce25" office:value-type="float" office:value="42.5296948800801" calcext:value-type="float">
            <text:p>43</text:p>
          </table:table-cell>
          <table:table-cell table:style-name="ce25" office:value-type="float" office:value="33.9395435676499" calcext:value-type="float">
            <text:p>34</text:p>
          </table:table-cell>
          <table:table-cell table:style-name="ce25" office:value-type="float" office:value="-67.4829621844373" calcext:value-type="float">
            <text:p>-67</text:p>
          </table:table-cell>
          <table:table-cell table:number-columns-repeated="60"/>
        </table:table-row>
        <table:table-row table:style-name="ro3">
          <table:table-cell table:style-name="ce25"/>
          <table:table-cell table:style-name="ce25" office:value-type="float" office:value="45.9946534526437" calcext:value-type="float">
            <text:p>46</text:p>
          </table:table-cell>
          <table:table-cell table:style-name="ce25" office:value-type="float" office:value="131.825542703351" calcext:value-type="float">
            <text:p>132</text:p>
          </table:table-cell>
          <table:table-cell table:style-name="ce25" office:value-type="float" office:value="48.0334463743036" calcext:value-type="float">
            <text:p>48</text:p>
          </table:table-cell>
          <table:table-cell table:number-columns-repeated="60"/>
        </table:table-row>
        <table:table-row table:style-name="ro3">
          <table:table-cell table:style-name="ce25"/>
          <table:table-cell table:style-name="ce25" office:value-type="float" office:value="46.9409004966438" calcext:value-type="float">
            <text:p>47</text:p>
          </table:table-cell>
          <table:table-cell table:style-name="ce25" office:value-type="float" office:value="48.5159254534322" calcext:value-type="float">
            <text:p>49</text:p>
          </table:table-cell>
          <table:table-cell table:style-name="ce25" office:value-type="float" office:value="45.8178611097708" calcext:value-type="float">
            <text:p>46</text:p>
          </table:table-cell>
          <table:table-cell table:number-columns-repeated="60"/>
        </table:table-row>
        <table:table-row table:style-name="ro3">
          <table:table-cell table:style-name="ce25"/>
          <table:table-cell table:style-name="ce25" office:value-type="float" office:value="56.8063640957629" calcext:value-type="float">
            <text:p>57</text:p>
          </table:table-cell>
          <table:table-cell table:style-name="ce25" office:value-type="float" office:value="105.303932377029" calcext:value-type="float">
            <text:p>105</text:p>
          </table:table-cell>
          <table:table-cell table:style-name="ce25" office:value-type="float" office:value="66.6375077537953" calcext:value-type="float">
            <text:p>67</text:p>
          </table:table-cell>
          <table:table-cell table:number-columns-repeated="60"/>
        </table:table-row>
        <table:table-row table:style-name="ro3">
          <table:table-cell table:style-name="ce25"/>
          <table:table-cell table:style-name="ce25" office:value-type="float" office:value="65.4183062531037" calcext:value-type="float">
            <text:p>65</text:p>
          </table:table-cell>
          <table:table-cell table:style-name="ce25" office:value-type="float" office:value="47.5264201468149" calcext:value-type="float">
            <text:p>48</text:p>
          </table:table-cell>
          <table:table-cell table:style-name="ce25" office:value-type="float" office:value="92.3570532790751" calcext:value-type="float">
            <text:p>92</text:p>
          </table:table-cell>
          <table:table-cell table:number-columns-repeated="60"/>
        </table:table-row>
        <table:table-row table:style-name="ro3">
          <table:table-cell table:style-name="ce25"/>
          <table:table-cell table:style-name="ce25" office:value-type="float" office:value="49.1955941716782" calcext:value-type="float">
            <text:p>49</text:p>
          </table:table-cell>
          <table:table-cell table:style-name="ce25" office:value-type="float" office:value="22.2976596144889" calcext:value-type="float">
            <text:p>22</text:p>
          </table:table-cell>
          <table:table-cell table:style-name="ce25" office:value-type="float" office:value="6.59259322508203" calcext:value-type="float">
            <text:p>7</text:p>
          </table:table-cell>
          <table:table-cell table:number-columns-repeated="60"/>
        </table:table-row>
        <table:table-row table:style-name="ro3">
          <table:table-cell table:style-name="ce25"/>
          <table:table-cell table:style-name="ce25" office:value-type="float" office:value="50.5361653828754" calcext:value-type="float">
            <text:p>51</text:p>
          </table:table-cell>
          <table:table-cell table:style-name="ce25" office:value-type="float" office:value="59.6478567362663" calcext:value-type="float">
            <text:p>60</text:p>
          </table:table-cell>
          <table:table-cell table:style-name="ce25" office:value-type="float" office:value="-16.8601933138543" calcext:value-type="float">
            <text:p>-17</text:p>
          </table:table-cell>
          <table:table-cell table:number-columns-repeated="60"/>
        </table:table-row>
        <table:table-row table:style-name="ro3">
          <table:table-cell table:style-name="ce25"/>
          <table:table-cell table:style-name="ce25" office:value-type="float" office:value="47.8686543466594" calcext:value-type="float">
            <text:p>48</text:p>
          </table:table-cell>
          <table:table-cell table:style-name="ce25" office:value-type="float" office:value="32.549810443754" calcext:value-type="float">
            <text:p>33</text:p>
          </table:table-cell>
          <table:table-cell table:style-name="ce25" office:value-type="float" office:value="47.1844674307392" calcext:value-type="float">
            <text:p>47</text:p>
          </table:table-cell>
          <table:table-cell table:number-columns-repeated="60"/>
        </table:table-row>
        <table:table-row table:style-name="ro3">
          <table:table-cell table:style-name="ce25"/>
          <table:table-cell table:style-name="ce25" office:value-type="float" office:value="58.277455932803" calcext:value-type="float">
            <text:p>58</text:p>
          </table:table-cell>
          <table:table-cell table:style-name="ce25" office:value-type="float" office:value="46.0306078815426" calcext:value-type="float">
            <text:p>46</text:p>
          </table:table-cell>
          <table:table-cell table:style-name="ce25" office:value-type="float" office:value="32.0833838226935" calcext:value-type="float">
            <text:p>32</text:p>
          </table:table-cell>
          <table:table-cell table:number-columns-repeated="60"/>
        </table:table-row>
        <table:table-row table:style-name="ro3">
          <table:table-cell table:style-name="ce25"/>
          <table:table-cell table:style-name="ce25" office:value-type="float" office:value="68.4744707863874" calcext:value-type="float">
            <text:p>68</text:p>
          </table:table-cell>
          <table:table-cell table:style-name="ce25" office:value-type="float" office:value="35.0807130640227" calcext:value-type="float">
            <text:p>35</text:p>
          </table:table-cell>
          <table:table-cell table:style-name="ce25" office:value-type="float" office:value="14.8651847787872" calcext:value-type="float">
            <text:p>15</text:p>
          </table:table-cell>
          <table:table-cell table:number-columns-repeated="60"/>
        </table:table-row>
        <table:table-row table:style-name="ro3">
          <table:table-cell table:style-name="ce25"/>
          <table:table-cell table:style-name="ce25" office:value-type="float" office:value="49.7832901266606" calcext:value-type="float">
            <text:p>50</text:p>
          </table:table-cell>
          <table:table-cell table:style-name="ce25" office:value-type="float" office:value="58.088497826213" calcext:value-type="float">
            <text:p>58</text:p>
          </table:table-cell>
          <table:table-cell table:style-name="ce25" office:value-type="float" office:value="70.6164631643186" calcext:value-type="float">
            <text:p>71</text:p>
          </table:table-cell>
          <table:table-cell table:number-columns-repeated="60"/>
        </table:table-row>
        <table:table-row table:style-name="ro3">
          <table:table-cell table:style-name="ce25"/>
          <table:table-cell table:style-name="ce25" office:value-type="float" office:value="55.0168715900165" calcext:value-type="float">
            <text:p>55</text:p>
          </table:table-cell>
          <table:table-cell table:style-name="ce25" office:value-type="float" office:value="25.7515361232632" calcext:value-type="float">
            <text:p>26</text:p>
          </table:table-cell>
          <table:table-cell table:style-name="ce25" office:value-type="float" office:value="33.2232050135789" calcext:value-type="float">
            <text:p>33</text:p>
          </table:table-cell>
          <table:table-cell table:style-name="ce2"/>
          <table:table-cell table:number-columns-repeated="59"/>
        </table:table-row>
        <table:table-row table:style-name="ro3">
          <table:table-cell table:style-name="ce25"/>
          <table:table-cell table:style-name="ce25" office:value-type="float" office:value="51.3937930729803" calcext:value-type="float">
            <text:p>51</text:p>
          </table:table-cell>
          <table:table-cell table:style-name="ce25" office:value-type="float" office:value="66.474066720242" calcext:value-type="float">
            <text:p>66</text:p>
          </table:table-cell>
          <table:table-cell table:style-name="ce25" office:value-type="float" office:value="-33.4652663607644" calcext:value-type="float">
            <text:p>-33</text:p>
          </table:table-cell>
          <table:table-cell table:number-columns-repeated="60"/>
        </table:table-row>
        <table:table-row table:style-name="ro3">
          <table:table-cell table:style-name="ce25"/>
          <table:table-cell table:style-name="ce25" office:value-type="float" office:value="44.9951083074412" calcext:value-type="float">
            <text:p>45</text:p>
          </table:table-cell>
          <table:table-cell table:style-name="ce25" office:value-type="float" office:value="60.4475840008563" calcext:value-type="float">
            <text:p>60</text:p>
          </table:table-cell>
          <table:table-cell table:style-name="ce25" office:value-type="float" office:value="146.155451322016" calcext:value-type="float">
            <text:p>146</text:p>
          </table:table-cell>
          <table:table-cell table:number-columns-repeated="60"/>
        </table:table-row>
        <table:table-row table:style-name="ro3">
          <table:table-cell table:style-name="ce25"/>
          <table:table-cell table:style-name="ce25" office:value-type="float" office:value="27.9923535814508" calcext:value-type="float">
            <text:p>28</text:p>
          </table:table-cell>
          <table:table-cell table:style-name="ce25" office:value-type="float" office:value="18.0522384305235" calcext:value-type="float">
            <text:p>18</text:p>
          </table:table-cell>
          <table:table-cell table:style-name="ce25" office:value-type="float" office:value="132.897937872014" calcext:value-type="float">
            <text:p>133</text:p>
          </table:table-cell>
          <table:table-cell table:number-columns-repeated="60"/>
        </table:table-row>
        <table:table-row table:style-name="ro3">
          <table:table-cell table:style-name="ce25"/>
          <table:table-cell table:style-name="ce25" office:value-type="float" office:value="60.1622791078971" calcext:value-type="float">
            <text:p>60</text:p>
          </table:table-cell>
          <table:table-cell table:style-name="ce25" office:value-type="float" office:value="56.8582607638478" calcext:value-type="float">
            <text:p>57</text:p>
          </table:table-cell>
          <table:table-cell table:style-name="ce25" office:value-type="float" office:value="127.478615152756" calcext:value-type="float">
            <text:p>127</text:p>
          </table:table-cell>
          <table:table-cell table:number-columns-repeated="60"/>
        </table:table-row>
        <table:table-row table:style-name="ro3">
          <table:table-cell table:style-name="ce25"/>
          <table:table-cell table:style-name="ce25" office:value-type="float" office:value="50.9893845853987" calcext:value-type="float">
            <text:p>51</text:p>
          </table:table-cell>
          <table:table-cell table:style-name="ce25" office:value-type="float" office:value="35.1352237085092" calcext:value-type="float">
            <text:p>35</text:p>
          </table:table-cell>
          <table:table-cell table:style-name="ce25" office:value-type="float" office:value="42.5028490840833" calcext:value-type="float">
            <text:p>43</text:p>
          </table:table-cell>
          <table:table-cell table:number-columns-repeated="60"/>
        </table:table-row>
        <table:table-row table:style-name="ro3">
          <table:table-cell table:style-name="ce25"/>
          <table:table-cell table:style-name="ce25" office:value-type="float" office:value="44.336753589068" calcext:value-type="float">
            <text:p>44</text:p>
          </table:table-cell>
          <table:table-cell table:style-name="ce25" office:value-type="float" office:value="87.9416950691405" calcext:value-type="float">
            <text:p>88</text:p>
          </table:table-cell>
          <table:table-cell table:style-name="ce25" office:value-type="float" office:value="9.13238731804231" calcext:value-type="float">
            <text:p>9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style-name="ce2" office:value-type="string" calcext:value-type="string">
            <text:p>Média</text:p>
          </table:table-cell>
          <table:table-cell table:number-columns-repeated="63"/>
        </table:table-row>
        <table:table-row table:style-name="ro3">
          <table:table-cell table:style-name="ce2" office:value-type="string" calcext:value-type="string">
            <text:p>Desvio Padrão</text:p>
          </table:table-cell>
          <table:table-cell table:number-columns-repeated="63"/>
        </table:table-row>
        <table:table-row table:style-name="ro2" table:number-rows-repeated="104855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rescimento" table:style-name="ta4">
        <table:table-column table:style-name="co9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number-columns-repeated="4" table:default-cell-style-name="Default"/>
        <table:table-column table:style-name="co16" table:number-columns-repeated="3" table:default-cell-style-name="Default"/>
        <table:table-column table:style-name="co9" table:number-columns-repeated="50" table:default-cell-style-name="Default"/>
        <table:table-row table:style-name="ro3">
          <table:table-cell/>
          <table:table-cell table:style-name="ce1" office:value-type="string" calcext:value-type="string">
            <text:p>A Jumping Cats cresceu em 2014:</text:p>
          </table:table-cell>
          <table:table-cell table:number-columns-repeated="62"/>
        </table:table-row>
        <table:table-row table:style-name="ro3">
          <table:table-cell/>
          <table:table-cell table:style-name="ce2"/>
          <table:table-cell table:number-columns-repeated="62"/>
        </table:table-row>
        <table:table-row table:style-name="ro3">
          <table:table-cell table:style-name="ce2" office:value-type="string" calcext:value-type="string">
            <text:p>Mês:</text:p>
          </table:table-cell>
          <table:table-cell table:style-name="ce26" office:value-type="date" office:date-value="2013-01-12" calcext:value-type="date">
            <text:p>1/12/2013</text:p>
          </table:table-cell>
          <table:table-cell table:style-name="ce26" office:value-type="date" office:date-value="2014-01-01" calcext:value-type="date">
            <text:p>1/1/2014</text:p>
          </table:table-cell>
          <table:table-cell table:style-name="ce26" office:value-type="date" office:date-value="2014-01-02" calcext:value-type="date">
            <text:p>1/2/2014</text:p>
          </table:table-cell>
          <table:table-cell table:style-name="ce26" office:value-type="date" office:date-value="2014-01-03" calcext:value-type="date">
            <text:p>1/3/2014</text:p>
          </table:table-cell>
          <table:table-cell table:style-name="ce26" office:value-type="date" office:date-value="2014-01-04" calcext:value-type="date">
            <text:p>1/4/2014</text:p>
          </table:table-cell>
          <table:table-cell table:style-name="ce26" office:value-type="date" office:date-value="2014-01-05" calcext:value-type="date">
            <text:p>1/5/2014</text:p>
          </table:table-cell>
          <table:table-cell table:style-name="ce26" office:value-type="date" office:date-value="2014-01-06" calcext:value-type="date">
            <text:p>1/6/2014</text:p>
          </table:table-cell>
          <table:table-cell table:style-name="ce26" office:value-type="date" office:date-value="2014-01-07" calcext:value-type="date">
            <text:p>1/7/2014</text:p>
          </table:table-cell>
          <table:table-cell table:style-name="ce26" office:value-type="date" office:date-value="2014-01-08" calcext:value-type="date">
            <text:p>1/8/2014</text:p>
          </table:table-cell>
          <table:table-cell table:style-name="ce26" office:value-type="date" office:date-value="2014-01-09" calcext:value-type="date">
            <text:p>1/9/2014</text:p>
          </table:table-cell>
          <table:table-cell table:style-name="ce26" office:value-type="date" office:date-value="2014-01-10" calcext:value-type="date">
            <text:p>1/10/2014</text:p>
          </table:table-cell>
          <table:table-cell table:style-name="ce26" office:value-type="date" office:date-value="2014-01-11" calcext:value-type="date">
            <text:p>1/11/2014</text:p>
          </table:table-cell>
          <table:table-cell table:style-name="ce26" office:value-type="date" office:date-value="2014-01-12" calcext:value-type="date">
            <text:p>1/12/2014</text:p>
          </table:table-cell>
          <table:table-cell table:number-columns-repeated="50"/>
        </table:table-row>
        <table:table-row table:style-name="ro3">
          <table:table-cell table:style-name="ce2" office:value-type="string" calcext:value-type="string">
            <text:p>Vendas (R$)</text:p>
          </table:table-cell>
          <table:table-cell table:style-name="ce27" office:value-type="float" office:value="11729" calcext:value-type="float">
            <text:p>11,729</text:p>
          </table:table-cell>
          <table:table-cell table:style-name="ce27" office:value-type="float" office:value="12315.45" calcext:value-type="float">
            <text:p>12,315</text:p>
          </table:table-cell>
          <table:table-cell table:style-name="ce27" office:value-type="float" office:value="13670.1495" calcext:value-type="float">
            <text:p>13,670</text:p>
          </table:table-cell>
          <table:table-cell table:style-name="ce27" office:value-type="float" office:value="15310.56744" calcext:value-type="float">
            <text:p>15,311</text:p>
          </table:table-cell>
          <table:table-cell table:style-name="ce27" office:value-type="float" office:value="17300.9412072" calcext:value-type="float">
            <text:p>17,301</text:p>
          </table:table-cell>
          <table:table-cell table:style-name="ce27" office:value-type="float" office:value="19723.072976208" calcext:value-type="float">
            <text:p>19,723</text:p>
          </table:table-cell>
          <table:table-cell table:style-name="ce27" office:value-type="float" office:value="21695.3802738288" calcext:value-type="float">
            <text:p>21,695</text:p>
          </table:table-cell>
          <table:table-cell table:style-name="ce27" office:value-type="float" office:value="25600.548723118" calcext:value-type="float">
            <text:p>25,601</text:p>
          </table:table-cell>
          <table:table-cell table:style-name="ce27" office:value-type="float" office:value="27136.5816465051" calcext:value-type="float">
            <text:p>27,137</text:p>
          </table:table-cell>
          <table:table-cell table:style-name="ce27" office:value-type="float" office:value="29578.8739946905" calcext:value-type="float">
            <text:p>29,579</text:p>
          </table:table-cell>
          <table:table-cell table:style-name="ce27" office:value-type="float" office:value="33719.9163539472" calcext:value-type="float">
            <text:p>33,720</text:p>
          </table:table-cell>
          <table:table-cell table:style-name="ce27" office:value-type="float" office:value="39452.3021341182" calcext:value-type="float">
            <text:p>39,452</text:p>
          </table:table-cell>
          <table:table-cell table:style-name="ce34" office:value-type="float" office:value="43003.0093261889" calcext:value-type="float">
            <text:p>43,003</text:p>
          </table:table-cell>
          <table:table-cell table:number-columns-repeated="50"/>
        </table:table-row>
        <table:table-row table:style-name="ro3">
          <table:table-cell table:style-name="ce2" office:value-type="string" calcext:value-type="string">
            <text:p>Crescimento:</text:p>
          </table:table-cell>
          <table:table-cell/>
          <table:table-cell table:style-name="ce28" table:formula="of:=([.C4]-[.B4])/[.B4]" office:value-type="percentage" office:value="0.0500000000000001" calcext:value-type="percentage">
            <text:p>5.0%</text:p>
          </table:table-cell>
          <table:table-cell table:style-name="ce28" table:formula="of:=([.D4]-[.C4])/[.C4]" office:value-type="percentage" office:value="0.11" calcext:value-type="percentage">
            <text:p>11.0%</text:p>
          </table:table-cell>
          <table:table-cell table:style-name="ce28" table:formula="of:=([.E4]-[.D4])/[.D4]" office:value-type="percentage" office:value="0.12" calcext:value-type="percentage">
            <text:p>12.0%</text:p>
          </table:table-cell>
          <table:table-cell table:style-name="ce28" table:formula="of:=([.F4]-[.E4])/[.E4]" office:value-type="percentage" office:value="0.13" calcext:value-type="percentage">
            <text:p>13.0%</text:p>
          </table:table-cell>
          <table:table-cell table:style-name="ce28" table:formula="of:=([.G4]-[.F4])/[.F4]" office:value-type="percentage" office:value="0.14" calcext:value-type="percentage">
            <text:p>14.0%</text:p>
          </table:table-cell>
          <table:table-cell table:style-name="ce28" table:formula="of:=([.H4]-[.G4])/[.G4]" office:value-type="percentage" office:value="0.1" calcext:value-type="percentage">
            <text:p>10.0%</text:p>
          </table:table-cell>
          <table:table-cell table:style-name="ce28" table:formula="of:=([.I4]-[.H4])/[.H4]" office:value-type="percentage" office:value="0.18" calcext:value-type="percentage">
            <text:p>18.0%</text:p>
          </table:table-cell>
          <table:table-cell table:style-name="ce28" table:formula="of:=([.J4]-[.I4])/[.I4]" office:value-type="percentage" office:value="0.06" calcext:value-type="percentage">
            <text:p>6.0%</text:p>
          </table:table-cell>
          <table:table-cell table:style-name="ce28" table:formula="of:=([.K4]-[.J4])/[.J4]" office:value-type="percentage" office:value="0.0900000000000001" calcext:value-type="percentage">
            <text:p>9.0%</text:p>
          </table:table-cell>
          <table:table-cell table:style-name="ce28" table:formula="of:=([.L4]-[.K4])/[.K4]" office:value-type="percentage" office:value="0.14" calcext:value-type="percentage">
            <text:p>14.0%</text:p>
          </table:table-cell>
          <table:table-cell table:style-name="ce28" table:formula="of:=([.M4]-[.L4])/[.L4]" office:value-type="percentage" office:value="0.17" calcext:value-type="percentage">
            <text:p>17.0%</text:p>
          </table:table-cell>
          <table:table-cell table:style-name="ce28" table:formula="of:=([.N4]-[.M4])/[.M4]" office:value-type="percentage" office:value="0.0900000000000001" calcext:value-type="percentage">
            <text:p>9.0%</text:p>
          </table:table-cell>
          <table:table-cell table:number-columns-repeated="50"/>
        </table:table-row>
        <table:table-row table:style-name="ro3">
          <table:table-cell table:number-columns-repeated="2"/>
          <table:table-cell table:style-name="ce29" table:formula="of:=[.C5]+1" office:value-type="percentage" office:value="1.05" calcext:value-type="percentage">
            <text:p>105.0%</text:p>
          </table:table-cell>
          <table:table-cell table:style-name="ce29" table:formula="of:=[.D5]+1" office:value-type="percentage" office:value="1.11" calcext:value-type="percentage">
            <text:p>111.0%</text:p>
          </table:table-cell>
          <table:table-cell table:style-name="ce29" table:formula="of:=[.E5]+1" office:value-type="percentage" office:value="1.12" calcext:value-type="percentage">
            <text:p>112.0%</text:p>
          </table:table-cell>
          <table:table-cell table:style-name="ce29" table:formula="of:=[.F5]+1" office:value-type="percentage" office:value="1.13" calcext:value-type="percentage">
            <text:p>113.0%</text:p>
          </table:table-cell>
          <table:table-cell table:style-name="ce29" table:formula="of:=[.G5]+1" office:value-type="percentage" office:value="1.14" calcext:value-type="percentage">
            <text:p>114.0%</text:p>
          </table:table-cell>
          <table:table-cell table:style-name="ce29" table:formula="of:=[.H5]+1" office:value-type="percentage" office:value="1.1" calcext:value-type="percentage">
            <text:p>110.0%</text:p>
          </table:table-cell>
          <table:table-cell table:style-name="ce29" table:formula="of:=[.I5]+1" office:value-type="percentage" office:value="1.18" calcext:value-type="percentage">
            <text:p>118.0%</text:p>
          </table:table-cell>
          <table:table-cell table:style-name="ce29" table:formula="of:=[.J5]+1" office:value-type="percentage" office:value="1.06" calcext:value-type="percentage">
            <text:p>106.0%</text:p>
          </table:table-cell>
          <table:table-cell table:style-name="ce29" table:formula="of:=[.K5]+1" office:value-type="percentage" office:value="1.09" calcext:value-type="percentage">
            <text:p>109.0%</text:p>
          </table:table-cell>
          <table:table-cell table:style-name="ce29" table:formula="of:=[.L5]+1" office:value-type="percentage" office:value="1.14" calcext:value-type="percentage">
            <text:p>114.0%</text:p>
          </table:table-cell>
          <table:table-cell table:style-name="ce29" table:formula="of:=[.M5]+1" office:value-type="percentage" office:value="1.17" calcext:value-type="percentage">
            <text:p>117.0%</text:p>
          </table:table-cell>
          <table:table-cell table:style-name="ce29" table:formula="of:=[.N5]+1" office:value-type="percentage" office:value="1.09" calcext:value-type="percentage">
            <text:p>109.0%</text:p>
          </table:table-cell>
          <table:table-cell table:number-columns-repeated="50"/>
        </table:table-row>
        <table:table-row table:style-name="ro3">
          <table:table-cell table:style-name="ce2"/>
          <table:table-cell table:number-columns-repeated="63"/>
        </table:table-row>
        <table:table-row table:style-name="ro3">
          <table:table-cell table:style-name="ce2" office:value-type="string" calcext:value-type="string">
            <text:p>Teste:</text:p>
          </table:table-cell>
          <table:table-cell/>
          <table:table-cell table:style-name="ce30" table:formula="of:=[.$B$16]" office:value-type="percentage" office:value="0.114345392787945" calcext:value-type="percentage">
            <text:p>11.43%</text:p>
          </table:table-cell>
          <table:table-cell table:style-name="ce30" table:formula="of:=[.$B$16]" office:value-type="percentage" office:value="0.114345392787945" calcext:value-type="percentage">
            <text:p>11.43%</text:p>
          </table:table-cell>
          <table:table-cell table:style-name="ce30" table:formula="of:=[.$B$16]" office:value-type="percentage" office:value="0.114345392787945" calcext:value-type="percentage">
            <text:p>11.43%</text:p>
          </table:table-cell>
          <table:table-cell table:style-name="ce30" table:formula="of:=[.$B$16]" office:value-type="percentage" office:value="0.114345392787945" calcext:value-type="percentage">
            <text:p>11.43%</text:p>
          </table:table-cell>
          <table:table-cell table:style-name="ce30" table:formula="of:=[.$B$16]" office:value-type="percentage" office:value="0.114345392787945" calcext:value-type="percentage">
            <text:p>11.43%</text:p>
          </table:table-cell>
          <table:table-cell table:style-name="ce30" table:formula="of:=[.$B$16]" office:value-type="percentage" office:value="0.114345392787945" calcext:value-type="percentage">
            <text:p>11.43%</text:p>
          </table:table-cell>
          <table:table-cell table:style-name="ce30" table:formula="of:=[.$B$16]" office:value-type="percentage" office:value="0.114345392787945" calcext:value-type="percentage">
            <text:p>11.43%</text:p>
          </table:table-cell>
          <table:table-cell table:style-name="ce30" table:formula="of:=[.$B$16]" office:value-type="percentage" office:value="0.114345392787945" calcext:value-type="percentage">
            <text:p>11.43%</text:p>
          </table:table-cell>
          <table:table-cell table:style-name="ce30" table:formula="of:=[.$B$16]" office:value-type="percentage" office:value="0.114345392787945" calcext:value-type="percentage">
            <text:p>11.43%</text:p>
          </table:table-cell>
          <table:table-cell table:style-name="ce30" table:formula="of:=[.$B$16]" office:value-type="percentage" office:value="0.114345392787945" calcext:value-type="percentage">
            <text:p>11.43%</text:p>
          </table:table-cell>
          <table:table-cell table:style-name="ce30" table:formula="of:=[.$B$16]" office:value-type="percentage" office:value="0.114345392787945" calcext:value-type="percentage">
            <text:p>11.43%</text:p>
          </table:table-cell>
          <table:table-cell table:style-name="ce30" table:formula="of:=[.$B$16]" office:value-type="percentage" office:value="0.114345392787945" calcext:value-type="percentage">
            <text:p>11.43%</text:p>
          </table:table-cell>
          <table:table-cell table:number-columns-repeated="50"/>
        </table:table-row>
        <table:table-row table:style-name="ro3">
          <table:table-cell table:style-name="ce2" office:value-type="string" calcext:value-type="string">
            <text:p>Mês:</text:p>
          </table:table-cell>
          <table:table-cell table:style-name="ce26" office:value-type="date" office:date-value="2013-01-12" calcext:value-type="date">
            <text:p>1/12/2013</text:p>
          </table:table-cell>
          <table:table-cell table:style-name="ce26" office:value-type="date" office:date-value="2014-01-01" calcext:value-type="date">
            <text:p>1/1/2014</text:p>
          </table:table-cell>
          <table:table-cell table:style-name="ce26" office:value-type="date" office:date-value="2014-01-02" calcext:value-type="date">
            <text:p>1/2/2014</text:p>
          </table:table-cell>
          <table:table-cell table:style-name="ce26" office:value-type="date" office:date-value="2014-01-03" calcext:value-type="date">
            <text:p>1/3/2014</text:p>
          </table:table-cell>
          <table:table-cell table:style-name="ce26" office:value-type="date" office:date-value="2014-01-04" calcext:value-type="date">
            <text:p>1/4/2014</text:p>
          </table:table-cell>
          <table:table-cell table:style-name="ce26" office:value-type="date" office:date-value="2014-01-05" calcext:value-type="date">
            <text:p>1/5/2014</text:p>
          </table:table-cell>
          <table:table-cell table:style-name="ce26" office:value-type="date" office:date-value="2014-01-06" calcext:value-type="date">
            <text:p>1/6/2014</text:p>
          </table:table-cell>
          <table:table-cell table:style-name="ce26" office:value-type="date" office:date-value="2014-01-07" calcext:value-type="date">
            <text:p>1/7/2014</text:p>
          </table:table-cell>
          <table:table-cell table:style-name="ce26" office:value-type="date" office:date-value="2014-01-08" calcext:value-type="date">
            <text:p>1/8/2014</text:p>
          </table:table-cell>
          <table:table-cell table:style-name="ce26" office:value-type="date" office:date-value="2014-01-09" calcext:value-type="date">
            <text:p>1/9/2014</text:p>
          </table:table-cell>
          <table:table-cell table:style-name="ce26" office:value-type="date" office:date-value="2014-01-10" calcext:value-type="date">
            <text:p>1/10/2014</text:p>
          </table:table-cell>
          <table:table-cell table:style-name="ce26" office:value-type="date" office:date-value="2014-01-11" calcext:value-type="date">
            <text:p>1/11/2014</text:p>
          </table:table-cell>
          <table:table-cell table:style-name="ce26" office:value-type="date" office:date-value="2014-01-12" calcext:value-type="date">
            <text:p>1/12/2014</text:p>
          </table:table-cell>
          <table:table-cell table:number-columns-repeated="50"/>
        </table:table-row>
        <table:table-row table:style-name="ro3">
          <table:table-cell table:style-name="ce2" office:value-type="string" calcext:value-type="string">
            <text:p>Vendas (R$)</text:p>
          </table:table-cell>
          <table:table-cell table:style-name="ce27" table:formula="of:=[.B4]" office:value-type="float" office:value="11729" calcext:value-type="float">
            <text:p>11,729</text:p>
          </table:table-cell>
          <table:table-cell table:style-name="ce31" table:formula="of:=[.B10]*(1+[.C8])" office:value-type="float" office:value="13070.1571120098" calcext:value-type="float">
            <text:p>13,070</text:p>
          </table:table-cell>
          <table:table-cell table:style-name="ce31" table:formula="of:=[.C10]*(1+[.D8])" office:value-type="float" office:value="14564.6693607827" calcext:value-type="float">
            <text:p>14,565</text:p>
          </table:table-cell>
          <table:table-cell table:style-name="ce31" table:formula="of:=[.D10]*(1+[.E8])" office:value-type="float" office:value="16230.072199668" calcext:value-type="float">
            <text:p>16,230</text:p>
          </table:table-cell>
          <table:table-cell table:style-name="ce31" table:formula="of:=[.E10]*(1+[.F8])" office:value-type="float" office:value="18085.9061803157" calcext:value-type="float">
            <text:p>18,086</text:p>
          </table:table-cell>
          <table:table-cell table:style-name="ce31" table:formula="of:=[.F10]*(1+[.G8])" office:value-type="float" office:value="20153.9462264299" calcext:value-type="float">
            <text:p>20,154</text:p>
          </table:table-cell>
          <table:table-cell table:style-name="ce31" table:formula="of:=[.G10]*(1+[.H8])" office:value-type="float" office:value="22458.4571239181" calcext:value-type="float">
            <text:p>22,458</text:p>
          </table:table-cell>
          <table:table-cell table:style-name="ce31" table:formula="of:=[.H10]*(1+[.I8])" office:value-type="float" office:value="25026.4782251638" calcext:value-type="float">
            <text:p>25,026</text:p>
          </table:table-cell>
          <table:table-cell table:style-name="ce31" table:formula="of:=[.I10]*(1+[.J8])" office:value-type="float" office:value="27888.1407079191" calcext:value-type="float">
            <text:p>27,888</text:p>
          </table:table-cell>
          <table:table-cell table:style-name="ce31" table:formula="of:=[.J10]*(1+[.K8])" office:value-type="float" office:value="31077.0211112916" calcext:value-type="float">
            <text:p>31,077</text:p>
          </table:table-cell>
          <table:table-cell table:style-name="ce31" table:formula="of:=[.K10]*(1+[.L8])" office:value-type="float" office:value="34630.5352969415" calcext:value-type="float">
            <text:p>34,631</text:p>
          </table:table-cell>
          <table:table-cell table:style-name="ce31" table:formula="of:=[.L10]*(1+[.M8])" office:value-type="float" office:value="38590.3774579271" calcext:value-type="float">
            <text:p>38,590</text:p>
          </table:table-cell>
          <table:table-cell table:style-name="ce35" table:formula="of:=[.M10]*(1+[.N8])" office:value-type="float" office:value="43003.0093261888" calcext:value-type="float">
            <text:p>43,003</text:p>
          </table:table-cell>
          <table:table-cell table:number-columns-repeated="50"/>
        </table:table-row>
        <table:table-row table:style-name="ro3">
          <table:table-cell table:number-columns-repeated="2"/>
          <table:table-cell table:style-name="ce30" table:number-columns-repeated="12"/>
          <table:table-cell table:number-columns-repeated="5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1"/>
          <table:table-cell table:number-columns-repeated="62"/>
        </table:table-row>
        <table:table-row table:style-name="ro3">
          <table:table-cell/>
          <table:table-cell table:style-name="ce1" office:value-type="string" calcext:value-type="string">
            <text:p>Quanto a Jumping Cats cresceu EM MÉDIA em 2014 ?</text:p>
          </table:table-cell>
          <table:table-cell table:number-columns-repeated="62"/>
        </table:table-row>
        <table:table-row table:style-name="ro3">
          <table:table-cell table:number-columns-repeated="5"/>
          <table:table-cell table:style-name="ce2" office:value-type="string" calcext:value-type="string">
            <text:p>Produto</text:p>
          </table:table-cell>
          <table:table-cell table:style-name="ce2" office:value-type="string" calcext:value-type="string">
            <text:p>Média Geométrica</text:p>
          </table:table-cell>
          <table:table-cell table:number-columns-repeated="57"/>
        </table:table-row>
        <table:table-row table:style-name="ro3">
          <table:table-cell/>
          <table:table-cell table:style-name="ce2" table:formula="of:=[.H16]" office:value-type="float" office:value="0.114345392787945" calcext:value-type="float">
            <text:p>0.114345392787945</text:p>
          </table:table-cell>
          <table:table-cell table:style-name="ce30"/>
          <table:table-cell table:number-columns-repeated="2"/>
          <table:table-cell table:formula="of:=PRODUCT([.C6:.N6])" office:value-type="float" office:value="3.66638326593818" calcext:value-type="float">
            <text:p>3.66638326593818</text:p>
          </table:table-cell>
          <table:table-cell table:formula="of:=POWER([.F16];1/12)" office:value-type="float" office:value="1.11434539278795" calcext:value-type="float">
            <text:p>1.11434539278795</text:p>
          </table:table-cell>
          <table:table-cell table:formula="of:=[.G16]-1" office:value-type="float" office:value="0.114345392787945" calcext:value-type="float">
            <text:p>0.114345392787945</text:p>
          </table:table-cell>
          <table:table-cell table:number-columns-repeated="56"/>
        </table:table-row>
        <table:table-row table:style-name="ro3">
          <table:table-cell/>
          <table:table-cell table:style-name="ce2"/>
          <table:table-cell table:style-name="ce30"/>
          <table:table-cell/>
          <table:table-cell table:style-name="ce32"/>
          <table:table-cell table:number-columns-repeated="3"/>
          <table:table-cell table:style-name="ce2"/>
          <table:table-cell table:number-columns-repeated="2"/>
          <table:table-cell table:style-name="ce33"/>
          <table:table-cell table:number-columns-repeated="52"/>
        </table:table-row>
        <table:table-row table:style-name="ro3">
          <table:table-cell table:number-columns-repeated="11"/>
          <table:table-cell table:style-name="ce33"/>
          <table:table-cell table:number-columns-repeated="52"/>
        </table:table-row>
        <table:table-row table:style-name="ro2" table:number-rows-repeated="104855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édias" table:style-name="ta5">
        <table:table-column table:style-name="co9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number-columns-repeated="57" table:default-cell-style-name="Default"/>
        <table:table-row table:style-name="ro2">
          <table:table-cell table:number-columns-repeated="64"/>
        </table:table-row>
        <table:table-row table:style-name="ro3">
          <table:table-cell table:number-columns-repeated="2"/>
          <table:table-cell table:style-name="ce36" office:value-type="string" calcext:value-type="string">
            <text:p>A </text:p>
          </table:table-cell>
          <table:table-cell/>
          <table:table-cell table:style-name="ce2" office:value-type="string" calcext:value-type="string">
            <text:p>Média Aritimética</text:p>
          </table:table-cell>
          <table:table-cell/>
          <table:table-cell table:style-name="ce36" office:value-type="string" calcext:value-type="string">
            <text:p>B</text:p>
          </table:table-cell>
          <table:table-cell table:number-columns-repeated="57"/>
        </table:table-row>
        <table:table-row table:style-name="ro3">
          <table:table-cell table:number-columns-repeated="2"/>
          <table:table-cell table:style-name="ce2" office:value-type="float" office:value="50" calcext:value-type="float">
            <text:p>50</text:p>
          </table:table-cell>
          <table:table-cell/>
          <table:table-cell table:formula="of:=([.C3]+[.G3])/2" office:value-type="float" office:value="75" calcext:value-type="float">
            <text:p>75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3"/>
          <table:table-cell table:formula="of:=[.E3]-[.C3]" office:value-type="float" office:value="25" calcext:value-type="float">
            <text:p>25</text:p>
          </table:table-cell>
          <table:table-cell/>
          <table:table-cell table:formula="of:=[.G3]-[.E3]" office:value-type="float" office:value="25" calcext:value-type="float">
            <text:p>25</text:p>
          </table:table-cell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4"/>
          <table:table-cell table:style-name="ce2" office:value-type="string" calcext:value-type="string">
            <text:p>Média Geométrica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2" office:value-type="float" office:value="50" calcext:value-type="float">
            <text:p>50</text:p>
          </table:table-cell>
          <table:table-cell/>
          <table:table-cell table:formula="of:=SQRT([.C7]*[.G7])" office:value-type="float" office:value="70.7106781186548" calcext:value-type="float">
            <text:p>70.7106781186548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3"/>
          <table:table-cell table:formula="of:=[.E7]/[.C7]" office:value-type="float" office:value="1.4142135623731" calcext:value-type="float">
            <text:p>1.4142135623731</text:p>
          </table:table-cell>
          <table:table-cell/>
          <table:table-cell table:formula="of:=[.G7]/[.E7]" office:value-type="float" office:value="1.4142135623731" calcext:value-type="float">
            <text:p>1.4142135623731</text:p>
          </table:table-cell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4"/>
          <table:table-cell table:style-name="ce2" office:value-type="string" calcext:value-type="string">
            <text:p>Média Harmônica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2" office:value-type="float" office:value="50" calcext:value-type="float">
            <text:p>50</text:p>
          </table:table-cell>
          <table:table-cell/>
          <table:table-cell table:formula="of:=2/((1/[.C11])+(1/[.G11]))" office:value-type="float" office:value="66.6666666666667" calcext:value-type="float">
            <text:p>66.6666666666667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3"/>
          <table:table-cell table:formula="of:=(1/[.C11])-(1/[.E11])" office:value-type="float" office:value="0.005" calcext:value-type="float">
            <text:p>0.005</text:p>
          </table:table-cell>
          <table:table-cell/>
          <table:table-cell table:formula="of:=(1/[.E11])-(1/[.G11])" office:value-type="float" office:value="0.005" calcext:value-type="float">
            <text:p>0.005</text:p>
          </table:table-cell>
          <table:table-cell table:number-columns-repeated="58"/>
        </table:table-row>
        <table:table-row table:style-name="ro2" table:number-rows-repeated="104856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édia" table:style-name="ta6">
        <table:table-column table:style-name="co9" table:default-cell-style-name="Default"/>
        <table:table-column table:style-name="co22" table:default-cell-style-name="Default"/>
        <table:table-column table:style-name="co9" table:number-columns-repeated="12" table:default-cell-style-name="Default"/>
        <table:table-column table:style-name="co19" table:default-cell-style-name="Default"/>
        <table:table-column table:style-name="co9" table:number-columns-repeated="49" table:default-cell-style-name="Default"/>
        <table:table-row table:style-name="ro2">
          <table:table-cell table:number-columns-repeated="64"/>
        </table:table-row>
        <table:table-row table:style-name="ro3">
          <table:table-cell/>
          <table:table-cell table:style-name="ce1" office:value-type="string" calcext:value-type="string">
            <text:p>Média ARITIMÉTICA</text:p>
          </table:table-cell>
          <table:table-cell table:number-columns-repeated="62"/>
        </table:table-row>
        <table:table-row table:style-name="ro3">
          <table:table-cell/>
          <table:table-cell table:style-name="ce2" office:value-type="string" calcext:value-type="string">
            <text:p>Valores:</text:p>
          </table:table-cell>
          <table:table-cell table:style-name="ce2" table:formula="of:=RANDBETWEEN(8;12)" office:value-type="float" office:value="10" calcext:value-type="float">
            <text:p>10</text:p>
          </table:table-cell>
          <table:table-cell table:style-name="ce2" table:formula="of:=RANDBETWEEN(8;12)" office:value-type="float" office:value="11" calcext:value-type="float">
            <text:p>11</text:p>
          </table:table-cell>
          <table:table-cell table:style-name="ce2" table:formula="of:=RANDBETWEEN(8;12)" office:value-type="float" office:value="11" calcext:value-type="float">
            <text:p>11</text:p>
          </table:table-cell>
          <table:table-cell table:style-name="ce2" table:formula="of:=RANDBETWEEN(8;12)" office:value-type="float" office:value="11" calcext:value-type="float">
            <text:p>11</text:p>
          </table:table-cell>
          <table:table-cell table:style-name="ce2" table:formula="of:=RANDBETWEEN(8;12)" office:value-type="float" office:value="10" calcext:value-type="float">
            <text:p>10</text:p>
          </table:table-cell>
          <table:table-cell table:style-name="ce2" table:formula="of:=RANDBETWEEN(8;12)" office:value-type="float" office:value="9" calcext:value-type="float">
            <text:p>9</text:p>
          </table:table-cell>
          <table:table-cell table:style-name="ce2" table:formula="of:=RANDBETWEEN(8;12)" office:value-type="float" office:value="12" calcext:value-type="float">
            <text:p>12</text:p>
          </table:table-cell>
          <table:table-cell table:style-name="ce2" table:formula="of:=RANDBETWEEN(8;12)" office:value-type="float" office:value="12" calcext:value-type="float">
            <text:p>12</text:p>
          </table:table-cell>
          <table:table-cell table:style-name="ce2" table:formula="of:=RANDBETWEEN(8;12)" office:value-type="float" office:value="9" calcext:value-type="float">
            <text:p>9</text:p>
          </table:table-cell>
          <table:table-cell table:style-name="ce2" table:formula="of:=RANDBETWEEN(8;12)" office:value-type="float" office:value="8" calcext:value-type="float">
            <text:p>8</text:p>
          </table:table-cell>
          <table:table-cell table:style-name="ce2" table:formula="of:=RANDBETWEEN(8;12)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Média aritimética:</text:p>
          </table:table-cell>
          <table:table-cell table:formula="of:=AVERAGE([.C3:.M3])" office:value-type="float" office:value="10.2727272727273" calcext:value-type="float">
            <text:p>10.2727272727273</text:p>
          </table:table-cell>
          <table:table-cell table:number-columns-repeated="48"/>
        </table:table-row>
        <table:table-row table:style-name="ro3">
          <table:table-cell/>
          <table:table-cell table:style-name="ce2" office:value-type="string" calcext:value-type="string">
            <text:p>Acumulativo:</text:p>
          </table:table-cell>
          <table:table-cell table:formula="of:=[.C3]" office:value-type="float" office:value="10" calcext:value-type="float">
            <text:p>10</text:p>
          </table:table-cell>
          <table:table-cell table:formula="of:=[.C4]+[.D3]" office:value-type="float" office:value="21" calcext:value-type="float">
            <text:p>21</text:p>
          </table:table-cell>
          <table:table-cell table:formula="of:=[.D4]+[.E3]" office:value-type="float" office:value="32" calcext:value-type="float">
            <text:p>32</text:p>
          </table:table-cell>
          <table:table-cell table:formula="of:=[.E4]+[.F3]" office:value-type="float" office:value="43" calcext:value-type="float">
            <text:p>43</text:p>
          </table:table-cell>
          <table:table-cell table:formula="of:=[.F4]+[.G3]" office:value-type="float" office:value="53" calcext:value-type="float">
            <text:p>53</text:p>
          </table:table-cell>
          <table:table-cell table:formula="of:=[.G4]+[.H3]" office:value-type="float" office:value="62" calcext:value-type="float">
            <text:p>62</text:p>
          </table:table-cell>
          <table:table-cell table:formula="of:=[.H4]+[.I3]" office:value-type="float" office:value="74" calcext:value-type="float">
            <text:p>74</text:p>
          </table:table-cell>
          <table:table-cell table:formula="of:=[.I4]+[.J3]" office:value-type="float" office:value="86" calcext:value-type="float">
            <text:p>86</text:p>
          </table:table-cell>
          <table:table-cell table:formula="of:=[.J4]+[.K3]" office:value-type="float" office:value="95" calcext:value-type="float">
            <text:p>95</text:p>
          </table:table-cell>
          <table:table-cell table:formula="of:=[.K4]+[.L3]" office:value-type="float" office:value="103" calcext:value-type="float">
            <text:p>103</text:p>
          </table:table-cell>
          <table:table-cell table:formula="of:=[.L4]+[.M3]" office:value-type="float" office:value="113" calcext:value-type="float">
            <text:p>113</text:p>
          </table:table-cell>
          <table:table-cell table:number-columns-repeated="51"/>
        </table:table-row>
        <table:table-row table:style-name="ro3">
          <table:table-cell/>
          <table:table-cell table:style-name="ce2" office:value-type="string" calcext:value-type="string">
            <text:p>Acumulado (média)</text:p>
          </table:table-cell>
          <table:table-cell table:style-name="ce37" table:formula="of:=[.P3]" office:value-type="float" office:value="10.2727272727273" calcext:value-type="float">
            <text:p>10.27</text:p>
          </table:table-cell>
          <table:table-cell table:style-name="ce37" table:formula="of:=[.C5]+[.$P$3]" office:value-type="float" office:value="20.5454545454545" calcext:value-type="float">
            <text:p>20.55</text:p>
          </table:table-cell>
          <table:table-cell table:style-name="ce37" table:formula="of:=[.D5]+[.$P$3]" office:value-type="float" office:value="30.8181818181818" calcext:value-type="float">
            <text:p>30.82</text:p>
          </table:table-cell>
          <table:table-cell table:style-name="ce37" table:formula="of:=[.E5]+[.$P$3]" office:value-type="float" office:value="41.0909090909091" calcext:value-type="float">
            <text:p>41.09</text:p>
          </table:table-cell>
          <table:table-cell table:style-name="ce37" table:formula="of:=[.F5]+[.$P$3]" office:value-type="float" office:value="51.3636363636364" calcext:value-type="float">
            <text:p>51.36</text:p>
          </table:table-cell>
          <table:table-cell table:style-name="ce37" table:formula="of:=[.G5]+[.$P$3]" office:value-type="float" office:value="61.6363636363636" calcext:value-type="float">
            <text:p>61.64</text:p>
          </table:table-cell>
          <table:table-cell table:style-name="ce37" table:formula="of:=[.H5]+[.$P$3]" office:value-type="float" office:value="71.9090909090909" calcext:value-type="float">
            <text:p>71.91</text:p>
          </table:table-cell>
          <table:table-cell table:style-name="ce37" table:formula="of:=[.I5]+[.$P$3]" office:value-type="float" office:value="82.1818181818182" calcext:value-type="float">
            <text:p>82.18</text:p>
          </table:table-cell>
          <table:table-cell table:style-name="ce37" table:formula="of:=[.J5]+[.$P$3]" office:value-type="float" office:value="92.4545454545455" calcext:value-type="float">
            <text:p>92.45</text:p>
          </table:table-cell>
          <table:table-cell table:style-name="ce37" table:formula="of:=[.K5]+[.$P$3]" office:value-type="float" office:value="102.727272727273" calcext:value-type="float">
            <text:p>102.73</text:p>
          </table:table-cell>
          <table:table-cell table:style-name="ce37" table:formula="of:=[.L5]+[.$P$3]" office:value-type="float" office:value="113" calcext:value-type="float">
            <text:p>113.00</text:p>
          </table:table-cell>
          <table:table-cell table:number-columns-repeated="51"/>
        </table:table-row>
        <table:table-row table:style-name="ro2" table:number-rows-repeated="2">
          <table:table-cell table:number-columns-repeated="64"/>
        </table:table-row>
        <table:table-row table:style-name="ro3">
          <table:table-cell table:number-columns-repeated="5"/>
          <table:table-cell table:style-name="ce2"/>
          <table:table-cell table:number-columns-repeated="58"/>
        </table:table-row>
        <table:table-row table:style-name="ro3">
          <table:table-cell/>
          <table:table-cell table:style-name="ce1" office:value-type="string" calcext:value-type="string">
            <text:p>Média GEOMÉTRICA</text:p>
          </table:table-cell>
          <table:table-cell table:number-columns-repeated="62"/>
        </table:table-row>
        <table:table-row table:style-name="ro3">
          <table:table-cell/>
          <table:table-cell table:style-name="ce2" office:value-type="string" calcext:value-type="string">
            <text:p>Valores:</text:p>
          </table:table-cell>
          <table:table-cell table:style-name="ce2" table:formula="of:=RAND()*2" office:value-type="float" office:value="1.11876016712713" calcext:value-type="float">
            <text:p>1.11876016712713</text:p>
          </table:table-cell>
          <table:table-cell table:style-name="ce2" table:formula="of:=RAND()*2" office:value-type="float" office:value="1.35040983457853" calcext:value-type="float">
            <text:p>1.35040983457853</text:p>
          </table:table-cell>
          <table:table-cell table:style-name="ce2" table:formula="of:=RAND()*2" office:value-type="float" office:value="0.239792212116793" calcext:value-type="float">
            <text:p>0.239792212116793</text:p>
          </table:table-cell>
          <table:table-cell table:style-name="ce2" table:formula="of:=RAND()*2" office:value-type="float" office:value="0.803596259494445" calcext:value-type="float">
            <text:p>0.803596259494445</text:p>
          </table:table-cell>
          <table:table-cell table:style-name="ce2" table:formula="of:=RAND()*2" office:value-type="float" office:value="0.934527508317184" calcext:value-type="float">
            <text:p>0.934527508317184</text:p>
          </table:table-cell>
          <table:table-cell table:style-name="ce2" table:formula="of:=RAND()*2" office:value-type="float" office:value="0.972154029725658" calcext:value-type="float">
            <text:p>0.972154029725658</text:p>
          </table:table-cell>
          <table:table-cell table:style-name="ce2" table:formula="of:=RAND()*2" office:value-type="float" office:value="0.405321272850724" calcext:value-type="float">
            <text:p>0.405321272850724</text:p>
          </table:table-cell>
          <table:table-cell table:style-name="ce2" table:formula="of:=RAND()*2" office:value-type="float" office:value="1.01833111154432" calcext:value-type="float">
            <text:p>1.01833111154432</text:p>
          </table:table-cell>
          <table:table-cell table:style-name="ce2" table:formula="of:=RAND()*2" office:value-type="float" office:value="1.06608552112052" calcext:value-type="float">
            <text:p>1.06608552112052</text:p>
          </table:table-cell>
          <table:table-cell table:style-name="ce2" table:formula="of:=RAND()*2" office:value-type="float" office:value="1.85805991850032" calcext:value-type="float">
            <text:p>1.85805991850032</text:p>
          </table:table-cell>
          <table:table-cell table:style-name="ce2" table:formula="of:=RAND()*2" office:value-type="float" office:value="0.994204112385196" calcext:value-type="float">
            <text:p>0.994204112385196</text:p>
          </table:table-cell>
          <table:table-cell/>
          <table:table-cell table:style-name="ce2"/>
          <table:table-cell table:number-columns-repeated="49"/>
        </table:table-row>
        <table:table-row table:style-name="ro3">
          <table:table-cell/>
          <table:table-cell table:style-name="ce2" office:value-type="string" calcext:value-type="string">
            <text:p>Acumulativo:</text:p>
          </table:table-cell>
          <table:table-cell table:formula="of:=[.C10]" office:value-type="float" office:value="1.11876016712713" calcext:value-type="float">
            <text:p>1.11876016712713</text:p>
          </table:table-cell>
          <table:table-cell table:formula="of:=[.C11]*[.D10]" office:value-type="float" office:value="1.51078473222321" calcext:value-type="float">
            <text:p>1.51078473222321</text:p>
          </table:table-cell>
          <table:table-cell table:formula="of:=[.D11]*[.E10]" office:value-type="float" office:value="0.362274412972079" calcext:value-type="float">
            <text:p>0.362274412972079</text:p>
          </table:table-cell>
          <table:table-cell table:formula="of:=[.E11]*[.F10]" office:value-type="float" office:value="0.291122363174908" calcext:value-type="float">
            <text:p>0.291122363174908</text:p>
          </table:table-cell>
          <table:table-cell table:formula="of:=[.F11]*[.G10]" office:value-type="float" office:value="0.272061856673257" calcext:value-type="float">
            <text:p>0.272061856673257</text:p>
          </table:table-cell>
          <table:table-cell table:formula="of:=[.G11]*[.H10]" office:value-type="float" office:value="0.264486030299551" calcext:value-type="float">
            <text:p>0.264486030299551</text:p>
          </table:table-cell>
          <table:table-cell table:formula="of:=[.H11]*[.I10]" office:value-type="float" office:value="0.107201814452249" calcext:value-type="float">
            <text:p>0.107201814452249</text:p>
          </table:table-cell>
          <table:table-cell table:formula="of:=[.I11]*[.J10]" office:value-type="float" office:value="0.109166942870727" calcext:value-type="float">
            <text:p>0.109166942870727</text:p>
          </table:table-cell>
          <table:table-cell table:formula="of:=[.J11]*[.K10]" office:value-type="float" office:value="0.116381297179473" calcext:value-type="float">
            <text:p>0.116381297179473</text:p>
          </table:table-cell>
          <table:table-cell table:formula="of:=[.K11]*[.L10]" office:value-type="float" office:value="0.216243423552254" calcext:value-type="float">
            <text:p>0.216243423552254</text:p>
          </table:table-cell>
          <table:table-cell table:formula="of:=[.L11]*[.M10]" office:value-type="float" office:value="0.214990100971904" calcext:value-type="float">
            <text:p>0.214990100971904</text:p>
          </table:table-cell>
          <table:table-cell table:number-columns-repeated="51"/>
        </table:table-row>
        <table:table-row table:style-name="ro3">
          <table:table-cell/>
          <table:table-cell table:style-name="ce2" office:value-type="string" calcext:value-type="string">
            <text:p>Acumulado (média)</text:p>
          </table:table-cell>
          <table:table-cell table:style-name="ce37" table:formula="of:=[.P10]" office:value-type="float" office:value="0" calcext:value-type="float">
            <text:p>0.00</text:p>
          </table:table-cell>
          <table:table-cell table:style-name="ce37" table:formula="of:=[.C12]+[.$P$10]" office:value-type="float" office:value="0" calcext:value-type="float">
            <text:p>0.00</text:p>
          </table:table-cell>
          <table:table-cell table:style-name="ce37" table:formula="of:=[.D12]+[.$P$10]" office:value-type="float" office:value="0" calcext:value-type="float">
            <text:p>0.00</text:p>
          </table:table-cell>
          <table:table-cell table:style-name="ce37" table:formula="of:=[.E12]+[.$P$10]" office:value-type="float" office:value="0" calcext:value-type="float">
            <text:p>0.00</text:p>
          </table:table-cell>
          <table:table-cell table:style-name="ce37" table:formula="of:=[.F12]+[.$P$10]" office:value-type="float" office:value="0" calcext:value-type="float">
            <text:p>0.00</text:p>
          </table:table-cell>
          <table:table-cell table:style-name="ce37" table:formula="of:=[.G12]+[.$P$10]" office:value-type="float" office:value="0" calcext:value-type="float">
            <text:p>0.00</text:p>
          </table:table-cell>
          <table:table-cell table:style-name="ce37" table:formula="of:=[.H12]+[.$P$10]" office:value-type="float" office:value="0" calcext:value-type="float">
            <text:p>0.00</text:p>
          </table:table-cell>
          <table:table-cell table:style-name="ce37" table:formula="of:=[.I12]+[.$P$10]" office:value-type="float" office:value="0" calcext:value-type="float">
            <text:p>0.00</text:p>
          </table:table-cell>
          <table:table-cell table:style-name="ce37" table:formula="of:=[.J12]+[.$P$10]" office:value-type="float" office:value="0" calcext:value-type="float">
            <text:p>0.00</text:p>
          </table:table-cell>
          <table:table-cell table:style-name="ce37" table:formula="of:=[.K12]+[.$P$10]" office:value-type="float" office:value="0" calcext:value-type="float">
            <text:p>0.00</text:p>
          </table:table-cell>
          <table:table-cell table:style-name="ce37" table:formula="of:=[.L12]+[.$P$10]" office:value-type="float" office:value="0" calcext:value-type="float">
            <text:p>0.00</text:p>
          </table:table-cell>
          <table:table-cell table:number-columns-repeated="51"/>
        </table:table-row>
        <table:table-row table:style-name="ro2" table:number-rows-repeated="104856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urn" table:style-name="ta7">
        <table:table-column table:style-name="co9" table:number-columns-repeated="64" table:default-cell-style-name="Default"/>
        <table:table-row table:style-name="ro3">
          <table:table-cell table:style-name="ce2" office:value-type="string" calcext:value-type="string">
            <text:p>Meses</text:p>
          </table:table-cell>
          <table:table-cell table:style-name="ce2" office:value-type="string" calcext:value-type="string">
            <text:p>Novos Clientes</text:p>
          </table:table-cell>
          <table:table-cell table:style-name="ce2" office:value-type="string" calcext:value-type="string">
            <text:p>Clientes Ativos</text:p>
          </table:table-cell>
          <table:table-cell table:style-name="ce2" office:value-type="string" calcext:value-type="string">
            <text:p>Churn(Clientes)</text:p>
          </table:table-cell>
          <table:table-cell table:style-name="ce2" office:value-type="string" calcext:value-type="string">
            <text:p>Churn(%)</text:p>
          </table:table-cell>
          <table:table-cell table:number-columns-repeated="59"/>
        </table:table-row>
        <table:table-row table:style-name="ro3">
          <table:table-cell table:style-name="ce26" office:value-type="date" office:date-value="2014-01-01" calcext:value-type="date">
            <text:p>1/1/2014</text:p>
          </table:table-cell>
          <table:table-cell table:style-name="ce31" office:value-type="float" office:value="2602" calcext:value-type="float">
            <text:p>2,602</text:p>
          </table:table-cell>
          <table:table-cell table:style-name="ce27" office:value-type="float" office:value="14765" calcext:value-type="float">
            <text:p>14,765</text:p>
          </table:table-cell>
          <table:table-cell table:style-name="ce31" table:formula="of:=[.C2]+[.B2]-[.C3]" office:value-type="float" office:value="587" calcext:value-type="float">
            <text:p>587</text:p>
          </table:table-cell>
          <table:table-cell table:style-name="ce30" table:formula="of:=[.D2]/[.C2]" office:value-type="percentage" office:value="0.0397561801557738" calcext:value-type="percentage">
            <text:p>3.98%</text:p>
          </table:table-cell>
          <table:table-cell table:number-columns-repeated="59"/>
        </table:table-row>
        <table:table-row table:style-name="ro3">
          <table:table-cell table:style-name="ce26" office:value-type="date" office:date-value="2014-01-02" calcext:value-type="date">
            <text:p>1/2/2014</text:p>
          </table:table-cell>
          <table:table-cell table:style-name="ce31" office:value-type="float" office:value="3177" calcext:value-type="float">
            <text:p>3,177</text:p>
          </table:table-cell>
          <table:table-cell table:style-name="ce31" office:value-type="float" office:value="16780" calcext:value-type="float">
            <text:p>16,780</text:p>
          </table:table-cell>
          <table:table-cell table:style-name="ce31" table:formula="of:=[.C3]+[.B3]-[.C4]" office:value-type="float" office:value="835" calcext:value-type="float">
            <text:p>835</text:p>
          </table:table-cell>
          <table:table-cell table:style-name="ce30" table:formula="of:=[.D3]/[.C3]" office:value-type="percentage" office:value="0.049761620977354" calcext:value-type="percentage">
            <text:p>4.98%</text:p>
          </table:table-cell>
          <table:table-cell table:number-columns-repeated="59"/>
        </table:table-row>
        <table:table-row table:style-name="ro3">
          <table:table-cell table:style-name="ce26" office:value-type="date" office:date-value="2014-01-03" calcext:value-type="date">
            <text:p>1/3/2014</text:p>
          </table:table-cell>
          <table:table-cell table:style-name="ce31" office:value-type="float" office:value="3374" calcext:value-type="float">
            <text:p>3,374</text:p>
          </table:table-cell>
          <table:table-cell table:style-name="ce31" office:value-type="float" office:value="19122" calcext:value-type="float">
            <text:p>19,122</text:p>
          </table:table-cell>
          <table:table-cell table:style-name="ce31" table:formula="of:=[.C4]+[.B4]-[.C5]" office:value-type="float" office:value="1863" calcext:value-type="float">
            <text:p>1,863</text:p>
          </table:table-cell>
          <table:table-cell table:style-name="ce30" table:formula="of:=[.D4]/[.C4]" office:value-type="percentage" office:value="0.0974270473799812" calcext:value-type="percentage">
            <text:p>9.74%</text:p>
          </table:table-cell>
          <table:table-cell table:number-columns-repeated="59"/>
        </table:table-row>
        <table:table-row table:style-name="ro3">
          <table:table-cell table:style-name="ce26" office:value-type="date" office:date-value="2014-01-04" calcext:value-type="date">
            <text:p>1/4/2014</text:p>
          </table:table-cell>
          <table:table-cell table:style-name="ce31" office:value-type="float" office:value="2742" calcext:value-type="float">
            <text:p>2,742</text:p>
          </table:table-cell>
          <table:table-cell table:style-name="ce31" office:value-type="float" office:value="20633" calcext:value-type="float">
            <text:p>20,633</text:p>
          </table:table-cell>
          <table:table-cell table:style-name="ce31" table:formula="of:=[.C5]+[.B5]-[.C6]" office:value-type="float" office:value="583" calcext:value-type="float">
            <text:p>583</text:p>
          </table:table-cell>
          <table:table-cell table:style-name="ce30" table:formula="of:=[.D5]/[.C5]" office:value-type="percentage" office:value="0.0282557068773324" calcext:value-type="percentage">
            <text:p>2.83%</text:p>
          </table:table-cell>
          <table:table-cell table:number-columns-repeated="59"/>
        </table:table-row>
        <table:table-row table:style-name="ro3">
          <table:table-cell table:style-name="ce26" office:value-type="date" office:date-value="2014-01-05" calcext:value-type="date">
            <text:p>1/5/2014</text:p>
          </table:table-cell>
          <table:table-cell table:style-name="ce31" office:value-type="float" office:value="3418" calcext:value-type="float">
            <text:p>3,418</text:p>
          </table:table-cell>
          <table:table-cell table:style-name="ce31" office:value-type="float" office:value="22792" calcext:value-type="float">
            <text:p>22,792</text:p>
          </table:table-cell>
          <table:table-cell table:style-name="ce31" table:formula="of:=[.C6]+[.B6]-[.C7]" office:value-type="float" office:value="1797" calcext:value-type="float">
            <text:p>1,797</text:p>
          </table:table-cell>
          <table:table-cell table:style-name="ce30" table:formula="of:=[.D6]/[.C6]" office:value-type="percentage" office:value="0.0788434538434538" calcext:value-type="percentage">
            <text:p>7.88%</text:p>
          </table:table-cell>
          <table:table-cell table:number-columns-repeated="59"/>
        </table:table-row>
        <table:table-row table:style-name="ro3">
          <table:table-cell table:style-name="ce26" office:value-type="date" office:date-value="2014-01-06" calcext:value-type="date">
            <text:p>1/6/2014</text:p>
          </table:table-cell>
          <table:table-cell table:style-name="ce31" office:value-type="float" office:value="2778" calcext:value-type="float">
            <text:p>2,778</text:p>
          </table:table-cell>
          <table:table-cell table:style-name="ce31" office:value-type="float" office:value="24413" calcext:value-type="float">
            <text:p>24,413</text:p>
          </table:table-cell>
          <table:table-cell table:style-name="ce31" table:formula="of:=[.C7]+[.B7]-[.C8]" office:value-type="float" office:value="1744" calcext:value-type="float">
            <text:p>1,744</text:p>
          </table:table-cell>
          <table:table-cell table:style-name="ce30" table:formula="of:=[.D7]/[.C7]" office:value-type="percentage" office:value="0.0714373489534265" calcext:value-type="percentage">
            <text:p>7.14%</text:p>
          </table:table-cell>
          <table:table-cell table:number-columns-repeated="59"/>
        </table:table-row>
        <table:table-row table:style-name="ro3">
          <table:table-cell table:style-name="ce26" office:value-type="date" office:date-value="2014-01-07" calcext:value-type="date">
            <text:p>1/7/2014</text:p>
          </table:table-cell>
          <table:table-cell table:style-name="ce31" office:value-type="float" office:value="2804" calcext:value-type="float">
            <text:p>2,804</text:p>
          </table:table-cell>
          <table:table-cell table:style-name="ce31" office:value-type="float" office:value="25447" calcext:value-type="float">
            <text:p>25,447</text:p>
          </table:table-cell>
          <table:table-cell table:style-name="ce31" table:formula="of:=[.C8]+[.B8]-[.C9]" office:value-type="float" office:value="1440" calcext:value-type="float">
            <text:p>1,440</text:p>
          </table:table-cell>
          <table:table-cell table:style-name="ce30" table:formula="of:=[.D8]/[.C8]" office:value-type="percentage" office:value="0.0565882029315833" calcext:value-type="percentage">
            <text:p>5.66%</text:p>
          </table:table-cell>
          <table:table-cell table:number-columns-repeated="59"/>
        </table:table-row>
        <table:table-row table:style-name="ro3">
          <table:table-cell table:style-name="ce26" office:value-type="date" office:date-value="2014-01-08" calcext:value-type="date">
            <text:p>1/8/2014</text:p>
          </table:table-cell>
          <table:table-cell table:style-name="ce31" office:value-type="float" office:value="3190" calcext:value-type="float">
            <text:p>3,190</text:p>
          </table:table-cell>
          <table:table-cell table:style-name="ce31" office:value-type="float" office:value="26811" calcext:value-type="float">
            <text:p>26,811</text:p>
          </table:table-cell>
          <table:table-cell table:style-name="ce31" table:formula="of:=[.C9]+[.B9]-[.C10]" office:value-type="float" office:value="2360" calcext:value-type="float">
            <text:p>2,360</text:p>
          </table:table-cell>
          <table:table-cell table:style-name="ce30" table:formula="of:=[.D9]/[.C9]" office:value-type="percentage" office:value="0.0880235724143076" calcext:value-type="percentage">
            <text:p>8.80%</text:p>
          </table:table-cell>
          <table:table-cell table:number-columns-repeated="59"/>
        </table:table-row>
        <table:table-row table:style-name="ro3">
          <table:table-cell table:style-name="ce26" office:value-type="date" office:date-value="2014-01-09" calcext:value-type="date">
            <text:p>1/9/2014</text:p>
          </table:table-cell>
          <table:table-cell table:style-name="ce31" office:value-type="float" office:value="3000" calcext:value-type="float">
            <text:p>3,000</text:p>
          </table:table-cell>
          <table:table-cell table:style-name="ce31" office:value-type="float" office:value="27641" calcext:value-type="float">
            <text:p>27,641</text:p>
          </table:table-cell>
          <table:table-cell table:style-name="ce31" table:formula="of:=[.C10]+[.B10]-[.C11]" office:value-type="float" office:value="2918" calcext:value-type="float">
            <text:p>2,918</text:p>
          </table:table-cell>
          <table:table-cell table:style-name="ce30" table:formula="of:=[.D10]/[.C10]" office:value-type="percentage" office:value="0.105567815925618" calcext:value-type="percentage">
            <text:p>10.56%</text:p>
          </table:table-cell>
          <table:table-cell table:number-columns-repeated="59"/>
        </table:table-row>
        <table:table-row table:style-name="ro3">
          <table:table-cell table:style-name="ce26" office:value-type="date" office:date-value="2014-01-10" calcext:value-type="date">
            <text:p>1/10/2014</text:p>
          </table:table-cell>
          <table:table-cell table:style-name="ce31" office:value-type="float" office:value="2634" calcext:value-type="float">
            <text:p>2,634</text:p>
          </table:table-cell>
          <table:table-cell table:style-name="ce31" office:value-type="float" office:value="27723" calcext:value-type="float">
            <text:p>27,723</text:p>
          </table:table-cell>
          <table:table-cell table:style-name="ce31" table:formula="of:=[.C11]+[.B11]-[.C12]" office:value-type="float" office:value="2175" calcext:value-type="float">
            <text:p>2,175</text:p>
          </table:table-cell>
          <table:table-cell table:style-name="ce30" table:formula="of:=[.D11]/[.C11]" office:value-type="percentage" office:value="0.0784547126934315" calcext:value-type="percentage">
            <text:p>7.85%</text:p>
          </table:table-cell>
          <table:table-cell table:number-columns-repeated="59"/>
        </table:table-row>
        <table:table-row table:style-name="ro3">
          <table:table-cell table:style-name="ce26" office:value-type="date" office:date-value="2014-01-11" calcext:value-type="date">
            <text:p>1/11/2014</text:p>
          </table:table-cell>
          <table:table-cell table:style-name="ce31" office:value-type="float" office:value="2514" calcext:value-type="float">
            <text:p>2,514</text:p>
          </table:table-cell>
          <table:table-cell table:style-name="ce31" office:value-type="float" office:value="28182" calcext:value-type="float">
            <text:p>28,182</text:p>
          </table:table-cell>
          <table:table-cell table:style-name="ce31" table:formula="of:=[.C12]+[.B12]-[.C13]" office:value-type="float" office:value="1970" calcext:value-type="float">
            <text:p>1,970</text:p>
          </table:table-cell>
          <table:table-cell table:style-name="ce30" table:formula="of:=[.D12]/[.C12]" office:value-type="percentage" office:value="0.0699027748208076" calcext:value-type="percentage">
            <text:p>6.99%</text:p>
          </table:table-cell>
          <table:table-cell table:number-columns-repeated="59"/>
        </table:table-row>
        <table:table-row table:style-name="ro3">
          <table:table-cell table:style-name="ce26" office:value-type="date" office:date-value="2014-01-12" calcext:value-type="date">
            <text:p>1/12/2014</text:p>
          </table:table-cell>
          <table:table-cell table:style-name="ce31" office:value-type="float" office:value="3200" calcext:value-type="float">
            <text:p>3,200</text:p>
          </table:table-cell>
          <table:table-cell table:style-name="ce31" office:value-type="float" office:value="28726" calcext:value-type="float">
            <text:p>28,726</text:p>
          </table:table-cell>
          <table:table-cell table:style-name="ce31" table:formula="of:=[.C13]+[.B13]-[.C14]" office:value-type="float" office:value="2701" calcext:value-type="float">
            <text:p>2,701</text:p>
          </table:table-cell>
          <table:table-cell table:style-name="ce30" table:formula="of:=[.D13]/[.C13]" office:value-type="percentage" office:value="0.0940263176216668" calcext:value-type="percentage">
            <text:p>9.40%</text:p>
          </table:table-cell>
          <table:table-cell table:number-columns-repeated="59"/>
        </table:table-row>
        <table:table-row table:style-name="ro3">
          <table:table-cell table:style-name="ce26" office:value-type="date" office:date-value="2015-01-01" calcext:value-type="date">
            <text:p>1/1/2015</text:p>
          </table:table-cell>
          <table:table-cell table:style-name="ce31" office:value-type="float" office:value="2884" calcext:value-type="float">
            <text:p>2,884</text:p>
          </table:table-cell>
          <table:table-cell table:style-name="ce31" office:value-type="float" office:value="29225" calcext:value-type="float">
            <text:p>29,225</text:p>
          </table:table-cell>
          <table:table-cell table:style-name="ce31" table:formula="of:=[.C14]+[.B14]-[.C15]" office:value-type="float" office:value="1350" calcext:value-type="float">
            <text:p>1,350</text:p>
          </table:table-cell>
          <table:table-cell table:style-name="ce30" table:formula="of:=[.D14]/[.C14]" office:value-type="percentage" office:value="0.0461933276304534" calcext:value-type="percentage">
            <text:p>4.62%</text:p>
          </table:table-cell>
          <table:table-cell table:number-columns-repeated="59"/>
        </table:table-row>
        <table:table-row table:style-name="ro3">
          <table:table-cell table:style-name="ce26" office:value-type="date" office:date-value="2015-01-02" calcext:value-type="date">
            <text:p>1/2/2015</text:p>
          </table:table-cell>
          <table:table-cell table:style-name="ce31" office:value-type="float" office:value="3363" calcext:value-type="float">
            <text:p>3,363</text:p>
          </table:table-cell>
          <table:table-cell table:style-name="ce31" office:value-type="float" office:value="30759" calcext:value-type="float">
            <text:p>30,759</text:p>
          </table:table-cell>
          <table:table-cell table:style-name="ce31" table:formula="of:=[.C15]+[.B15]-[.C16]" office:value-type="float" office:value="1906" calcext:value-type="float">
            <text:p>1,906</text:p>
          </table:table-cell>
          <table:table-cell table:style-name="ce30" table:formula="of:=[.D15]/[.C15]" office:value-type="percentage" office:value="0.0619656035631848" calcext:value-type="percentage">
            <text:p>6.20%</text:p>
          </table:table-cell>
          <table:table-cell table:number-columns-repeated="59"/>
        </table:table-row>
        <table:table-row table:style-name="ro3">
          <table:table-cell table:style-name="ce26" office:value-type="date" office:date-value="2015-01-03" calcext:value-type="date">
            <text:p>1/3/2015</text:p>
          </table:table-cell>
          <table:table-cell table:style-name="ce31" office:value-type="float" office:value="3220" calcext:value-type="float">
            <text:p>3,220</text:p>
          </table:table-cell>
          <table:table-cell table:style-name="ce31" office:value-type="float" office:value="32216" calcext:value-type="float">
            <text:p>32,216</text:p>
          </table:table-cell>
          <table:table-cell table:style-name="ce31" table:formula="of:=[.C16]+[.B16]-[.C17]" office:value-type="float" office:value="3326" calcext:value-type="float">
            <text:p>3,326</text:p>
          </table:table-cell>
          <table:table-cell table:style-name="ce30" table:formula="of:=[.D16]/[.C16]" office:value-type="percentage" office:value="0.103240625776012" calcext:value-type="percentage">
            <text:p>10.32%</text:p>
          </table:table-cell>
          <table:table-cell table:number-columns-repeated="59"/>
        </table:table-row>
        <table:table-row table:style-name="ro3">
          <table:table-cell table:style-name="ce26" office:value-type="date" office:date-value="2015-01-04" calcext:value-type="date">
            <text:p>1/4/2015</text:p>
          </table:table-cell>
          <table:table-cell table:style-name="ce31" office:value-type="float" office:value="2908" calcext:value-type="float">
            <text:p>2,908</text:p>
          </table:table-cell>
          <table:table-cell table:style-name="ce31" office:value-type="float" office:value="32110" calcext:value-type="float">
            <text:p>32,110</text:p>
          </table:table-cell>
          <table:table-cell table:style-name="ce31" table:formula="of:=[.C17]+[.B17]-[.C18]" office:value-type="float" office:value="2497" calcext:value-type="float">
            <text:p>2,497</text:p>
          </table:table-cell>
          <table:table-cell table:style-name="ce30" table:formula="of:=[.D17]/[.C17]" office:value-type="percentage" office:value="0.0777639364683899" calcext:value-type="percentage">
            <text:p>7.78%</text:p>
          </table:table-cell>
          <table:table-cell table:number-columns-repeated="59"/>
        </table:table-row>
        <table:table-row table:style-name="ro3">
          <table:table-cell table:style-name="ce26" office:value-type="date" office:date-value="2015-01-05" calcext:value-type="date">
            <text:p>1/5/2015</text:p>
          </table:table-cell>
          <table:table-cell table:style-name="ce31" office:value-type="float" office:value="2616" calcext:value-type="float">
            <text:p>2,616</text:p>
          </table:table-cell>
          <table:table-cell table:style-name="ce31" office:value-type="float" office:value="32521" calcext:value-type="float">
            <text:p>32,521</text:p>
          </table:table-cell>
          <table:table-cell table:style-name="ce31" table:formula="of:=[.C18]+[.B18]-[.C19]" office:value-type="float" office:value="3072" calcext:value-type="float">
            <text:p>3,072</text:p>
          </table:table-cell>
          <table:table-cell table:style-name="ce30" table:formula="of:=[.D18]/[.C18]" office:value-type="percentage" office:value="0.0944620399126718" calcext:value-type="percentage">
            <text:p>9.45%</text:p>
          </table:table-cell>
          <table:table-cell table:number-columns-repeated="59"/>
        </table:table-row>
        <table:table-row table:style-name="ro3">
          <table:table-cell table:style-name="ce26" office:value-type="date" office:date-value="2015-01-06" calcext:value-type="date">
            <text:p>1/6/2015</text:p>
          </table:table-cell>
          <table:table-cell table:style-name="ce31" office:value-type="float" office:value="2762" calcext:value-type="float">
            <text:p>2,762</text:p>
          </table:table-cell>
          <table:table-cell table:style-name="ce31" office:value-type="float" office:value="32065" calcext:value-type="float">
            <text:p>32,065</text:p>
          </table:table-cell>
          <table:table-cell table:style-name="ce31" table:formula="of:=[.C19]+[.B19]-[.C20]" office:value-type="float" office:value="1396" calcext:value-type="float">
            <text:p>1,396</text:p>
          </table:table-cell>
          <table:table-cell table:style-name="ce30" table:formula="of:=[.D19]/[.C19]" office:value-type="percentage" office:value="0.0435365663496024" calcext:value-type="percentage">
            <text:p>4.35%</text:p>
          </table:table-cell>
          <table:table-cell table:number-columns-repeated="59"/>
        </table:table-row>
        <table:table-row table:style-name="ro3">
          <table:table-cell table:style-name="ce26" office:value-type="date" office:date-value="2015-01-07" calcext:value-type="date">
            <text:p>1/7/2015</text:p>
          </table:table-cell>
          <table:table-cell table:style-name="ce31" office:value-type="float" office:value="3276" calcext:value-type="float">
            <text:p>3,276</text:p>
          </table:table-cell>
          <table:table-cell table:style-name="ce31" office:value-type="float" office:value="33431" calcext:value-type="float">
            <text:p>33,431</text:p>
          </table:table-cell>
          <table:table-cell table:style-name="ce31" table:formula="of:=[.C20]+[.B20]-[.C21]" office:value-type="float" office:value="3046" calcext:value-type="float">
            <text:p>3,046</text:p>
          </table:table-cell>
          <table:table-cell table:style-name="ce30" table:formula="of:=[.D20]/[.C20]" office:value-type="percentage" office:value="0.0911130387963268" calcext:value-type="percentage">
            <text:p>9.11%</text:p>
          </table:table-cell>
          <table:table-cell table:number-columns-repeated="59"/>
        </table:table-row>
        <table:table-row table:style-name="ro3">
          <table:table-cell table:style-name="ce26" office:value-type="date" office:date-value="2015-01-08" calcext:value-type="date">
            <text:p>1/8/2015</text:p>
          </table:table-cell>
          <table:table-cell table:style-name="ce31" office:value-type="float" office:value="3401" calcext:value-type="float">
            <text:p>3,401</text:p>
          </table:table-cell>
          <table:table-cell table:style-name="ce31" office:value-type="float" office:value="33661" calcext:value-type="float">
            <text:p>33,661</text:p>
          </table:table-cell>
          <table:table-cell table:style-name="ce31" table:formula="of:=[.C21]+[.B21]-[.C22]" office:value-type="float" office:value="2590" calcext:value-type="float">
            <text:p>2,590</text:p>
          </table:table-cell>
          <table:table-cell table:style-name="ce30" table:formula="of:=[.D21]/[.C21]" office:value-type="percentage" office:value="0.0769436439796797" calcext:value-type="percentage">
            <text:p>7.69%</text:p>
          </table:table-cell>
          <table:table-cell table:number-columns-repeated="59"/>
        </table:table-row>
        <table:table-row table:style-name="ro3">
          <table:table-cell table:style-name="ce26" office:value-type="date" office:date-value="2015-01-09" calcext:value-type="date">
            <text:p>1/9/2015</text:p>
          </table:table-cell>
          <table:table-cell table:style-name="ce31" office:value-type="float" office:value="3481" calcext:value-type="float">
            <text:p>3,481</text:p>
          </table:table-cell>
          <table:table-cell table:style-name="ce31" office:value-type="float" office:value="34472" calcext:value-type="float">
            <text:p>34,472</text:p>
          </table:table-cell>
          <table:table-cell table:number-columns-repeated="61"/>
        </table:table-row>
        <table:table-row table:style-name="ro2" table:number-rows-repeated="104855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ohort" table:style-name="ta8">
        <table:table-column table:style-name="co9" table:default-cell-style-name="Default"/>
        <table:table-column table:style-name="co23" table:default-cell-style-name="Default"/>
        <table:table-column table:style-name="co9" table:number-columns-repeated="62" table:default-cell-style-name="Default"/>
        <table:table-row table:style-name="ro3">
          <table:table-cell table:style-name="ce2" office:value-type="string" calcext:value-type="string">
            <text:p>Meses</text:p>
          </table:table-cell>
          <table:table-cell table:style-name="ce2" office:value-type="string" calcext:value-type="string">
            <text:p>Clientes Ativos (Cohort relativo à novos clientes de jan/2014)</text:p>
          </table:table-cell>
          <table:table-cell table:number-columns-repeated="62"/>
        </table:table-row>
        <table:table-row table:style-name="ro3">
          <table:table-cell table:style-name="ce26" office:value-type="date" office:date-value="2014-01-01" calcext:value-type="date">
            <text:p>1/1/2014</text:p>
          </table:table-cell>
          <table:table-cell table:style-name="ce2" office:value-type="float" office:value="1729" calcext:value-type="float">
            <text:p>1729</text:p>
          </table:table-cell>
          <table:table-cell table:number-columns-repeated="5"/>
          <table:table-cell table:style-name="ce2" office:value-type="string" calcext:value-type="string">
            <text:p>Simulação</text:p>
          </table:table-cell>
          <table:table-cell table:style-name="ce2" office:value-type="float" office:value="2000" calcext:value-type="float">
            <text:p>2000</text:p>
          </table:table-cell>
          <table:table-cell table:number-columns-repeated="55"/>
        </table:table-row>
        <table:table-row table:style-name="ro3">
          <table:table-cell table:style-name="ce26" office:value-type="date" office:date-value="2014-01-02" calcext:value-type="date">
            <text:p>1/2/2014</text:p>
          </table:table-cell>
          <table:table-cell office:value-type="float" office:value="1522" calcext:value-type="float">
            <text:p>1522</text:p>
          </table:table-cell>
          <table:table-cell table:style-name="ce28" table:formula="of:=([.B2]-[.B3])/[.B2]" office:value-type="percentage" office:value="0.119722382880278" calcext:value-type="percentage">
            <text:p>12.0%</text:p>
          </table:table-cell>
          <table:table-cell table:style-name="ce29" table:formula="of:=(1-[.C3])" office:value-type="percentage" office:value="0.880277617119722" calcext:value-type="percentage">
            <text:p>88.0%</text:p>
          </table:table-cell>
          <table:table-cell table:style-name="ce30" table:formula="of:=[.$E$24]" office:value-type="percentage" office:value="0.854797638130852" calcext:value-type="percentage">
            <text:p>85.48%</text:p>
          </table:table-cell>
          <table:table-cell table:formula="of:=[.B2]*[.E3]" office:value-type="float" office:value="1477.94511632824" calcext:value-type="float">
            <text:p>1477.94511632824</text:p>
          </table:table-cell>
          <table:table-cell table:number-columns-repeated="2"/>
          <table:table-cell table:formula="of:=[.I2]*(1-0.15)" office:value-type="float" office:value="1700" calcext:value-type="float">
            <text:p>1700</text:p>
          </table:table-cell>
          <table:table-cell table:number-columns-repeated="55"/>
        </table:table-row>
        <table:table-row table:style-name="ro3">
          <table:table-cell table:style-name="ce26" office:value-type="date" office:date-value="2014-01-03" calcext:value-type="date">
            <text:p>1/3/2014</text:p>
          </table:table-cell>
          <table:table-cell office:value-type="float" office:value="1366" calcext:value-type="float">
            <text:p>1366</text:p>
          </table:table-cell>
          <table:table-cell table:style-name="ce28" table:formula="of:=([.B3]-[.B4])/[.B3]" office:value-type="percentage" office:value="0.102496714848883" calcext:value-type="percentage">
            <text:p>10.2%</text:p>
          </table:table-cell>
          <table:table-cell table:style-name="ce29" table:formula="of:=(1-[.C4])" office:value-type="percentage" office:value="0.897503285151117" calcext:value-type="percentage">
            <text:p>89.8%</text:p>
          </table:table-cell>
          <table:table-cell table:style-name="ce30" table:formula="of:=[.$E$24]" office:value-type="percentage" office:value="0.854797638130852" calcext:value-type="percentage">
            <text:p>85.48%</text:p>
          </table:table-cell>
          <table:table-cell table:formula="of:=[.F3]*[.E4]" office:value-type="float" office:value="1263.34399472441" calcext:value-type="float">
            <text:p>1263.34399472441</text:p>
          </table:table-cell>
          <table:table-cell table:number-columns-repeated="2"/>
          <table:table-cell table:formula="of:=[.I3]*(1-0.15)" office:value-type="float" office:value="1445" calcext:value-type="float">
            <text:p>1445</text:p>
          </table:table-cell>
          <table:table-cell table:number-columns-repeated="55"/>
        </table:table-row>
        <table:table-row table:style-name="ro3">
          <table:table-cell table:style-name="ce26" office:value-type="date" office:date-value="2014-01-04" calcext:value-type="date">
            <text:p>1/4/2014</text:p>
          </table:table-cell>
          <table:table-cell office:value-type="float" office:value="1209" calcext:value-type="float">
            <text:p>1209</text:p>
          </table:table-cell>
          <table:table-cell table:style-name="ce28" table:formula="of:=([.B4]-[.B5])/[.B4]" office:value-type="percentage" office:value="0.11493411420205" calcext:value-type="percentage">
            <text:p>11.5%</text:p>
          </table:table-cell>
          <table:table-cell table:style-name="ce29" table:formula="of:=(1-[.C5])" office:value-type="percentage" office:value="0.88506588579795" calcext:value-type="percentage">
            <text:p>88.5%</text:p>
          </table:table-cell>
          <table:table-cell table:style-name="ce30" table:formula="of:=[.$E$24]" office:value-type="percentage" office:value="0.854797638130852" calcext:value-type="percentage">
            <text:p>85.48%</text:p>
          </table:table-cell>
          <table:table-cell table:formula="of:=[.F4]*[.E5]" office:value-type="float" office:value="1079.90346283722" calcext:value-type="float">
            <text:p>1079.90346283722</text:p>
          </table:table-cell>
          <table:table-cell table:number-columns-repeated="2"/>
          <table:table-cell table:style-name="ce4" table:formula="of:=[.I4]*(1-0.15)" office:value-type="float" office:value="1228.25" calcext:value-type="float">
            <text:p>1228</text:p>
          </table:table-cell>
          <table:table-cell table:number-columns-repeated="55"/>
        </table:table-row>
        <table:table-row table:style-name="ro3">
          <table:table-cell table:style-name="ce26" office:value-type="date" office:date-value="2014-01-05" calcext:value-type="date">
            <text:p>1/5/2014</text:p>
          </table:table-cell>
          <table:table-cell office:value-type="float" office:value="972" calcext:value-type="float">
            <text:p>972</text:p>
          </table:table-cell>
          <table:table-cell table:style-name="ce28" table:formula="of:=([.B5]-[.B6])/[.B5]" office:value-type="percentage" office:value="0.196029776674938" calcext:value-type="percentage">
            <text:p>19.6%</text:p>
          </table:table-cell>
          <table:table-cell table:style-name="ce29" table:formula="of:=(1-[.C6])" office:value-type="percentage" office:value="0.803970223325062" calcext:value-type="percentage">
            <text:p>80.4%</text:p>
          </table:table-cell>
          <table:table-cell table:style-name="ce30" table:formula="of:=[.$E$24]" office:value-type="percentage" office:value="0.854797638130852" calcext:value-type="percentage">
            <text:p>85.48%</text:p>
          </table:table-cell>
          <table:table-cell table:formula="of:=[.F5]*[.E6]" office:value-type="float" office:value="923.098929442586" calcext:value-type="float">
            <text:p>923.098929442586</text:p>
          </table:table-cell>
          <table:table-cell table:number-columns-repeated="2"/>
          <table:table-cell table:style-name="ce4" table:formula="of:=[.I5]*(1-0.15)" office:value-type="float" office:value="1044.0125" calcext:value-type="float">
            <text:p>1044</text:p>
          </table:table-cell>
          <table:table-cell table:number-columns-repeated="55"/>
        </table:table-row>
        <table:table-row table:style-name="ro3">
          <table:table-cell table:style-name="ce26" office:value-type="date" office:date-value="2014-01-06" calcext:value-type="date">
            <text:p>1/6/2014</text:p>
          </table:table-cell>
          <table:table-cell office:value-type="float" office:value="834" calcext:value-type="float">
            <text:p>834</text:p>
          </table:table-cell>
          <table:table-cell table:style-name="ce28" table:formula="of:=([.B6]-[.B7])/[.B6]" office:value-type="percentage" office:value="0.141975308641975" calcext:value-type="percentage">
            <text:p>14.2%</text:p>
          </table:table-cell>
          <table:table-cell table:style-name="ce29" table:formula="of:=(1-[.C7])" office:value-type="percentage" office:value="0.858024691358025" calcext:value-type="percentage">
            <text:p>85.8%</text:p>
          </table:table-cell>
          <table:table-cell table:style-name="ce30" table:formula="of:=[.$E$24]" office:value-type="percentage" office:value="0.854797638130852" calcext:value-type="percentage">
            <text:p>85.48%</text:p>
          </table:table-cell>
          <table:table-cell table:formula="of:=[.F6]*[.E7]" office:value-type="float" office:value="789.06278464864" calcext:value-type="float">
            <text:p>789.06278464864</text:p>
          </table:table-cell>
          <table:table-cell table:number-columns-repeated="2"/>
          <table:table-cell table:style-name="ce4" table:formula="of:=[.I6]*(1-0.15)" office:value-type="float" office:value="887.410625" calcext:value-type="float">
            <text:p>887</text:p>
          </table:table-cell>
          <table:table-cell table:number-columns-repeated="55"/>
        </table:table-row>
        <table:table-row table:style-name="ro3">
          <table:table-cell table:style-name="ce26" office:value-type="date" office:date-value="2014-01-07" calcext:value-type="date">
            <text:p>1/7/2014</text:p>
          </table:table-cell>
          <table:table-cell office:value-type="float" office:value="750" calcext:value-type="float">
            <text:p>750</text:p>
          </table:table-cell>
          <table:table-cell table:style-name="ce28" table:formula="of:=([.B7]-[.B8])/[.B7]" office:value-type="percentage" office:value="0.100719424460432" calcext:value-type="percentage">
            <text:p>10.1%</text:p>
          </table:table-cell>
          <table:table-cell table:style-name="ce29" table:formula="of:=(1-[.C8])" office:value-type="percentage" office:value="0.899280575539568" calcext:value-type="percentage">
            <text:p>89.9%</text:p>
          </table:table-cell>
          <table:table-cell table:style-name="ce30" table:formula="of:=[.$E$24]" office:value-type="percentage" office:value="0.854797638130852" calcext:value-type="percentage">
            <text:p>85.48%</text:p>
          </table:table-cell>
          <table:table-cell table:formula="of:=[.F7]*[.E8]" office:value-type="float" office:value="674.489004654611" calcext:value-type="float">
            <text:p>674.489004654611</text:p>
          </table:table-cell>
          <table:table-cell table:number-columns-repeated="2"/>
          <table:table-cell table:style-name="ce4" table:formula="of:=[.I7]*(1-0.15)" office:value-type="float" office:value="754.29903125" calcext:value-type="float">
            <text:p>754</text:p>
          </table:table-cell>
          <table:table-cell table:number-columns-repeated="55"/>
        </table:table-row>
        <table:table-row table:style-name="ro3">
          <table:table-cell table:style-name="ce26" office:value-type="date" office:date-value="2014-01-08" calcext:value-type="date">
            <text:p>1/8/2014</text:p>
          </table:table-cell>
          <table:table-cell office:value-type="float" office:value="661" calcext:value-type="float">
            <text:p>661</text:p>
          </table:table-cell>
          <table:table-cell table:style-name="ce28" table:formula="of:=([.B8]-[.B9])/[.B8]" office:value-type="percentage" office:value="0.118666666666667" calcext:value-type="percentage">
            <text:p>11.9%</text:p>
          </table:table-cell>
          <table:table-cell table:style-name="ce29" table:formula="of:=(1-[.C9])" office:value-type="percentage" office:value="0.881333333333333" calcext:value-type="percentage">
            <text:p>88.1%</text:p>
          </table:table-cell>
          <table:table-cell table:style-name="ce30" table:formula="of:=[.$E$24]" office:value-type="percentage" office:value="0.854797638130852" calcext:value-type="percentage">
            <text:p>85.48%</text:p>
          </table:table-cell>
          <table:table-cell table:formula="of:=[.F8]*[.E9]" office:value-type="float" office:value="576.551608123991" calcext:value-type="float">
            <text:p>576.551608123991</text:p>
          </table:table-cell>
          <table:table-cell table:number-columns-repeated="2"/>
          <table:table-cell table:style-name="ce4" table:formula="of:=[.I8]*(1-0.15)" office:value-type="float" office:value="641.1541765625" calcext:value-type="float">
            <text:p>641</text:p>
          </table:table-cell>
          <table:table-cell table:number-columns-repeated="55"/>
        </table:table-row>
        <table:table-row table:style-name="ro3">
          <table:table-cell table:style-name="ce26" office:value-type="date" office:date-value="2014-01-09" calcext:value-type="date">
            <text:p>1/9/2014</text:p>
          </table:table-cell>
          <table:table-cell office:value-type="float" office:value="530" calcext:value-type="float">
            <text:p>530</text:p>
          </table:table-cell>
          <table:table-cell table:style-name="ce28" table:formula="of:=([.B9]-[.B10])/[.B9]" office:value-type="percentage" office:value="0.198184568835098" calcext:value-type="percentage">
            <text:p>19.8%</text:p>
          </table:table-cell>
          <table:table-cell table:style-name="ce29" table:formula="of:=(1-[.C10])" office:value-type="percentage" office:value="0.801815431164902" calcext:value-type="percentage">
            <text:p>80.2%</text:p>
          </table:table-cell>
          <table:table-cell table:style-name="ce30" table:formula="of:=[.$E$24]" office:value-type="percentage" office:value="0.854797638130852" calcext:value-type="percentage">
            <text:p>85.48%</text:p>
          </table:table-cell>
          <table:table-cell table:formula="of:=[.F9]*[.E10]" office:value-type="float" office:value="492.834952884932" calcext:value-type="float">
            <text:p>492.834952884932</text:p>
          </table:table-cell>
          <table:table-cell table:number-columns-repeated="2"/>
          <table:table-cell table:style-name="ce4" table:formula="of:=[.I9]*(1-0.15)" office:value-type="float" office:value="544.981050078125" calcext:value-type="float">
            <text:p>545</text:p>
          </table:table-cell>
          <table:table-cell table:number-columns-repeated="55"/>
        </table:table-row>
        <table:table-row table:style-name="ro3">
          <table:table-cell table:style-name="ce26" office:value-type="date" office:date-value="2014-01-10" calcext:value-type="date">
            <text:p>1/10/2014</text:p>
          </table:table-cell>
          <table:table-cell office:value-type="float" office:value="446" calcext:value-type="float">
            <text:p>446</text:p>
          </table:table-cell>
          <table:table-cell table:style-name="ce28" table:formula="of:=([.B10]-[.B11])/[.B10]" office:value-type="percentage" office:value="0.158490566037736" calcext:value-type="percentage">
            <text:p>15.8%</text:p>
          </table:table-cell>
          <table:table-cell table:style-name="ce29" table:formula="of:=(1-[.C11])" office:value-type="percentage" office:value="0.841509433962264" calcext:value-type="percentage">
            <text:p>84.2%</text:p>
          </table:table-cell>
          <table:table-cell table:style-name="ce30" table:formula="of:=[.$E$24]" office:value-type="percentage" office:value="0.854797638130852" calcext:value-type="percentage">
            <text:p>85.48%</text:p>
          </table:table-cell>
          <table:table-cell table:formula="of:=[.F10]*[.E11]" office:value-type="float" office:value="421.27415371437" calcext:value-type="float">
            <text:p>421.27415371437</text:p>
          </table:table-cell>
          <table:table-cell table:number-columns-repeated="2"/>
          <table:table-cell table:style-name="ce4" table:formula="of:=[.I10]*(1-0.15)" office:value-type="float" office:value="463.233892566406" calcext:value-type="float">
            <text:p>463</text:p>
          </table:table-cell>
          <table:table-cell table:number-columns-repeated="55"/>
        </table:table-row>
        <table:table-row table:style-name="ro3">
          <table:table-cell table:style-name="ce26" office:value-type="date" office:date-value="2014-01-11" calcext:value-type="date">
            <text:p>1/11/2014</text:p>
          </table:table-cell>
          <table:table-cell office:value-type="float" office:value="362" calcext:value-type="float">
            <text:p>362</text:p>
          </table:table-cell>
          <table:table-cell table:style-name="ce28" table:formula="of:=([.B11]-[.B12])/[.B11]" office:value-type="percentage" office:value="0.188340807174888" calcext:value-type="percentage">
            <text:p>18.8%</text:p>
          </table:table-cell>
          <table:table-cell table:style-name="ce29" table:formula="of:=(1-[.C12])" office:value-type="percentage" office:value="0.811659192825112" calcext:value-type="percentage">
            <text:p>81.2%</text:p>
          </table:table-cell>
          <table:table-cell table:style-name="ce30" table:formula="of:=[.$E$24]" office:value-type="percentage" office:value="0.854797638130852" calcext:value-type="percentage">
            <text:p>85.48%</text:p>
          </table:table-cell>
          <table:table-cell table:formula="of:=[.F11]*[.E12]" office:value-type="float" office:value="360.104151600617" calcext:value-type="float">
            <text:p>360.104151600617</text:p>
          </table:table-cell>
          <table:table-cell table:number-columns-repeated="2"/>
          <table:table-cell table:style-name="ce4" table:formula="of:=[.I11]*(1-0.15)" office:value-type="float" office:value="393.748808681445" calcext:value-type="float">
            <text:p>394</text:p>
          </table:table-cell>
          <table:table-cell table:number-columns-repeated="55"/>
        </table:table-row>
        <table:table-row table:style-name="ro3">
          <table:table-cell table:style-name="ce26" office:value-type="date" office:date-value="2014-01-12" calcext:value-type="date">
            <text:p>1/12/2014</text:p>
          </table:table-cell>
          <table:table-cell office:value-type="float" office:value="304" calcext:value-type="float">
            <text:p>304</text:p>
          </table:table-cell>
          <table:table-cell table:style-name="ce28" table:formula="of:=([.B12]-[.B13])/[.B12]" office:value-type="percentage" office:value="0.160220994475138" calcext:value-type="percentage">
            <text:p>16.0%</text:p>
          </table:table-cell>
          <table:table-cell table:style-name="ce29" table:formula="of:=(1-[.C13])" office:value-type="percentage" office:value="0.839779005524862" calcext:value-type="percentage">
            <text:p>84.0%</text:p>
          </table:table-cell>
          <table:table-cell table:style-name="ce30" table:formula="of:=[.$E$24]" office:value-type="percentage" office:value="0.854797638130852" calcext:value-type="percentage">
            <text:p>85.48%</text:p>
          </table:table-cell>
          <table:table-cell table:formula="of:=[.F12]*[.E13]" office:value-type="float" office:value="307.816178269321" calcext:value-type="float">
            <text:p>307.816178269321</text:p>
          </table:table-cell>
          <table:table-cell table:number-columns-repeated="2"/>
          <table:table-cell table:style-name="ce4" table:formula="of:=[.I12]*(1-0.15)" office:value-type="float" office:value="334.686487379229" calcext:value-type="float">
            <text:p>335</text:p>
          </table:table-cell>
          <table:table-cell table:number-columns-repeated="55"/>
        </table:table-row>
        <table:table-row table:style-name="ro3">
          <table:table-cell table:style-name="ce26" office:value-type="date" office:date-value="2015-01-01" calcext:value-type="date">
            <text:p>1/1/2015</text:p>
          </table:table-cell>
          <table:table-cell office:value-type="float" office:value="263" calcext:value-type="float">
            <text:p>263</text:p>
          </table:table-cell>
          <table:table-cell table:style-name="ce28" table:formula="of:=([.B13]-[.B14])/[.B13]" office:value-type="percentage" office:value="0.134868421052632" calcext:value-type="percentage">
            <text:p>13.5%</text:p>
          </table:table-cell>
          <table:table-cell table:style-name="ce29" table:formula="of:=(1-[.C14])" office:value-type="percentage" office:value="0.865131578947368" calcext:value-type="percentage">
            <text:p>86.5%</text:p>
          </table:table-cell>
          <table:table-cell table:style-name="ce30" table:formula="of:=[.$E$24]" office:value-type="percentage" office:value="0.854797638130852" calcext:value-type="percentage">
            <text:p>85.48%</text:p>
          </table:table-cell>
          <table:table-cell table:formula="of:=[.F13]*[.E14]" office:value-type="float" office:value="263.120542163081" calcext:value-type="float">
            <text:p>263.120542163081</text:p>
          </table:table-cell>
          <table:table-cell table:number-columns-repeated="2"/>
          <table:table-cell table:style-name="ce4" table:formula="of:=[.I13]*(1-0.15)" office:value-type="float" office:value="284.483514272344" calcext:value-type="float">
            <text:p>284</text:p>
          </table:table-cell>
          <table:table-cell table:number-columns-repeated="55"/>
        </table:table-row>
        <table:table-row table:style-name="ro3">
          <table:table-cell table:style-name="ce26" office:value-type="date" office:date-value="2015-01-02" calcext:value-type="date">
            <text:p>1/2/2015</text:p>
          </table:table-cell>
          <table:table-cell office:value-type="float" office:value="230" calcext:value-type="float">
            <text:p>230</text:p>
          </table:table-cell>
          <table:table-cell table:style-name="ce28" table:formula="of:=([.B14]-[.B15])/[.B14]" office:value-type="percentage" office:value="0.125475285171103" calcext:value-type="percentage">
            <text:p>12.5%</text:p>
          </table:table-cell>
          <table:table-cell table:style-name="ce29" table:formula="of:=(1-[.C15])" office:value-type="percentage" office:value="0.874524714828897" calcext:value-type="percentage">
            <text:p>87.5%</text:p>
          </table:table-cell>
          <table:table-cell table:style-name="ce30" table:formula="of:=[.$E$24]" office:value-type="percentage" office:value="0.854797638130852" calcext:value-type="percentage">
            <text:p>85.48%</text:p>
          </table:table-cell>
          <table:table-cell table:formula="of:=[.F14]*[.E15]" office:value-type="float" office:value="224.914817984711" calcext:value-type="float">
            <text:p>224.914817984711</text:p>
          </table:table-cell>
          <table:table-cell table:number-columns-repeated="2"/>
          <table:table-cell table:style-name="ce4" table:formula="of:=[.I14]*(1-0.15)" office:value-type="float" office:value="241.810987131493" calcext:value-type="float">
            <text:p>242</text:p>
          </table:table-cell>
          <table:table-cell table:number-columns-repeated="55"/>
        </table:table-row>
        <table:table-row table:style-name="ro3">
          <table:table-cell table:style-name="ce26" office:value-type="date" office:date-value="2015-01-03" calcext:value-type="date">
            <text:p>1/3/2015</text:p>
          </table:table-cell>
          <table:table-cell office:value-type="float" office:value="193" calcext:value-type="float">
            <text:p>193</text:p>
          </table:table-cell>
          <table:table-cell table:style-name="ce28" table:formula="of:=([.B15]-[.B16])/[.B15]" office:value-type="percentage" office:value="0.160869565217391" calcext:value-type="percentage">
            <text:p>16.1%</text:p>
          </table:table-cell>
          <table:table-cell table:style-name="ce29" table:formula="of:=(1-[.C16])" office:value-type="percentage" office:value="0.839130434782609" calcext:value-type="percentage">
            <text:p>83.9%</text:p>
          </table:table-cell>
          <table:table-cell table:style-name="ce30" table:formula="of:=[.$E$24]" office:value-type="percentage" office:value="0.854797638130852" calcext:value-type="percentage">
            <text:p>85.48%</text:p>
          </table:table-cell>
          <table:table-cell table:formula="of:=[.F15]*[.E16]" office:value-type="float" office:value="192.256655193962" calcext:value-type="float">
            <text:p>192.256655193962</text:p>
          </table:table-cell>
          <table:table-cell table:number-columns-repeated="2"/>
          <table:table-cell table:style-name="ce4" table:formula="of:=[.I15]*(1-0.15)" office:value-type="float" office:value="205.539339061769" calcext:value-type="float">
            <text:p>206</text:p>
          </table:table-cell>
          <table:table-cell table:number-columns-repeated="55"/>
        </table:table-row>
        <table:table-row table:style-name="ro3">
          <table:table-cell table:style-name="ce26" office:value-type="date" office:date-value="2015-01-04" calcext:value-type="date">
            <text:p>1/4/2015</text:p>
          </table:table-cell>
          <table:table-cell office:value-type="float" office:value="173" calcext:value-type="float">
            <text:p>173</text:p>
          </table:table-cell>
          <table:table-cell table:style-name="ce28" table:formula="of:=([.B16]-[.B17])/[.B16]" office:value-type="percentage" office:value="0.103626943005181" calcext:value-type="percentage">
            <text:p>10.4%</text:p>
          </table:table-cell>
          <table:table-cell table:style-name="ce29" table:formula="of:=(1-[.C17])" office:value-type="percentage" office:value="0.896373056994819" calcext:value-type="percentage">
            <text:p>89.6%</text:p>
          </table:table-cell>
          <table:table-cell table:style-name="ce30" table:formula="of:=[.$E$24]" office:value-type="percentage" office:value="0.854797638130852" calcext:value-type="percentage">
            <text:p>85.48%</text:p>
          </table:table-cell>
          <table:table-cell table:formula="of:=[.F16]*[.E17]" office:value-type="float" office:value="164.340534774736" calcext:value-type="float">
            <text:p>164.340534774736</text:p>
          </table:table-cell>
          <table:table-cell table:number-columns-repeated="2"/>
          <table:table-cell table:style-name="ce4" table:formula="of:=[.I16]*(1-0.15)" office:value-type="float" office:value="174.708438202503" calcext:value-type="float">
            <text:p>175</text:p>
          </table:table-cell>
          <table:table-cell table:number-columns-repeated="55"/>
        </table:table-row>
        <table:table-row table:style-name="ro3">
          <table:table-cell table:style-name="ce26" office:value-type="date" office:date-value="2015-01-05" calcext:value-type="date">
            <text:p>1/5/2015</text:p>
          </table:table-cell>
          <table:table-cell office:value-type="float" office:value="147" calcext:value-type="float">
            <text:p>147</text:p>
          </table:table-cell>
          <table:table-cell table:style-name="ce28" table:formula="of:=([.B17]-[.B18])/[.B17]" office:value-type="percentage" office:value="0.15028901734104" calcext:value-type="percentage">
            <text:p>15.0%</text:p>
          </table:table-cell>
          <table:table-cell table:style-name="ce29" table:formula="of:=(1-[.C18])" office:value-type="percentage" office:value="0.84971098265896" calcext:value-type="percentage">
            <text:p>85.0%</text:p>
          </table:table-cell>
          <table:table-cell table:style-name="ce30" table:formula="of:=[.$E$24]" office:value-type="percentage" office:value="0.854797638130852" calcext:value-type="percentage">
            <text:p>85.48%</text:p>
          </table:table-cell>
          <table:table-cell table:formula="of:=[.F17]*[.E18]" office:value-type="float" office:value="140.477900974606" calcext:value-type="float">
            <text:p>140.477900974606</text:p>
          </table:table-cell>
          <table:table-cell table:number-columns-repeated="2"/>
          <table:table-cell table:style-name="ce4" table:formula="of:=[.I17]*(1-0.15)" office:value-type="float" office:value="148.502172472128" calcext:value-type="float">
            <text:p>149</text:p>
          </table:table-cell>
          <table:table-cell table:number-columns-repeated="55"/>
        </table:table-row>
        <table:table-row table:style-name="ro3">
          <table:table-cell table:style-name="ce26" office:value-type="date" office:date-value="2015-01-06" calcext:value-type="date">
            <text:p>1/6/2015</text:p>
          </table:table-cell>
          <table:table-cell office:value-type="float" office:value="122" calcext:value-type="float">
            <text:p>122</text:p>
          </table:table-cell>
          <table:table-cell table:style-name="ce28" table:formula="of:=([.B18]-[.B19])/[.B18]" office:value-type="percentage" office:value="0.170068027210884" calcext:value-type="percentage">
            <text:p>17.0%</text:p>
          </table:table-cell>
          <table:table-cell table:style-name="ce29" table:formula="of:=(1-[.C19])" office:value-type="percentage" office:value="0.829931972789116" calcext:value-type="percentage">
            <text:p>83.0%</text:p>
          </table:table-cell>
          <table:table-cell table:style-name="ce30" table:formula="of:=[.$E$24]" office:value-type="percentage" office:value="0.854797638130852" calcext:value-type="percentage">
            <text:p>85.48%</text:p>
          </table:table-cell>
          <table:table-cell table:formula="of:=[.F18]*[.E19]" office:value-type="float" office:value="120.080177962673" calcext:value-type="float">
            <text:p>120.080177962673</text:p>
          </table:table-cell>
          <table:table-cell table:number-columns-repeated="2"/>
          <table:table-cell table:style-name="ce4" table:formula="of:=[.I18]*(1-0.15)" office:value-type="float" office:value="126.226846601309" calcext:value-type="float">
            <text:p>126</text:p>
          </table:table-cell>
          <table:table-cell table:number-columns-repeated="55"/>
        </table:table-row>
        <table:table-row table:style-name="ro3">
          <table:table-cell table:style-name="ce26" office:value-type="date" office:date-value="2015-01-07" calcext:value-type="date">
            <text:p>1/7/2015</text:p>
          </table:table-cell>
          <table:table-cell office:value-type="float" office:value="107" calcext:value-type="float">
            <text:p>107</text:p>
          </table:table-cell>
          <table:table-cell table:style-name="ce28" table:formula="of:=([.B19]-[.B20])/[.B19]" office:value-type="percentage" office:value="0.122950819672131" calcext:value-type="percentage">
            <text:p>12.3%</text:p>
          </table:table-cell>
          <table:table-cell table:style-name="ce29" table:formula="of:=(1-[.C20])" office:value-type="percentage" office:value="0.877049180327869" calcext:value-type="percentage">
            <text:p>87.7%</text:p>
          </table:table-cell>
          <table:table-cell table:style-name="ce30" table:formula="of:=[.$E$24]" office:value-type="percentage" office:value="0.854797638130852" calcext:value-type="percentage">
            <text:p>85.48%</text:p>
          </table:table-cell>
          <table:table-cell table:formula="of:=[.F19]*[.E20]" office:value-type="float" office:value="102.644252508825" calcext:value-type="float">
            <text:p>102.644252508825</text:p>
          </table:table-cell>
          <table:table-cell table:number-columns-repeated="2"/>
          <table:table-cell table:style-name="ce4" table:formula="of:=[.I19]*(1-0.15)" office:value-type="float" office:value="107.292819611112" calcext:value-type="float">
            <text:p>107</text:p>
          </table:table-cell>
          <table:table-cell table:number-columns-repeated="55"/>
        </table:table-row>
        <table:table-row table:style-name="ro3">
          <table:table-cell table:style-name="ce26" office:value-type="date" office:date-value="2015-01-08" calcext:value-type="date">
            <text:p>1/8/2015</text:p>
          </table:table-cell>
          <table:table-cell office:value-type="float" office:value="88" calcext:value-type="float">
            <text:p>88</text:p>
          </table:table-cell>
          <table:table-cell table:style-name="ce28" table:formula="of:=([.B20]-[.B21])/[.B20]" office:value-type="percentage" office:value="0.177570093457944" calcext:value-type="percentage">
            <text:p>17.8%</text:p>
          </table:table-cell>
          <table:table-cell table:style-name="ce29" table:formula="of:=(1-[.C21])" office:value-type="percentage" office:value="0.822429906542056" calcext:value-type="percentage">
            <text:p>82.2%</text:p>
          </table:table-cell>
          <table:table-cell table:style-name="ce30" table:formula="of:=[.$E$24]" office:value-type="percentage" office:value="0.854797638130852" calcext:value-type="percentage">
            <text:p>85.48%</text:p>
          </table:table-cell>
          <table:table-cell table:formula="of:=[.F20]*[.E21]" office:value-type="float" office:value="87.7400646122503" calcext:value-type="float">
            <text:p>87.7400646122503</text:p>
          </table:table-cell>
          <table:table-cell table:number-columns-repeated="2"/>
          <table:table-cell table:style-name="ce4" table:formula="of:=[.I20]*(1-0.15)" office:value-type="float" office:value="91.1988966694455" calcext:value-type="float">
            <text:p>91</text:p>
          </table:table-cell>
          <table:table-cell table:number-columns-repeated="55"/>
        </table:table-row>
        <table:table-row table:style-name="ro3">
          <table:table-cell table:style-name="ce26" office:value-type="date" office:date-value="2015-01-09" calcext:value-type="date">
            <text:p>1/9/2015</text:p>
          </table:table-cell>
          <table:table-cell office:value-type="float" office:value="75" calcext:value-type="float">
            <text:p>75</text:p>
          </table:table-cell>
          <table:table-cell table:style-name="ce28" table:formula="of:=([.B21]-[.B22])/[.B21]" office:value-type="percentage" office:value="0.147727272727273" calcext:value-type="percentage">
            <text:p>14.8%</text:p>
          </table:table-cell>
          <table:table-cell table:style-name="ce29" table:formula="of:=(1-[.C22])" office:value-type="percentage" office:value="0.852272727272727" calcext:value-type="percentage">
            <text:p>85.2%</text:p>
          </table:table-cell>
          <table:table-cell table:style-name="ce30" table:formula="of:=[.$E$24]" office:value-type="percentage" office:value="0.854797638130852" calcext:value-type="percentage">
            <text:p>85.48%</text:p>
          </table:table-cell>
          <table:table-cell table:formula="of:=[.F21]*[.E22]" office:value-type="float" office:value="75" calcext:value-type="float">
            <text:p>75</text:p>
          </table:table-cell>
          <table:table-cell table:number-columns-repeated="2"/>
          <table:table-cell table:style-name="ce4" table:formula="of:=[.I21]*(1-0.15)" office:value-type="float" office:value="77.5190621690287" calcext:value-type="float">
            <text:p>78</text:p>
          </table:table-cell>
          <table:table-cell table:number-columns-repeated="55"/>
        </table:table-row>
        <table:table-row table:style-name="ro3">
          <table:table-cell table:number-columns-repeated="4"/>
          <table:table-cell table:style-name="ce2" office:value-type="string" calcext:value-type="string">
            <text:p>Churn Médio</text:p>
          </table:table-cell>
          <table:table-cell/>
          <table:table-cell table:style-name="ce2" office:value-type="string" calcext:value-type="string">
            <text:p>Tempo Médio</text:p>
          </table:table-cell>
          <table:table-cell/>
          <table:table-cell table:style-name="ce4" table:formula="of:=[.I22]*(1-0.15)" office:value-type="float" office:value="65.8912028436744" calcext:value-type="float">
            <text:p>66</text:p>
          </table:table-cell>
          <table:table-cell table:number-columns-repeated="55"/>
        </table:table-row>
        <table:table-row table:style-name="ro3">
          <table:table-cell table:number-columns-repeated="3"/>
          <table:table-cell table:formula="of:=PRODUCT([.D3:.D22])" office:value-type="float" office:value="0.0433776749566223" calcext:value-type="float">
            <text:p>0.043377674956622</text:p>
          </table:table-cell>
          <table:table-cell table:style-name="ce30" table:formula="of:=POWER([.D24];1/20)" office:value-type="percentage" office:value="0.854797638130852" calcext:value-type="percentage">
            <text:p>85.48%</text:p>
          </table:table-cell>
          <table:table-cell table:style-name="ce30" table:formula="of:=1-[.E24]" office:value-type="percentage" office:value="0.145202361869148" calcext:value-type="percentage">
            <text:p>14.52%</text:p>
          </table:table-cell>
          <table:table-cell table:formula="of:=1/[.F24]" office:value-type="float" office:value="6.88694031644727" calcext:value-type="float">
            <text:p>6.88694031644727</text:p>
          </table:table-cell>
          <table:table-cell/>
          <table:table-cell table:style-name="ce4" table:formula="of:=[.I23]*(1-0.15)" office:value-type="float" office:value="56.0075224171232" calcext:value-type="float">
            <text:p>56</text:p>
          </table:table-cell>
          <table:table-cell table:number-columns-repeated="55"/>
        </table:table-row>
        <table:table-row table:style-name="ro3">
          <table:table-cell table:number-columns-repeated="8"/>
          <table:table-cell table:style-name="ce4" table:formula="of:=[.I24]*(1-0.15)" office:value-type="float" office:value="47.6063940545548" calcext:value-type="float">
            <text:p>48</text:p>
          </table:table-cell>
          <table:table-cell table:number-columns-repeated="55"/>
        </table:table-row>
        <table:table-row table:style-name="ro3">
          <table:table-cell table:number-columns-repeated="8"/>
          <table:table-cell table:style-name="ce4" table:formula="of:=[.I25]*(1-0.15)" office:value-type="float" office:value="40.4654349463715" calcext:value-type="float">
            <text:p>40</text:p>
          </table:table-cell>
          <table:table-cell table:number-columns-repeated="55"/>
        </table:table-row>
        <table:table-row table:style-name="ro3">
          <table:table-cell table:number-columns-repeated="8"/>
          <table:table-cell table:style-name="ce4" table:formula="of:=[.I26]*(1-0.15)" office:value-type="float" office:value="34.3956197044158" calcext:value-type="float">
            <text:p>34</text:p>
          </table:table-cell>
          <table:table-cell table:number-columns-repeated="55"/>
        </table:table-row>
        <table:table-row table:style-name="ro3">
          <table:table-cell table:number-columns-repeated="8"/>
          <table:table-cell table:style-name="ce4" table:formula="of:=[.I27]*(1-0.15)" office:value-type="float" office:value="29.2362767487534" calcext:value-type="float">
            <text:p>29</text:p>
          </table:table-cell>
          <table:table-cell table:number-columns-repeated="55"/>
        </table:table-row>
        <table:table-row table:style-name="ro3">
          <table:table-cell table:number-columns-repeated="8"/>
          <table:table-cell table:style-name="ce4" table:formula="of:=[.I28]*(1-0.15)" office:value-type="float" office:value="24.8508352364404" calcext:value-type="float">
            <text:p>25</text:p>
          </table:table-cell>
          <table:table-cell table:number-columns-repeated="55"/>
        </table:table-row>
        <table:table-row table:style-name="ro3">
          <table:table-cell table:number-columns-repeated="8"/>
          <table:table-cell table:style-name="ce4" table:formula="of:=[.I29]*(1-0.15)" office:value-type="float" office:value="21.1232099509744" calcext:value-type="float">
            <text:p>21</text:p>
          </table:table-cell>
          <table:table-cell table:number-columns-repeated="55"/>
        </table:table-row>
        <table:table-row table:style-name="ro3">
          <table:table-cell table:number-columns-repeated="8"/>
          <table:table-cell table:style-name="ce4" table:formula="of:=[.I30]*(1-0.15)" office:value-type="float" office:value="17.9547284583282" calcext:value-type="float">
            <text:p>18</text:p>
          </table:table-cell>
          <table:table-cell table:number-columns-repeated="55"/>
        </table:table-row>
        <table:table-row table:style-name="ro2" table:number-rows-repeated="104854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Solver__" table:style-name="ta9">
        <table:table-column table:style-name="co9" table:number-columns-repeated="64" table:default-cell-style-name="Default"/>
        <table:table-row table:style-name="ro3">
          <table:table-cell table:style-name="ce2" office:value-type="string" calcext:value-type="string">
            <text:p>20158241443123610230</text:p>
          </table:table-cell>
          <table:table-cell table:number-columns-repeated="2"/>
          <table:table-cell table:style-name="ce2" office:value-type="string" calcext:value-type="string">
            <text:p>dGCyXUmmZGElXcub</text:p>
          </table:table-cell>
          <table:table-cell table:number-columns-repeated="5"/>
          <table:table-cell table:style-name="ce2" office:value-type="float" office:value="1" calcext:value-type="float">
            <text:p>1</text:p>
          </table:table-cell>
          <table:table-cell table:number-columns-repeated="54"/>
        </table:table-row>
        <table:table-row table:style-name="ro3">
          <table:table-cell table:formula="of:=MAX(productmix_example!f13)" office:value-type="string" office:string-value="" calcext:value-type="error">
            <text:p>#NAME?</text:p>
          </table:table-cell>
          <table:table-cell table:number-columns-repeated="63"/>
        </table:table-row>
        <table:table-row table:style-name="ro3">
          <table:table-cell table:formula="of:=productmix_example!b3:d3" office:value-type="string" office:string-value="" calcext:value-type="error">
            <text:p>#NAME?</text:p>
          </table:table-cell>
          <table:table-cell table:number-columns-repeated="63"/>
        </table:table-row>
        <table:table-row table:style-name="ro3">
          <table:table-cell table:style-name="ce2" office:value-type="string" calcext:value-type="string">
            <text:p>KBc=</text:p>
          </table:table-cell>
          <table:table-cell table:number-columns-repeated="63"/>
        </table:table-row>
        <table:table-row table:style-name="ro3">
          <table:table-cell table:style-name="ce2" office:value-type="string" calcext:value-type="string">
            <text:p>VGlzSWhlXVx2dmlcdFJZUkp3c0lreV1Ba3d1QGhPRUxUcHZVa2VBXHZ3</text:p>
          </table:table-cell>
          <table:table-cell table:number-columns-repeated="63"/>
        </table:table-row>
        <table:table-row table:style-name="ro3">
          <table:table-cell table:style-name="ce2" office:value-type="string" calcext:value-type="string">
            <text:p>V3Y=</text:p>
          </table:table-cell>
          <table:table-cell table:number-columns-repeated="63"/>
        </table:table-row>
        <table:table-row table:style-name="ro3">
          <table:table-cell table:formula="of:=productmix_example!b3:d3 &lt;= 0" office:value-type="string" office:string-value="" calcext:value-type="error">
            <text:p>#NAME?</text:p>
          </table:table-cell>
          <table:table-cell table:number-columns-repeated="63"/>
        </table:table-row>
        <table:table-row table:style-name="ro3">
          <table:table-cell table:formula="of:=productmix_example!f7:f11 &lt;= productmix_example!g7:g11" office:value-type="string" office:string-value="" calcext:value-type="error">
            <text:p>#NAME?</text:p>
          </table:table-cell>
          <table:table-cell table:number-columns-repeated="63"/>
        </table:table-row>
        <table:table-row table:style-name="ro2" table:number-rows-repeated="104856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1" table:style-name="ta10">
        <table:table-column table:style-name="co9" table:number-columns-repeated="64" table:default-cell-style-name="Default"/>
        <table:table-row table:style-name="ro3">
          <table:table-cell table:style-name="ce2" office:value-type="string" calcext:value-type="string">
            <text:p>Meses</text:p>
          </table:table-cell>
          <table:table-cell table:style-name="ce2" office:value-type="string" calcext:value-type="string">
            <text:p>Clientes Ativos</text:p>
          </table:table-cell>
          <table:table-cell table:number-columns-repeated="62"/>
        </table:table-row>
        <table:table-row table:style-name="ro3">
          <table:table-cell table:style-name="ce26" office:value-type="date" office:date-value="2014-01-01" calcext:value-type="date">
            <text:p>1/1/2014</text:p>
          </table:table-cell>
          <table:table-cell table:style-name="ce2" office:value-type="float" office:value="1729" calcext:value-type="float">
            <text:p>1729</text:p>
          </table:table-cell>
          <table:table-cell table:formula="of:=0.8+(RAND()*0.1)" office:value-type="float" office:value="0.839745739478649" calcext:value-type="float">
            <text:p>0.839745739478649</text:p>
          </table:table-cell>
          <table:table-cell table:number-columns-repeated="61"/>
        </table:table-row>
        <table:table-row table:style-name="ro3">
          <table:table-cell table:style-name="ce26" office:value-type="date" office:date-value="2014-01-02" calcext:value-type="date">
            <text:p>1/2/2014</text:p>
          </table:table-cell>
          <table:table-cell table:formula="of:=[.B2]*0.85" office:value-type="float" office:value="1469.65" calcext:value-type="float">
            <text:p>1469.65</text:p>
          </table:table-cell>
          <table:table-cell table:style-name="ce2"/>
          <table:table-cell table:number-columns-repeated="61"/>
        </table:table-row>
        <table:table-row table:style-name="ro3">
          <table:table-cell table:style-name="ce26" office:value-type="date" office:date-value="2014-01-03" calcext:value-type="date">
            <text:p>1/3/2014</text:p>
          </table:table-cell>
          <table:table-cell table:formula="of:=[.B3]*0.85" office:value-type="float" office:value="1249.2025" calcext:value-type="float">
            <text:p>1249.2025</text:p>
          </table:table-cell>
          <table:table-cell table:style-name="ce2"/>
          <table:table-cell table:number-columns-repeated="61"/>
        </table:table-row>
        <table:table-row table:style-name="ro3">
          <table:table-cell table:style-name="ce26" office:value-type="date" office:date-value="2014-01-04" calcext:value-type="date">
            <text:p>1/4/2014</text:p>
          </table:table-cell>
          <table:table-cell table:formula="of:=[.B4]*0.85" office:value-type="float" office:value="1061.822125" calcext:value-type="float">
            <text:p>1061.822125</text:p>
          </table:table-cell>
          <table:table-cell table:style-name="ce2"/>
          <table:table-cell table:number-columns-repeated="61"/>
        </table:table-row>
        <table:table-row table:style-name="ro3">
          <table:table-cell table:style-name="ce26" office:value-type="date" office:date-value="2014-01-05" calcext:value-type="date">
            <text:p>1/5/2014</text:p>
          </table:table-cell>
          <table:table-cell table:formula="of:=[.B5]*0.85" office:value-type="float" office:value="902.54880625" calcext:value-type="float">
            <text:p>902.54880625</text:p>
          </table:table-cell>
          <table:table-cell table:style-name="ce2"/>
          <table:table-cell table:number-columns-repeated="61"/>
        </table:table-row>
        <table:table-row table:style-name="ro3">
          <table:table-cell table:style-name="ce26" office:value-type="date" office:date-value="2014-01-06" calcext:value-type="date">
            <text:p>1/6/2014</text:p>
          </table:table-cell>
          <table:table-cell table:formula="of:=[.B6]*0.85" office:value-type="float" office:value="767.1664853125" calcext:value-type="float">
            <text:p>767.1664853125</text:p>
          </table:table-cell>
          <table:table-cell table:style-name="ce2"/>
          <table:table-cell table:number-columns-repeated="61"/>
        </table:table-row>
        <table:table-row table:style-name="ro3">
          <table:table-cell table:style-name="ce26" office:value-type="date" office:date-value="2014-01-07" calcext:value-type="date">
            <text:p>1/7/2014</text:p>
          </table:table-cell>
          <table:table-cell table:formula="of:=[.B7]*0.85" office:value-type="float" office:value="652.091512515625" calcext:value-type="float">
            <text:p>652.091512515625</text:p>
          </table:table-cell>
          <table:table-cell table:style-name="ce2"/>
          <table:table-cell table:number-columns-repeated="61"/>
        </table:table-row>
        <table:table-row table:style-name="ro3">
          <table:table-cell table:style-name="ce26" office:value-type="date" office:date-value="2014-01-08" calcext:value-type="date">
            <text:p>1/8/2014</text:p>
          </table:table-cell>
          <table:table-cell table:formula="of:=[.B8]*0.85" office:value-type="float" office:value="554.277785638281" calcext:value-type="float">
            <text:p>554.277785638281</text:p>
          </table:table-cell>
          <table:table-cell table:style-name="ce2"/>
          <table:table-cell table:number-columns-repeated="61"/>
        </table:table-row>
        <table:table-row table:style-name="ro3">
          <table:table-cell table:style-name="ce26" office:value-type="date" office:date-value="2014-01-09" calcext:value-type="date">
            <text:p>1/9/2014</text:p>
          </table:table-cell>
          <table:table-cell table:formula="of:=[.B9]*0.85" office:value-type="float" office:value="471.136117792539" calcext:value-type="float">
            <text:p>471.136117792539</text:p>
          </table:table-cell>
          <table:table-cell table:style-name="ce2"/>
          <table:table-cell table:number-columns-repeated="61"/>
        </table:table-row>
        <table:table-row table:style-name="ro3">
          <table:table-cell table:style-name="ce26" office:value-type="date" office:date-value="2014-01-10" calcext:value-type="date">
            <text:p>1/10/2014</text:p>
          </table:table-cell>
          <table:table-cell table:formula="of:=[.B10]*0.85" office:value-type="float" office:value="400.465700123658" calcext:value-type="float">
            <text:p>400.465700123658</text:p>
          </table:table-cell>
          <table:table-cell table:style-name="ce2" office:value-type="float" office:value="0.840640564686605" calcext:value-type="float">
            <text:p>0.840640564686605</text:p>
          </table:table-cell>
          <table:table-cell table:number-columns-repeated="61"/>
        </table:table-row>
        <table:table-row table:style-name="ro3">
          <table:table-cell table:style-name="ce26" office:value-type="date" office:date-value="2014-01-11" calcext:value-type="date">
            <text:p>1/11/2014</text:p>
          </table:table-cell>
          <table:table-cell table:formula="of:=[.B11]*0.85" office:value-type="float" office:value="340.395845105109" calcext:value-type="float">
            <text:p>340.395845105109</text:p>
          </table:table-cell>
          <table:table-cell table:style-name="ce2" office:value-type="float" office:value="0.812092433806523" calcext:value-type="float">
            <text:p>0.812092433806523</text:p>
          </table:table-cell>
          <table:table-cell table:number-columns-repeated="61"/>
        </table:table-row>
        <table:table-row table:style-name="ro3">
          <table:table-cell table:style-name="ce26" office:value-type="date" office:date-value="2014-01-12" calcext:value-type="date">
            <text:p>1/12/2014</text:p>
          </table:table-cell>
          <table:table-cell table:formula="of:=[.B12]*0.85" office:value-type="float" office:value="289.336468339343" calcext:value-type="float">
            <text:p>289.336468339343</text:p>
          </table:table-cell>
          <table:table-cell table:style-name="ce2" office:value-type="float" office:value="0.839742690540958" calcext:value-type="float">
            <text:p>0.839742690540958</text:p>
          </table:table-cell>
          <table:table-cell table:number-columns-repeated="61"/>
        </table:table-row>
        <table:table-row table:style-name="ro3">
          <table:table-cell table:style-name="ce26" office:value-type="date" office:date-value="2015-01-01" calcext:value-type="date">
            <text:p>1/1/2015</text:p>
          </table:table-cell>
          <table:table-cell table:formula="of:=[.B13]*0.85" office:value-type="float" office:value="245.935998088441" calcext:value-type="float">
            <text:p>245.935998088441</text:p>
          </table:table-cell>
          <table:table-cell table:style-name="ce2" office:value-type="float" office:value="0.866599489652284" calcext:value-type="float">
            <text:p>0.866599489652284</text:p>
          </table:table-cell>
          <table:table-cell table:number-columns-repeated="61"/>
        </table:table-row>
        <table:table-row table:style-name="ro3">
          <table:table-cell table:style-name="ce26" office:value-type="date" office:date-value="2015-01-02" calcext:value-type="date">
            <text:p>1/2/2015</text:p>
          </table:table-cell>
          <table:table-cell table:formula="of:=[.B14]*0.85" office:value-type="float" office:value="209.045598375175" calcext:value-type="float">
            <text:p>209.045598375175</text:p>
          </table:table-cell>
          <table:table-cell table:style-name="ce2" office:value-type="float" office:value="0.872837710420522" calcext:value-type="float">
            <text:p>0.872837710420522</text:p>
          </table:table-cell>
          <table:table-cell table:number-columns-repeated="61"/>
        </table:table-row>
        <table:table-row table:style-name="ro3">
          <table:table-cell table:style-name="ce26" office:value-type="date" office:date-value="2015-01-03" calcext:value-type="date">
            <text:p>1/3/2015</text:p>
          </table:table-cell>
          <table:table-cell table:formula="of:=[.B15]*0.85" office:value-type="float" office:value="177.688758618899" calcext:value-type="float">
            <text:p>177.688758618899</text:p>
          </table:table-cell>
          <table:table-cell table:style-name="ce2" office:value-type="float" office:value="0.838474624923652" calcext:value-type="float">
            <text:p>0.838474624923652</text:p>
          </table:table-cell>
          <table:table-cell table:number-columns-repeated="61"/>
        </table:table-row>
        <table:table-row table:style-name="ro3">
          <table:table-cell table:style-name="ce26" office:value-type="date" office:date-value="2015-01-04" calcext:value-type="date">
            <text:p>1/4/2015</text:p>
          </table:table-cell>
          <table:table-cell table:formula="of:=[.B16]*0.85" office:value-type="float" office:value="151.035444826064" calcext:value-type="float">
            <text:p>151.035444826064</text:p>
          </table:table-cell>
          <table:table-cell table:style-name="ce2" office:value-type="float" office:value="0.897122425227442" calcext:value-type="float">
            <text:p>0.897122425227442</text:p>
          </table:table-cell>
          <table:table-cell table:number-columns-repeated="61"/>
        </table:table-row>
        <table:table-row table:style-name="ro3">
          <table:table-cell table:style-name="ce26" office:value-type="date" office:date-value="2015-01-05" calcext:value-type="date">
            <text:p>1/5/2015</text:p>
          </table:table-cell>
          <table:table-cell table:formula="of:=[.B17]*0.85" office:value-type="float" office:value="128.380128102155" calcext:value-type="float">
            <text:p>128.380128102155</text:p>
          </table:table-cell>
          <table:table-cell table:style-name="ce2" office:value-type="float" office:value="0.850413263494531" calcext:value-type="float">
            <text:p>0.850413263494531</text:p>
          </table:table-cell>
          <table:table-cell table:number-columns-repeated="61"/>
        </table:table-row>
        <table:table-row table:style-name="ro3">
          <table:table-cell table:style-name="ce26" office:value-type="date" office:date-value="2015-01-06" calcext:value-type="date">
            <text:p>1/6/2015</text:p>
          </table:table-cell>
          <table:table-cell table:formula="of:=[.B18]*0.85" office:value-type="float" office:value="109.123108886831" calcext:value-type="float">
            <text:p>109.123108886831</text:p>
          </table:table-cell>
          <table:table-cell table:style-name="ce2" office:value-type="float" office:value="0.830625286816667" calcext:value-type="float">
            <text:p>0.830625286816667</text:p>
          </table:table-cell>
          <table:table-cell table:number-columns-repeated="61"/>
        </table:table-row>
        <table:table-row table:style-name="ro3">
          <table:table-cell table:style-name="ce26" office:value-type="date" office:date-value="2015-01-07" calcext:value-type="date">
            <text:p>1/7/2015</text:p>
          </table:table-cell>
          <table:table-cell table:formula="of:=[.B19]*0.85" office:value-type="float" office:value="92.7546425538066" calcext:value-type="float">
            <text:p>92.7546425538066</text:p>
          </table:table-cell>
          <table:table-cell table:style-name="ce2" office:value-type="float" office:value="0.874605703719874" calcext:value-type="float">
            <text:p>0.874605703719874</text:p>
          </table:table-cell>
          <table:table-cell table:number-columns-repeated="61"/>
        </table:table-row>
        <table:table-row table:style-name="ro3">
          <table:table-cell table:style-name="ce26" office:value-type="date" office:date-value="2015-01-08" calcext:value-type="date">
            <text:p>1/8/2015</text:p>
          </table:table-cell>
          <table:table-cell table:formula="of:=[.B20]*0.85" office:value-type="float" office:value="78.8414461707356" calcext:value-type="float">
            <text:p>78.8414461707356</text:p>
          </table:table-cell>
          <table:table-cell table:style-name="ce2" office:value-type="float" office:value="0.81887400841537" calcext:value-type="float">
            <text:p>0.81887400841537</text:p>
          </table:table-cell>
          <table:table-cell table:number-columns-repeated="61"/>
        </table:table-row>
        <table:table-row table:style-name="ro3">
          <table:table-cell table:style-name="ce26" office:value-type="date" office:date-value="2015-01-09" calcext:value-type="date">
            <text:p>1/9/2015</text:p>
          </table:table-cell>
          <table:table-cell table:formula="of:=[.B21]*0.85" office:value-type="float" office:value="67.0152292451253" calcext:value-type="float">
            <text:p>67.0152292451253</text:p>
          </table:table-cell>
          <table:table-cell table:style-name="ce2" office:value-type="float" office:value="0.84780760221355" calcext:value-type="float">
            <text:p>0.84780760221355</text:p>
          </table:table-cell>
          <table:table-cell table:number-columns-repeated="61"/>
        </table:table-row>
        <table:table-row table:style-name="ro2" table:number-rows-repeated="104855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2" table:style-name="ta11">
        <table:table-column table:style-name="co9" table:number-columns-repeated="64" table:default-cell-style-name="Default"/>
        <table:table-row table:style-name="ro3">
          <table:table-cell table:style-name="ce2" office:value-type="string" calcext:value-type="string">
            <text:p>Meses</text:p>
          </table:table-cell>
          <table:table-cell table:style-name="ce2" office:value-type="string" calcext:value-type="string">
            <text:p>Novos Clientes</text:p>
          </table:table-cell>
          <table:table-cell table:style-name="ce2" office:value-type="string" calcext:value-type="string">
            <text:p>Clientes Ativos</text:p>
          </table:table-cell>
          <table:table-cell table:style-name="ce2" office:value-type="string" calcext:value-type="string">
            <text:p>Churn(%)</text:p>
          </table:table-cell>
          <table:table-cell table:number-columns-repeated="60"/>
        </table:table-row>
        <table:table-row table:style-name="ro3">
          <table:table-cell table:style-name="ce26" office:value-type="date" office:date-value="2014-01-01" calcext:value-type="date">
            <text:p>1/1/2014</text:p>
          </table:table-cell>
          <table:table-cell table:style-name="ce31" table:formula="of:=ROUND(2500+(RAND()*1000))" office:value-type="float" office:value="2521" calcext:value-type="float">
            <text:p>2,521</text:p>
          </table:table-cell>
          <table:table-cell table:style-name="ce27" office:value-type="float" office:value="14765" calcext:value-type="float">
            <text:p>14,765</text:p>
          </table:table-cell>
          <table:table-cell table:formula="of:=0.9+(RAND()*0.05)" office:value-type="float" office:value="0.905188646796" calcext:value-type="float">
            <text:p>0.905188646796</text:p>
          </table:table-cell>
          <table:table-cell table:formula="of:=ROUND([.C2]*(1-[.D2]))" office:value-type="float" office:value="1400" calcext:value-type="float">
            <text:p>1400</text:p>
          </table:table-cell>
          <table:table-cell table:number-columns-repeated="59"/>
        </table:table-row>
        <table:table-row table:style-name="ro3">
          <table:table-cell table:style-name="ce26" office:value-type="date" office:date-value="2014-01-02" calcext:value-type="date">
            <text:p>1/2/2014</text:p>
          </table:table-cell>
          <table:table-cell table:style-name="ce31" table:formula="of:=ROUND(2500+(RAND()*1000))" office:value-type="float" office:value="3163" calcext:value-type="float">
            <text:p>3,163</text:p>
          </table:table-cell>
          <table:table-cell table:style-name="ce31" table:formula="of:=[.C2]+[.B3]-[.E2]" office:value-type="float" office:value="16528" calcext:value-type="float">
            <text:p>16,528</text:p>
          </table:table-cell>
          <table:table-cell table:formula="of:=0.9+(RAND()*0.05)" office:value-type="float" office:value="0.939152318021306" calcext:value-type="float">
            <text:p>0.939152318021306</text:p>
          </table:table-cell>
          <table:table-cell table:formula="of:=ROUND([.C3]*(1-[.D3]))" office:value-type="float" office:value="1006" calcext:value-type="float">
            <text:p>1006</text:p>
          </table:table-cell>
          <table:table-cell table:number-columns-repeated="59"/>
        </table:table-row>
        <table:table-row table:style-name="ro3">
          <table:table-cell table:style-name="ce26" office:value-type="date" office:date-value="2014-01-03" calcext:value-type="date">
            <text:p>1/3/2014</text:p>
          </table:table-cell>
          <table:table-cell table:style-name="ce31" table:formula="of:=ROUND(2500+(RAND()*1000))" office:value-type="float" office:value="3398" calcext:value-type="float">
            <text:p>3,398</text:p>
          </table:table-cell>
          <table:table-cell table:style-name="ce31" table:formula="of:=[.C3]+[.B4]-[.E3]" office:value-type="float" office:value="18920" calcext:value-type="float">
            <text:p>18,920</text:p>
          </table:table-cell>
          <table:table-cell table:formula="of:=0.9+(RAND()*0.05)" office:value-type="float" office:value="0.904829546307084" calcext:value-type="float">
            <text:p>0.904829546307084</text:p>
          </table:table-cell>
          <table:table-cell table:formula="of:=ROUND([.C4]*(1-[.D4]))" office:value-type="float" office:value="1801" calcext:value-type="float">
            <text:p>1801</text:p>
          </table:table-cell>
          <table:table-cell table:number-columns-repeated="59"/>
        </table:table-row>
        <table:table-row table:style-name="ro3">
          <table:table-cell table:style-name="ce26" office:value-type="date" office:date-value="2014-01-04" calcext:value-type="date">
            <text:p>1/4/2014</text:p>
          </table:table-cell>
          <table:table-cell table:style-name="ce31" table:formula="of:=ROUND(2500+(RAND()*1000))" office:value-type="float" office:value="3422" calcext:value-type="float">
            <text:p>3,422</text:p>
          </table:table-cell>
          <table:table-cell table:style-name="ce31" table:formula="of:=[.C4]+[.B5]-[.E4]" office:value-type="float" office:value="20541" calcext:value-type="float">
            <text:p>20,541</text:p>
          </table:table-cell>
          <table:table-cell table:formula="of:=0.9+(RAND()*0.05)" office:value-type="float" office:value="0.911936963988116" calcext:value-type="float">
            <text:p>0.911936963988116</text:p>
          </table:table-cell>
          <table:table-cell table:formula="of:=ROUND([.C5]*(1-[.D5]))" office:value-type="float" office:value="1809" calcext:value-type="float">
            <text:p>1809</text:p>
          </table:table-cell>
          <table:table-cell table:number-columns-repeated="59"/>
        </table:table-row>
        <table:table-row table:style-name="ro3">
          <table:table-cell table:style-name="ce26" office:value-type="date" office:date-value="2014-01-05" calcext:value-type="date">
            <text:p>1/5/2014</text:p>
          </table:table-cell>
          <table:table-cell table:style-name="ce31" table:formula="of:=ROUND(2500+(RAND()*1000))" office:value-type="float" office:value="2535" calcext:value-type="float">
            <text:p>2,535</text:p>
          </table:table-cell>
          <table:table-cell table:style-name="ce31" table:formula="of:=[.C5]+[.B6]-[.E5]" office:value-type="float" office:value="21267" calcext:value-type="float">
            <text:p>21,267</text:p>
          </table:table-cell>
          <table:table-cell table:formula="of:=0.9+(RAND()*0.05)" office:value-type="float" office:value="0.905998860607198" calcext:value-type="float">
            <text:p>0.905998860607198</text:p>
          </table:table-cell>
          <table:table-cell table:formula="of:=ROUND([.C6]*(1-[.D6]))" office:value-type="float" office:value="1999" calcext:value-type="float">
            <text:p>1999</text:p>
          </table:table-cell>
          <table:table-cell table:number-columns-repeated="59"/>
        </table:table-row>
        <table:table-row table:style-name="ro3">
          <table:table-cell table:style-name="ce26" office:value-type="date" office:date-value="2014-01-06" calcext:value-type="date">
            <text:p>1/6/2014</text:p>
          </table:table-cell>
          <table:table-cell table:style-name="ce31" table:formula="of:=ROUND(2500+(RAND()*1000))" office:value-type="float" office:value="2672" calcext:value-type="float">
            <text:p>2,672</text:p>
          </table:table-cell>
          <table:table-cell table:style-name="ce31" table:formula="of:=[.C6]+[.B7]-[.E6]" office:value-type="float" office:value="21940" calcext:value-type="float">
            <text:p>21,940</text:p>
          </table:table-cell>
          <table:table-cell table:formula="of:=0.9+(RAND()*0.05)" office:value-type="float" office:value="0.935172411192144" calcext:value-type="float">
            <text:p>0.935172411192144</text:p>
          </table:table-cell>
          <table:table-cell table:formula="of:=ROUND([.C7]*(1-[.D7]))" office:value-type="float" office:value="1422" calcext:value-type="float">
            <text:p>1422</text:p>
          </table:table-cell>
          <table:table-cell table:number-columns-repeated="59"/>
        </table:table-row>
        <table:table-row table:style-name="ro3">
          <table:table-cell table:style-name="ce26" office:value-type="date" office:date-value="2014-01-07" calcext:value-type="date">
            <text:p>1/7/2014</text:p>
          </table:table-cell>
          <table:table-cell table:style-name="ce31" table:formula="of:=ROUND(2500+(RAND()*1000))" office:value-type="float" office:value="2920" calcext:value-type="float">
            <text:p>2,920</text:p>
          </table:table-cell>
          <table:table-cell table:style-name="ce31" table:formula="of:=[.C7]+[.B8]-[.E7]" office:value-type="float" office:value="23438" calcext:value-type="float">
            <text:p>23,438</text:p>
          </table:table-cell>
          <table:table-cell table:formula="of:=0.9+(RAND()*0.05)" office:value-type="float" office:value="0.914641794404772" calcext:value-type="float">
            <text:p>0.914641794404772</text:p>
          </table:table-cell>
          <table:table-cell table:formula="of:=ROUND([.C8]*(1-[.D8]))" office:value-type="float" office:value="2001" calcext:value-type="float">
            <text:p>2001</text:p>
          </table:table-cell>
          <table:table-cell table:number-columns-repeated="59"/>
        </table:table-row>
        <table:table-row table:style-name="ro3">
          <table:table-cell table:style-name="ce26" office:value-type="date" office:date-value="2014-01-08" calcext:value-type="date">
            <text:p>1/8/2014</text:p>
          </table:table-cell>
          <table:table-cell table:style-name="ce31" table:formula="of:=ROUND(2500+(RAND()*1000))" office:value-type="float" office:value="2920" calcext:value-type="float">
            <text:p>2,920</text:p>
          </table:table-cell>
          <table:table-cell table:style-name="ce31" table:formula="of:=[.C8]+[.B9]-[.E8]" office:value-type="float" office:value="24357" calcext:value-type="float">
            <text:p>24,357</text:p>
          </table:table-cell>
          <table:table-cell table:formula="of:=0.9+(RAND()*0.05)" office:value-type="float" office:value="0.934522154192094" calcext:value-type="float">
            <text:p>0.934522154192094</text:p>
          </table:table-cell>
          <table:table-cell table:formula="of:=ROUND([.C9]*(1-[.D9]))" office:value-type="float" office:value="1595" calcext:value-type="float">
            <text:p>1595</text:p>
          </table:table-cell>
          <table:table-cell table:number-columns-repeated="59"/>
        </table:table-row>
        <table:table-row table:style-name="ro3">
          <table:table-cell table:style-name="ce26" office:value-type="date" office:date-value="2014-01-09" calcext:value-type="date">
            <text:p>1/9/2014</text:p>
          </table:table-cell>
          <table:table-cell table:style-name="ce31" table:formula="of:=ROUND(2500+(RAND()*1000))" office:value-type="float" office:value="3276" calcext:value-type="float">
            <text:p>3,276</text:p>
          </table:table-cell>
          <table:table-cell table:style-name="ce31" table:formula="of:=[.C9]+[.B10]-[.E9]" office:value-type="float" office:value="26038" calcext:value-type="float">
            <text:p>26,038</text:p>
          </table:table-cell>
          <table:table-cell table:formula="of:=0.9+(RAND()*0.05)" office:value-type="float" office:value="0.940536732712929" calcext:value-type="float">
            <text:p>0.940536732712929</text:p>
          </table:table-cell>
          <table:table-cell table:formula="of:=ROUND([.C10]*(1-[.D10]))" office:value-type="float" office:value="1548" calcext:value-type="float">
            <text:p>1548</text:p>
          </table:table-cell>
          <table:table-cell table:number-columns-repeated="59"/>
        </table:table-row>
        <table:table-row table:style-name="ro3">
          <table:table-cell table:style-name="ce26" office:value-type="date" office:date-value="2014-01-10" calcext:value-type="date">
            <text:p>1/10/2014</text:p>
          </table:table-cell>
          <table:table-cell table:style-name="ce31" table:formula="of:=ROUND(2500+(RAND()*1000))" office:value-type="float" office:value="2711" calcext:value-type="float">
            <text:p>2,711</text:p>
          </table:table-cell>
          <table:table-cell table:style-name="ce31" table:formula="of:=[.C10]+[.B11]-[.E10]" office:value-type="float" office:value="27201" calcext:value-type="float">
            <text:p>27,201</text:p>
          </table:table-cell>
          <table:table-cell table:formula="of:=0.9+(RAND()*0.05)" office:value-type="float" office:value="0.913892387010771" calcext:value-type="float">
            <text:p>0.913892387010771</text:p>
          </table:table-cell>
          <table:table-cell table:formula="of:=ROUND([.C11]*(1-[.D11]))" office:value-type="float" office:value="2342" calcext:value-type="float">
            <text:p>2342</text:p>
          </table:table-cell>
          <table:table-cell table:number-columns-repeated="59"/>
        </table:table-row>
        <table:table-row table:style-name="ro3">
          <table:table-cell table:style-name="ce26" office:value-type="date" office:date-value="2014-01-11" calcext:value-type="date">
            <text:p>1/11/2014</text:p>
          </table:table-cell>
          <table:table-cell table:style-name="ce31" table:formula="of:=ROUND(2500+(RAND()*1000))" office:value-type="float" office:value="2949" calcext:value-type="float">
            <text:p>2,949</text:p>
          </table:table-cell>
          <table:table-cell table:style-name="ce31" table:formula="of:=[.C11]+[.B12]-[.E11]" office:value-type="float" office:value="27808" calcext:value-type="float">
            <text:p>27,808</text:p>
          </table:table-cell>
          <table:table-cell table:formula="of:=0.9+(RAND()*0.05)" office:value-type="float" office:value="0.926124282863668" calcext:value-type="float">
            <text:p>0.926124282863668</text:p>
          </table:table-cell>
          <table:table-cell table:formula="of:=ROUND([.C12]*(1-[.D12]))" office:value-type="float" office:value="2054" calcext:value-type="float">
            <text:p>2054</text:p>
          </table:table-cell>
          <table:table-cell table:number-columns-repeated="59"/>
        </table:table-row>
        <table:table-row table:style-name="ro3">
          <table:table-cell table:style-name="ce26" office:value-type="date" office:date-value="2014-01-12" calcext:value-type="date">
            <text:p>1/12/2014</text:p>
          </table:table-cell>
          <table:table-cell table:style-name="ce31" table:formula="of:=ROUND(2500+(RAND()*1000))" office:value-type="float" office:value="2824" calcext:value-type="float">
            <text:p>2,824</text:p>
          </table:table-cell>
          <table:table-cell table:style-name="ce31" table:formula="of:=[.C12]+[.B13]-[.E12]" office:value-type="float" office:value="28578" calcext:value-type="float">
            <text:p>28,578</text:p>
          </table:table-cell>
          <table:table-cell table:formula="of:=0.9+(RAND()*0.05)" office:value-type="float" office:value="0.911558276645073" calcext:value-type="float">
            <text:p>0.911558276645073</text:p>
          </table:table-cell>
          <table:table-cell table:formula="of:=ROUND([.C13]*(1-[.D13]))" office:value-type="float" office:value="2527" calcext:value-type="float">
            <text:p>2527</text:p>
          </table:table-cell>
          <table:table-cell table:number-columns-repeated="59"/>
        </table:table-row>
        <table:table-row table:style-name="ro3">
          <table:table-cell table:style-name="ce26" office:value-type="date" office:date-value="2015-01-01" calcext:value-type="date">
            <text:p>1/1/2015</text:p>
          </table:table-cell>
          <table:table-cell table:style-name="ce31" table:formula="of:=ROUND(2500+(RAND()*1000))" office:value-type="float" office:value="3177" calcext:value-type="float">
            <text:p>3,177</text:p>
          </table:table-cell>
          <table:table-cell table:style-name="ce31" table:formula="of:=[.C13]+[.B14]-[.E13]" office:value-type="float" office:value="29228" calcext:value-type="float">
            <text:p>29,228</text:p>
          </table:table-cell>
          <table:table-cell table:formula="of:=0.9+(RAND()*0.05)" office:value-type="float" office:value="0.916761772915943" calcext:value-type="float">
            <text:p>0.916761772915943</text:p>
          </table:table-cell>
          <table:table-cell table:formula="of:=ROUND([.C14]*(1-[.D14]))" office:value-type="float" office:value="2433" calcext:value-type="float">
            <text:p>2433</text:p>
          </table:table-cell>
          <table:table-cell table:number-columns-repeated="59"/>
        </table:table-row>
        <table:table-row table:style-name="ro3">
          <table:table-cell table:style-name="ce26" office:value-type="date" office:date-value="2015-01-02" calcext:value-type="date">
            <text:p>1/2/2015</text:p>
          </table:table-cell>
          <table:table-cell table:style-name="ce31" table:formula="of:=ROUND(2500+(RAND()*1000))" office:value-type="float" office:value="3425" calcext:value-type="float">
            <text:p>3,425</text:p>
          </table:table-cell>
          <table:table-cell table:style-name="ce31" table:formula="of:=[.C14]+[.B15]-[.E14]" office:value-type="float" office:value="30220" calcext:value-type="float">
            <text:p>30,220</text:p>
          </table:table-cell>
          <table:table-cell table:formula="of:=0.9+(RAND()*0.05)" office:value-type="float" office:value="0.920348654731056" calcext:value-type="float">
            <text:p>0.920348654731056</text:p>
          </table:table-cell>
          <table:table-cell table:formula="of:=ROUND([.C15]*(1-[.D15]))" office:value-type="float" office:value="2407" calcext:value-type="float">
            <text:p>2407</text:p>
          </table:table-cell>
          <table:table-cell table:number-columns-repeated="59"/>
        </table:table-row>
        <table:table-row table:style-name="ro3">
          <table:table-cell table:style-name="ce26" office:value-type="date" office:date-value="2015-01-03" calcext:value-type="date">
            <text:p>1/3/2015</text:p>
          </table:table-cell>
          <table:table-cell table:style-name="ce31" table:formula="of:=ROUND(2500+(RAND()*1000))" office:value-type="float" office:value="3470" calcext:value-type="float">
            <text:p>3,470</text:p>
          </table:table-cell>
          <table:table-cell table:style-name="ce31" table:formula="of:=[.C15]+[.B16]-[.E15]" office:value-type="float" office:value="31283" calcext:value-type="float">
            <text:p>31,283</text:p>
          </table:table-cell>
          <table:table-cell table:formula="of:=0.9+(RAND()*0.05)" office:value-type="float" office:value="0.946913970524563" calcext:value-type="float">
            <text:p>0.946913970524563</text:p>
          </table:table-cell>
          <table:table-cell table:formula="of:=ROUND([.C16]*(1-[.D16]))" office:value-type="float" office:value="1661" calcext:value-type="float">
            <text:p>1661</text:p>
          </table:table-cell>
          <table:table-cell table:number-columns-repeated="59"/>
        </table:table-row>
        <table:table-row table:style-name="ro3">
          <table:table-cell table:style-name="ce26" office:value-type="date" office:date-value="2015-01-04" calcext:value-type="date">
            <text:p>1/4/2015</text:p>
          </table:table-cell>
          <table:table-cell table:style-name="ce31" table:formula="of:=ROUND(2500+(RAND()*1000))" office:value-type="float" office:value="2574" calcext:value-type="float">
            <text:p>2,574</text:p>
          </table:table-cell>
          <table:table-cell table:style-name="ce31" table:formula="of:=[.C16]+[.B17]-[.E16]" office:value-type="float" office:value="32196" calcext:value-type="float">
            <text:p>32,196</text:p>
          </table:table-cell>
          <table:table-cell table:formula="of:=0.9+(RAND()*0.05)" office:value-type="float" office:value="0.916863901354366" calcext:value-type="float">
            <text:p>0.916863901354366</text:p>
          </table:table-cell>
          <table:table-cell table:formula="of:=ROUND([.C17]*(1-[.D17]))" office:value-type="float" office:value="2677" calcext:value-type="float">
            <text:p>2677</text:p>
          </table:table-cell>
          <table:table-cell table:number-columns-repeated="59"/>
        </table:table-row>
        <table:table-row table:style-name="ro3">
          <table:table-cell table:style-name="ce26" office:value-type="date" office:date-value="2015-01-05" calcext:value-type="date">
            <text:p>1/5/2015</text:p>
          </table:table-cell>
          <table:table-cell table:style-name="ce31" table:formula="of:=ROUND(2500+(RAND()*1000))" office:value-type="float" office:value="2647" calcext:value-type="float">
            <text:p>2,647</text:p>
          </table:table-cell>
          <table:table-cell table:style-name="ce31" table:formula="of:=[.C17]+[.B18]-[.E17]" office:value-type="float" office:value="32166" calcext:value-type="float">
            <text:p>32,166</text:p>
          </table:table-cell>
          <table:table-cell table:formula="of:=0.9+(RAND()*0.05)" office:value-type="float" office:value="0.916398172237358" calcext:value-type="float">
            <text:p>0.916398172237358</text:p>
          </table:table-cell>
          <table:table-cell table:formula="of:=ROUND([.C18]*(1-[.D18]))" office:value-type="float" office:value="2689" calcext:value-type="float">
            <text:p>2689</text:p>
          </table:table-cell>
          <table:table-cell table:number-columns-repeated="59"/>
        </table:table-row>
        <table:table-row table:style-name="ro3">
          <table:table-cell table:style-name="ce26" office:value-type="date" office:date-value="2015-01-06" calcext:value-type="date">
            <text:p>1/6/2015</text:p>
          </table:table-cell>
          <table:table-cell table:style-name="ce31" table:formula="of:=ROUND(2500+(RAND()*1000))" office:value-type="float" office:value="2812" calcext:value-type="float">
            <text:p>2,812</text:p>
          </table:table-cell>
          <table:table-cell table:style-name="ce31" table:formula="of:=[.C18]+[.B19]-[.E18]" office:value-type="float" office:value="32289" calcext:value-type="float">
            <text:p>32,289</text:p>
          </table:table-cell>
          <table:table-cell table:formula="of:=0.9+(RAND()*0.05)" office:value-type="float" office:value="0.941889671076966" calcext:value-type="float">
            <text:p>0.941889671076966</text:p>
          </table:table-cell>
          <table:table-cell table:formula="of:=ROUND([.C19]*(1-[.D19]))" office:value-type="float" office:value="1876" calcext:value-type="float">
            <text:p>1876</text:p>
          </table:table-cell>
          <table:table-cell table:number-columns-repeated="59"/>
        </table:table-row>
        <table:table-row table:style-name="ro3">
          <table:table-cell table:style-name="ce26" office:value-type="date" office:date-value="2015-01-07" calcext:value-type="date">
            <text:p>1/7/2015</text:p>
          </table:table-cell>
          <table:table-cell table:style-name="ce31" table:formula="of:=ROUND(2500+(RAND()*1000))" office:value-type="float" office:value="2643" calcext:value-type="float">
            <text:p>2,643</text:p>
          </table:table-cell>
          <table:table-cell table:style-name="ce31" table:formula="of:=[.C19]+[.B20]-[.E19]" office:value-type="float" office:value="33056" calcext:value-type="float">
            <text:p>33,056</text:p>
          </table:table-cell>
          <table:table-cell table:formula="of:=0.9+(RAND()*0.05)" office:value-type="float" office:value="0.931879749914029" calcext:value-type="float">
            <text:p>0.931879749914029</text:p>
          </table:table-cell>
          <table:table-cell table:formula="of:=ROUND([.C20]*(1-[.D20]))" office:value-type="float" office:value="2252" calcext:value-type="float">
            <text:p>2252</text:p>
          </table:table-cell>
          <table:table-cell table:number-columns-repeated="59"/>
        </table:table-row>
        <table:table-row table:style-name="ro3">
          <table:table-cell table:style-name="ce26" office:value-type="date" office:date-value="2015-01-08" calcext:value-type="date">
            <text:p>1/8/2015</text:p>
          </table:table-cell>
          <table:table-cell table:style-name="ce31" table:formula="of:=ROUND(2500+(RAND()*1000))" office:value-type="float" office:value="2736" calcext:value-type="float">
            <text:p>2,736</text:p>
          </table:table-cell>
          <table:table-cell table:style-name="ce31" table:formula="of:=[.C20]+[.B21]-[.E20]" office:value-type="float" office:value="33540" calcext:value-type="float">
            <text:p>33,540</text:p>
          </table:table-cell>
          <table:table-cell table:formula="of:=0.9+(RAND()*0.05)" office:value-type="float" office:value="0.910465984322843" calcext:value-type="float">
            <text:p>0.910465984322843</text:p>
          </table:table-cell>
          <table:table-cell table:formula="of:=ROUND([.C21]*(1-[.D21]))" office:value-type="float" office:value="3003" calcext:value-type="float">
            <text:p>3003</text:p>
          </table:table-cell>
          <table:table-cell table:number-columns-repeated="59"/>
        </table:table-row>
        <table:table-row table:style-name="ro3">
          <table:table-cell table:style-name="ce26" office:value-type="date" office:date-value="2015-01-09" calcext:value-type="date">
            <text:p>1/9/2015</text:p>
          </table:table-cell>
          <table:table-cell table:style-name="ce31" table:formula="of:=ROUND(2500+(RAND()*1000))" office:value-type="float" office:value="2501" calcext:value-type="float">
            <text:p>2,501</text:p>
          </table:table-cell>
          <table:table-cell table:style-name="ce31" table:formula="of:=[.C21]+[.B22]-[.E21]" office:value-type="float" office:value="33038" calcext:value-type="float">
            <text:p>33,038</text:p>
          </table:table-cell>
          <table:table-cell table:formula="of:=0.9+(RAND()*0.05)" office:value-type="float" office:value="0.921425411246088" calcext:value-type="float">
            <text:p>0.921425411246088</text:p>
          </table:table-cell>
          <table:table-cell table:formula="of:=ROUND([.C22]*(1-[.D22]))" office:value-type="float" office:value="2596" calcext:value-type="float">
            <text:p>2596</text:p>
          </table:table-cell>
          <table:table-cell table:number-columns-repeated="59"/>
        </table:table-row>
        <table:table-row table:style-name="ro2" table:number-rows-repeated="104855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" loext:min-decimal-places="1" number:min-integer-digits="1"/>
    </number:number-style>
    <number:date-style style:name="N127">
      <number:day/>
      <number:text>-</number:text>
      <number:month number:textual="true"/>
      <number:text>-</number:text>
      <number:year number:style="long"/>
    </number:date-style>
    <number:percentage-style style:name="N128">
      <number:number number:decimal-places="1" loext:min-decimal-places="1" number:min-integer-digits="1"/>
      <number:text>%</number:text>
    </number:percentage-style>
    <number:percentage-style style:name="N129">
      <number:number number:decimal-places="14" loext:min-decimal-places="14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esvio_20_Padrão" style:display-name="PageStyle_Desvio Padrã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édia" style:display-name="PageStyle_Méd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scimento" style:display-name="PageStyle_Crescimen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tregas_20_Motoboy" style:display-name="PageStyle_Entregas Motobo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entrais" style:display-name="PageStyle_Centra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_5f_Solver_5f__5f_" style:display-name="PageStyle___Solver_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hort" style:display-name="PageStyle_Coh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1" style:display-name="PageStyle_D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urn" style:display-name="PageStyle_Chur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2" style:display-name="PageStyle_D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édias" style:display-name="PageStyle_Médi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5-25T16:11:38.185538903</dc:date>
    <meta:editing-duration>PT1H10M5S</meta:editing-duration>
    <meta:editing-cycles>1</meta:editing-cycles>
    <meta:document-statistic meta:table-count="11" meta:cell-count="1495" meta:object-count="0"/>
    <meta:generator>LibreOffice/6.3.6.2$Linux_X86_64 LibreOffice_project/30$Build-2</meta:generator>
  </office:meta>
</office:document-meta>
</file>